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92in"/>
    </style:style>
    <style:style style:name="co3" style:family="table-column">
      <style:table-column-properties fo:break-before="auto" style:column-width="1.75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ot_Proof_AM&gt;=GM" table:style-name="ta1" table:print="false">
        <table:table-column table:style-name="co1" table:default-cell-style-name="Default"/>
        <table:table-row table:style-name="ro1">
          <table:table-cell>
            <draw:frame table:end-cell-address="'Plot_Proof_AM&gt;=GM'.K31" table:end-x="0.328in" table:end-y="0.074in" draw:z-index="0" draw:style-name="gr1" draw:text-style-name="P1" svg:width="9.0965in" svg:height="5.3437in" svg:x="0.1217in" svg:y="0.0642in">
              <draw:object draw:notify-on-update-of-ranges="AMGMFunctionOverMultipleN.D8:AMGMFunctionOverMultipleN.D8 AMGMFunctionOverMultipleN.D10:AMGMFunctionOverMultipleN.D110 AMGMFunctionOverMultipleN.C10:AMGMFunctionOverMultipleN.C110 AMGMFunctionOverMultipleN.E8:AMGMFunctionOverMultipleN.E8 AMGMFunctionOverMultipleN.E10:AMGMFunctionOverMultipleN.E110 AMGMFunctionOverMultipleN.C10:AMGMFunctionOverMultipleN.C110 AMGMFunctionOverMultipleN.F8:AMGMFunctionOverMultipleN.F8 AMGMFunctionOverMultipleN.F10:AMGMFunctionOverMultipleN.F110 AMGMFunctionOverMultipleN.C10:AMGMFunctionOverMultipleN.C110 AMGMFunctionOverMultipleN.G8:AMGMFunctionOverMultipleN.G8 AMGMFunctionOverMultipleN.G10:AMGMFunctionOverMultipleN.G110 AMGMFunctionOverMultipleN.C10:AMGMFunctionOverMultipleN.C110 AMGMFunctionOverMultipleN.H8:AMGMFunctionOverMultipleN.H8 AMGMFunctionOverMultipleN.H10:AMGMFunctionOverMultipleN.H110 AMGMFunctionOverMultipleN.C10:AMGMFunctionOverMultipleN.C11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AMGMFunctionOverMultipleN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2" table:number-columns-repeated="5" table:default-cell-style-name="ce3"/>
        <table:table-column table:style-name="co1" table:number-columns-repeated="1016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1" office:value-type="string">
            <text:p>Arithmetic Mean &gt;= Gemometric Mean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1" office:value-type="string">
            <text:p>f(x)&gt;=0</text:p>
          </table:table-cell>
          <table:table-cell table:style-name="Default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x</text:p>
          </table:table-cell>
          <table:table-cell table:style-name="Default" office:value-type="string">
            <text:p>f(x)=1+(n-1)*x^n-n*x^(n-1)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office:value-type="string">
            <text:p>N=2</text:p>
          </table:table-cell>
          <table:table-cell table:style-name="ce1" office:value-type="string">
            <text:p>N=3</text:p>
          </table:table-cell>
          <table:table-cell table:style-name="ce1" office:value-type="string">
            <text:p>N=5</text:p>
          </table:table-cell>
          <table:table-cell table:style-name="ce1" office:value-type="string">
            <text:p>N=10</text:p>
          </table:table-cell>
          <table:table-cell table:style-name="ce1" office:value-type="string">
            <text:p>N=100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0">
            <text:p>100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.00</text:p>
          </table:table-cell>
          <table:table-cell table:formula="of:=1+([.D$9]-1)*[.$C10]^[.D$9]-[.D$9]*[.$C10]^([.D$9]-1)" office:value-type="float" office:value="1">
            <text:p>1.00000</text:p>
          </table:table-cell>
          <table:table-cell table:formula="of:=1+([.E$9]-1)*[.$C10]^[.E$9]-[.E$9]*[.$C10]^([.E$9]-1)" office:value-type="float" office:value="1">
            <text:p>1.00000</text:p>
          </table:table-cell>
          <table:table-cell table:formula="of:=1+([.F$9]-1)*[.$C10]^[.F$9]-[.F$9]*[.$C10]^([.F$9]-1)" office:value-type="float" office:value="1">
            <text:p>1.00000</text:p>
          </table:table-cell>
          <table:table-cell table:formula="of:=1+([.G$9]-1)*[.$C10]^[.G$9]-[.G$9]*[.$C10]^([.G$9]-1)" office:value-type="float" office:value="1">
            <text:p>1.00000</text:p>
          </table:table-cell>
          <table:table-cell table:formula="of:=1+([.H$9]-1)*[.$C10]^[.H$9]-[.H$9]*[.$C10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0.01+[.C10]" office:value-type="float" office:value="0.01">
            <text:p>0.01</text:p>
          </table:table-cell>
          <table:table-cell table:formula="of:=1+([.D$9]-1)*[.$C11]^[.D$9]-[.D$9]*[.$C11]^([.D$9]-1)" office:value-type="float" office:value="0.9801">
            <text:p>0.98010</text:p>
          </table:table-cell>
          <table:table-cell table:formula="of:=1+([.E$9]-1)*[.$C11]^[.E$9]-[.E$9]*[.$C11]^([.E$9]-1)" office:value-type="float" office:value="0.999702">
            <text:p>0.99970</text:p>
          </table:table-cell>
          <table:table-cell table:formula="of:=1+([.F$9]-1)*[.$C11]^[.F$9]-[.F$9]*[.$C11]^([.F$9]-1)" office:value-type="float" office:value="0.9999999504">
            <text:p>1.00000</text:p>
          </table:table-cell>
          <table:table-cell table:formula="of:=1+([.G$9]-1)*[.$C11]^[.G$9]-[.G$9]*[.$C11]^([.G$9]-1)" office:value-type="float" office:value="1">
            <text:p>1.00000</text:p>
          </table:table-cell>
          <table:table-cell table:formula="of:=1+([.H$9]-1)*[.$C11]^[.H$9]-[.H$9]*[.$C11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0.01+[.C11]" office:value-type="float" office:value="0.02">
            <text:p>0.02</text:p>
          </table:table-cell>
          <table:table-cell table:formula="of:=1+([.D$9]-1)*[.$C12]^[.D$9]-[.D$9]*[.$C12]^([.D$9]-1)" office:value-type="float" office:value="0.9604">
            <text:p>0.96040</text:p>
          </table:table-cell>
          <table:table-cell table:formula="of:=1+([.E$9]-1)*[.$C12]^[.E$9]-[.E$9]*[.$C12]^([.E$9]-1)" office:value-type="float" office:value="0.998816">
            <text:p>0.99882</text:p>
          </table:table-cell>
          <table:table-cell table:formula="of:=1+([.F$9]-1)*[.$C12]^[.F$9]-[.F$9]*[.$C12]^([.F$9]-1)" office:value-type="float" office:value="0.9999992128">
            <text:p>1.00000</text:p>
          </table:table-cell>
          <table:table-cell table:formula="of:=1+([.G$9]-1)*[.$C12]^[.G$9]-[.G$9]*[.$C12]^([.G$9]-1)" office:value-type="float" office:value="0.999999999999995">
            <text:p>1.00000</text:p>
          </table:table-cell>
          <table:table-cell table:formula="of:=1+([.H$9]-1)*[.$C12]^[.H$9]-[.H$9]*[.$C12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0.01+[.C12]" office:value-type="float" office:value="0.03">
            <text:p>0.03</text:p>
          </table:table-cell>
          <table:table-cell table:formula="of:=1+([.D$9]-1)*[.$C13]^[.D$9]-[.D$9]*[.$C13]^([.D$9]-1)" office:value-type="float" office:value="0.9409">
            <text:p>0.94090</text:p>
          </table:table-cell>
          <table:table-cell table:formula="of:=1+([.E$9]-1)*[.$C13]^[.E$9]-[.E$9]*[.$C13]^([.E$9]-1)" office:value-type="float" office:value="0.997354">
            <text:p>0.99735</text:p>
          </table:table-cell>
          <table:table-cell table:formula="of:=1+([.F$9]-1)*[.$C13]^[.F$9]-[.F$9]*[.$C13]^([.F$9]-1)" office:value-type="float" office:value="0.9999960472">
            <text:p>1.00000</text:p>
          </table:table-cell>
          <table:table-cell table:formula="of:=1+([.G$9]-1)*[.$C13]^[.G$9]-[.G$9]*[.$C13]^([.G$9]-1)" office:value-type="float" office:value="0.999999999999809">
            <text:p>1.00000</text:p>
          </table:table-cell>
          <table:table-cell table:formula="of:=1+([.H$9]-1)*[.$C13]^[.H$9]-[.H$9]*[.$C13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0.01+[.C13]" office:value-type="float" office:value="0.04">
            <text:p>0.04</text:p>
          </table:table-cell>
          <table:table-cell table:formula="of:=1+([.D$9]-1)*[.$C14]^[.D$9]-[.D$9]*[.$C14]^([.D$9]-1)" office:value-type="float" office:value="0.9216">
            <text:p>0.92160</text:p>
          </table:table-cell>
          <table:table-cell table:formula="of:=1+([.E$9]-1)*[.$C14]^[.E$9]-[.E$9]*[.$C14]^([.E$9]-1)" office:value-type="float" office:value="0.995328">
            <text:p>0.99533</text:p>
          </table:table-cell>
          <table:table-cell table:formula="of:=1+([.F$9]-1)*[.$C14]^[.F$9]-[.F$9]*[.$C14]^([.F$9]-1)" office:value-type="float" office:value="0.9999876096">
            <text:p>0.99999</text:p>
          </table:table-cell>
          <table:table-cell table:formula="of:=1+([.G$9]-1)*[.$C14]^[.G$9]-[.G$9]*[.$C14]^([.G$9]-1)" office:value-type="float" office:value="0.999999999997473">
            <text:p>1.00000</text:p>
          </table:table-cell>
          <table:table-cell table:formula="of:=1+([.H$9]-1)*[.$C14]^[.H$9]-[.H$9]*[.$C14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0.01+[.C14]" office:value-type="float" office:value="0.05">
            <text:p>0.05</text:p>
          </table:table-cell>
          <table:table-cell table:formula="of:=1+([.D$9]-1)*[.$C15]^[.D$9]-[.D$9]*[.$C15]^([.D$9]-1)" office:value-type="float" office:value="0.9025">
            <text:p>0.90250</text:p>
          </table:table-cell>
          <table:table-cell table:formula="of:=1+([.E$9]-1)*[.$C15]^[.E$9]-[.E$9]*[.$C15]^([.E$9]-1)" office:value-type="float" office:value="0.99275">
            <text:p>0.99275</text:p>
          </table:table-cell>
          <table:table-cell table:formula="of:=1+([.F$9]-1)*[.$C15]^[.F$9]-[.F$9]*[.$C15]^([.F$9]-1)" office:value-type="float" office:value="0.99997">
            <text:p>0.99997</text:p>
          </table:table-cell>
          <table:table-cell table:formula="of:=1+([.G$9]-1)*[.$C15]^[.G$9]-[.G$9]*[.$C15]^([.G$9]-1)" office:value-type="float" office:value="0.999999999981348">
            <text:p>1.00000</text:p>
          </table:table-cell>
          <table:table-cell table:formula="of:=1+([.H$9]-1)*[.$C15]^[.H$9]-[.H$9]*[.$C15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0.01+[.C15]" office:value-type="float" office:value="0.06">
            <text:p>0.06</text:p>
          </table:table-cell>
          <table:table-cell table:formula="of:=1+([.D$9]-1)*[.$C16]^[.D$9]-[.D$9]*[.$C16]^([.D$9]-1)" office:value-type="float" office:value="0.8836">
            <text:p>0.88360</text:p>
          </table:table-cell>
          <table:table-cell table:formula="of:=1+([.E$9]-1)*[.$C16]^[.E$9]-[.E$9]*[.$C16]^([.E$9]-1)" office:value-type="float" office:value="0.989632">
            <text:p>0.98963</text:p>
          </table:table-cell>
          <table:table-cell table:formula="of:=1+([.F$9]-1)*[.$C16]^[.F$9]-[.F$9]*[.$C16]^([.F$9]-1)" office:value-type="float" office:value="0.9999383104">
            <text:p>0.99994</text:p>
          </table:table-cell>
          <table:table-cell table:formula="of:=1+([.G$9]-1)*[.$C16]^[.G$9]-[.G$9]*[.$C16]^([.G$9]-1)" office:value-type="float" office:value="0.999999999904665">
            <text:p>1.00000</text:p>
          </table:table-cell>
          <table:table-cell table:formula="of:=1+([.H$9]-1)*[.$C16]^[.H$9]-[.H$9]*[.$C16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0.01+[.C16]" office:value-type="float" office:value="0.07">
            <text:p>0.07</text:p>
          </table:table-cell>
          <table:table-cell table:formula="of:=1+([.D$9]-1)*[.$C17]^[.D$9]-[.D$9]*[.$C17]^([.D$9]-1)" office:value-type="float" office:value="0.8649">
            <text:p>0.86490</text:p>
          </table:table-cell>
          <table:table-cell table:formula="of:=1+([.E$9]-1)*[.$C17]^[.E$9]-[.E$9]*[.$C17]^([.E$9]-1)" office:value-type="float" office:value="0.985986">
            <text:p>0.98599</text:p>
          </table:table-cell>
          <table:table-cell table:formula="of:=1+([.F$9]-1)*[.$C17]^[.F$9]-[.F$9]*[.$C17]^([.F$9]-1)" office:value-type="float" office:value="0.9998866728">
            <text:p>0.99989</text:p>
          </table:table-cell>
          <table:table-cell table:formula="of:=1+([.G$9]-1)*[.$C17]^[.G$9]-[.G$9]*[.$C17]^([.G$9]-1)" office:value-type="float" office:value="0.999999999621887">
            <text:p>1.00000</text:p>
          </table:table-cell>
          <table:table-cell table:formula="of:=1+([.H$9]-1)*[.$C17]^[.H$9]-[.H$9]*[.$C17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0.01+[.C17]" office:value-type="float" office:value="0.08">
            <text:p>0.08</text:p>
          </table:table-cell>
          <table:table-cell table:formula="of:=1+([.D$9]-1)*[.$C18]^[.D$9]-[.D$9]*[.$C18]^([.D$9]-1)" office:value-type="float" office:value="0.8464">
            <text:p>0.84640</text:p>
          </table:table-cell>
          <table:table-cell table:formula="of:=1+([.E$9]-1)*[.$C18]^[.E$9]-[.E$9]*[.$C18]^([.E$9]-1)" office:value-type="float" office:value="0.981824">
            <text:p>0.98182</text:p>
          </table:table-cell>
          <table:table-cell table:formula="of:=1+([.F$9]-1)*[.$C18]^[.F$9]-[.F$9]*[.$C18]^([.F$9]-1)" office:value-type="float" office:value="0.9998083072">
            <text:p>0.99981</text:p>
          </table:table-cell>
          <table:table-cell table:formula="of:=1+([.G$9]-1)*[.$C18]^[.G$9]-[.G$9]*[.$C18]^([.G$9]-1)" office:value-type="float" office:value="0.999999998754459">
            <text:p>1.00000</text:p>
          </table:table-cell>
          <table:table-cell table:formula="of:=1+([.H$9]-1)*[.$C18]^[.H$9]-[.H$9]*[.$C18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0.01+[.C18]" office:value-type="float" office:value="0.09">
            <text:p>0.09</text:p>
          </table:table-cell>
          <table:table-cell table:formula="of:=1+([.D$9]-1)*[.$C19]^[.D$9]-[.D$9]*[.$C19]^([.D$9]-1)" office:value-type="float" office:value="0.8281">
            <text:p>0.82810</text:p>
          </table:table-cell>
          <table:table-cell table:formula="of:=1+([.E$9]-1)*[.$C19]^[.E$9]-[.E$9]*[.$C19]^([.E$9]-1)" office:value-type="float" office:value="0.977158">
            <text:p>0.97716</text:p>
          </table:table-cell>
          <table:table-cell table:formula="of:=1+([.F$9]-1)*[.$C19]^[.F$9]-[.F$9]*[.$C19]^([.F$9]-1)" office:value-type="float" office:value="0.9996955696">
            <text:p>0.99970</text:p>
          </table:table-cell>
          <table:table-cell table:formula="of:=1+([.G$9]-1)*[.$C19]^[.G$9]-[.G$9]*[.$C19]^([.G$9]-1)" office:value-type="float" office:value="0.999999996439606">
            <text:p>1.00000</text:p>
          </table:table-cell>
          <table:table-cell table:formula="of:=1+([.H$9]-1)*[.$C19]^[.H$9]-[.H$9]*[.$C19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0.01+[.C19]" office:value-type="float" office:value="0.1">
            <text:p>0.10</text:p>
          </table:table-cell>
          <table:table-cell table:formula="of:=1+([.D$9]-1)*[.$C20]^[.D$9]-[.D$9]*[.$C20]^([.D$9]-1)" office:value-type="float" office:value="0.81">
            <text:p>0.81000</text:p>
          </table:table-cell>
          <table:table-cell table:formula="of:=1+([.E$9]-1)*[.$C20]^[.E$9]-[.E$9]*[.$C20]^([.E$9]-1)" office:value-type="float" office:value="0.972">
            <text:p>0.97200</text:p>
          </table:table-cell>
          <table:table-cell table:formula="of:=1+([.F$9]-1)*[.$C20]^[.F$9]-[.F$9]*[.$C20]^([.F$9]-1)" office:value-type="float" office:value="0.99954">
            <text:p>0.99954</text:p>
          </table:table-cell>
          <table:table-cell table:formula="of:=1+([.G$9]-1)*[.$C20]^[.G$9]-[.G$9]*[.$C20]^([.G$9]-1)" office:value-type="float" office:value="0.9999999909">
            <text:p>1.00000</text:p>
          </table:table-cell>
          <table:table-cell table:formula="of:=1+([.H$9]-1)*[.$C20]^[.H$9]-[.H$9]*[.$C20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0.01+[.C20]" office:value-type="float" office:value="0.11">
            <text:p>0.11</text:p>
          </table:table-cell>
          <table:table-cell table:formula="of:=1+([.D$9]-1)*[.$C21]^[.D$9]-[.D$9]*[.$C21]^([.D$9]-1)" office:value-type="float" office:value="0.7921">
            <text:p>0.79210</text:p>
          </table:table-cell>
          <table:table-cell table:formula="of:=1+([.E$9]-1)*[.$C21]^[.E$9]-[.E$9]*[.$C21]^([.E$9]-1)" office:value-type="float" office:value="0.966362">
            <text:p>0.96636</text:p>
          </table:table-cell>
          <table:table-cell table:formula="of:=1+([.F$9]-1)*[.$C21]^[.F$9]-[.F$9]*[.$C21]^([.F$9]-1)" office:value-type="float" office:value="0.9993323704">
            <text:p>0.99933</text:p>
          </table:table-cell>
          <table:table-cell table:formula="of:=1+([.G$9]-1)*[.$C21]^[.G$9]-[.G$9]*[.$C21]^([.G$9]-1)" office:value-type="float" office:value="0.999999978754891">
            <text:p>1.00000</text:p>
          </table:table-cell>
          <table:table-cell table:formula="of:=1+([.H$9]-1)*[.$C21]^[.H$9]-[.H$9]*[.$C21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0.01+[.C21]" office:value-type="float" office:value="0.12">
            <text:p>0.12</text:p>
          </table:table-cell>
          <table:table-cell table:formula="of:=1+([.D$9]-1)*[.$C22]^[.D$9]-[.D$9]*[.$C22]^([.D$9]-1)" office:value-type="float" office:value="0.7744">
            <text:p>0.77440</text:p>
          </table:table-cell>
          <table:table-cell table:formula="of:=1+([.E$9]-1)*[.$C22]^[.E$9]-[.E$9]*[.$C22]^([.E$9]-1)" office:value-type="float" office:value="0.960256">
            <text:p>0.96026</text:p>
          </table:table-cell>
          <table:table-cell table:formula="of:=1+([.F$9]-1)*[.$C22]^[.F$9]-[.F$9]*[.$C22]^([.F$9]-1)" office:value-type="float" office:value="0.9990627328">
            <text:p>0.99906</text:p>
          </table:table-cell>
          <table:table-cell table:formula="of:=1+([.G$9]-1)*[.$C22]^[.G$9]-[.G$9]*[.$C22]^([.G$9]-1)" office:value-type="float" office:value="0.999999953974759">
            <text:p>1.00000</text:p>
          </table:table-cell>
          <table:table-cell table:formula="of:=1+([.H$9]-1)*[.$C22]^[.H$9]-[.H$9]*[.$C22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0.01+[.C22]" office:value-type="float" office:value="0.13">
            <text:p>0.13</text:p>
          </table:table-cell>
          <table:table-cell table:formula="of:=1+([.D$9]-1)*[.$C23]^[.D$9]-[.D$9]*[.$C23]^([.D$9]-1)" office:value-type="float" office:value="0.7569">
            <text:p>0.75690</text:p>
          </table:table-cell>
          <table:table-cell table:formula="of:=1+([.E$9]-1)*[.$C23]^[.E$9]-[.E$9]*[.$C23]^([.E$9]-1)" office:value-type="float" office:value="0.953694">
            <text:p>0.95369</text:p>
          </table:table-cell>
          <table:table-cell table:formula="of:=1+([.F$9]-1)*[.$C23]^[.F$9]-[.F$9]*[.$C23]^([.F$9]-1)" office:value-type="float" office:value="0.9987204672">
            <text:p>0.99872</text:p>
          </table:table-cell>
          <table:table-cell table:formula="of:=1+([.G$9]-1)*[.$C23]^[.G$9]-[.G$9]*[.$C23]^([.G$9]-1)" office:value-type="float" office:value="0.999999906362271">
            <text:p>1.00000</text:p>
          </table:table-cell>
          <table:table-cell table:formula="of:=1+([.H$9]-1)*[.$C23]^[.H$9]-[.H$9]*[.$C23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0.01+[.C23]" office:value-type="float" office:value="0.14">
            <text:p>0.14</text:p>
          </table:table-cell>
          <table:table-cell table:formula="of:=1+([.D$9]-1)*[.$C24]^[.D$9]-[.D$9]*[.$C24]^([.D$9]-1)" office:value-type="float" office:value="0.7396">
            <text:p>0.73960</text:p>
          </table:table-cell>
          <table:table-cell table:formula="of:=1+([.E$9]-1)*[.$C24]^[.E$9]-[.E$9]*[.$C24]^([.E$9]-1)" office:value-type="float" office:value="0.946688">
            <text:p>0.94669</text:p>
          </table:table-cell>
          <table:table-cell table:formula="of:=1+([.F$9]-1)*[.$C24]^[.F$9]-[.F$9]*[.$C24]^([.F$9]-1)" office:value-type="float" office:value="0.9982943296">
            <text:p>0.99829</text:p>
          </table:table-cell>
          <table:table-cell table:formula="of:=1+([.G$9]-1)*[.$C24]^[.G$9]-[.G$9]*[.$C24]^([.G$9]-1)" office:value-type="float" office:value="0.999999819422451">
            <text:p>1.00000</text:p>
          </table:table-cell>
          <table:table-cell table:formula="of:=1+([.H$9]-1)*[.$C24]^[.H$9]-[.H$9]*[.$C24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0.01+[.C24]" office:value-type="float" office:value="0.15">
            <text:p>0.15</text:p>
          </table:table-cell>
          <table:table-cell table:formula="of:=1+([.D$9]-1)*[.$C25]^[.D$9]-[.D$9]*[.$C25]^([.D$9]-1)" office:value-type="float" office:value="0.7225">
            <text:p>0.72250</text:p>
          </table:table-cell>
          <table:table-cell table:formula="of:=1+([.E$9]-1)*[.$C25]^[.E$9]-[.E$9]*[.$C25]^([.E$9]-1)" office:value-type="float" office:value="0.93925">
            <text:p>0.93925</text:p>
          </table:table-cell>
          <table:table-cell table:formula="of:=1+([.F$9]-1)*[.$C25]^[.F$9]-[.F$9]*[.$C25]^([.F$9]-1)" office:value-type="float" office:value="0.9977725">
            <text:p>0.99777</text:p>
          </table:table-cell>
          <table:table-cell table:formula="of:=1+([.G$9]-1)*[.$C25]^[.G$9]-[.G$9]*[.$C25]^([.G$9]-1)" office:value-type="float" office:value="0.999999667464942">
            <text:p>1.00000</text:p>
          </table:table-cell>
          <table:table-cell table:formula="of:=1+([.H$9]-1)*[.$C25]^[.H$9]-[.H$9]*[.$C25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0.01+[.C25]" office:value-type="float" office:value="0.16">
            <text:p>0.16</text:p>
          </table:table-cell>
          <table:table-cell table:formula="of:=1+([.D$9]-1)*[.$C26]^[.D$9]-[.D$9]*[.$C26]^([.D$9]-1)" office:value-type="float" office:value="0.7056">
            <text:p>0.70560</text:p>
          </table:table-cell>
          <table:table-cell table:formula="of:=1+([.E$9]-1)*[.$C26]^[.E$9]-[.E$9]*[.$C26]^([.E$9]-1)" office:value-type="float" office:value="0.931392">
            <text:p>0.93139</text:p>
          </table:table-cell>
          <table:table-cell table:formula="of:=1+([.F$9]-1)*[.$C26]^[.F$9]-[.F$9]*[.$C26]^([.F$9]-1)" office:value-type="float" office:value="0.9971426304">
            <text:p>0.99714</text:p>
          </table:table-cell>
          <table:table-cell table:formula="of:=1+([.G$9]-1)*[.$C26]^[.G$9]-[.G$9]*[.$C26]^([.G$9]-1)" office:value-type="float" office:value="0.999999411761279">
            <text:p>1.00000</text:p>
          </table:table-cell>
          <table:table-cell table:formula="of:=1+([.H$9]-1)*[.$C26]^[.H$9]-[.H$9]*[.$C26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0.01+[.C26]" office:value-type="float" office:value="0.17">
            <text:p>0.17</text:p>
          </table:table-cell>
          <table:table-cell table:formula="of:=1+([.D$9]-1)*[.$C27]^[.D$9]-[.D$9]*[.$C27]^([.D$9]-1)" office:value-type="float" office:value="0.6889">
            <text:p>0.68890</text:p>
          </table:table-cell>
          <table:table-cell table:formula="of:=1+([.E$9]-1)*[.$C27]^[.E$9]-[.E$9]*[.$C27]^([.E$9]-1)" office:value-type="float" office:value="0.923126">
            <text:p>0.92313</text:p>
          </table:table-cell>
          <table:table-cell table:formula="of:=1+([.F$9]-1)*[.$C27]^[.F$9]-[.F$9]*[.$C27]^([.F$9]-1)" office:value-type="float" office:value="0.9963918928">
            <text:p>0.99639</text:p>
          </table:table-cell>
          <table:table-cell table:formula="of:=1+([.G$9]-1)*[.$C27]^[.G$9]-[.G$9]*[.$C27]^([.G$9]-1)" office:value-type="float" office:value="0.999998995560686">
            <text:p>1.00000</text:p>
          </table:table-cell>
          <table:table-cell table:formula="of:=1+([.H$9]-1)*[.$C27]^[.H$9]-[.H$9]*[.$C27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0.01+[.C27]" office:value-type="float" office:value="0.18">
            <text:p>0.18</text:p>
          </table:table-cell>
          <table:table-cell table:formula="of:=1+([.D$9]-1)*[.$C28]^[.D$9]-[.D$9]*[.$C28]^([.D$9]-1)" office:value-type="float" office:value="0.6724">
            <text:p>0.67240</text:p>
          </table:table-cell>
          <table:table-cell table:formula="of:=1+([.E$9]-1)*[.$C28]^[.E$9]-[.E$9]*[.$C28]^([.E$9]-1)" office:value-type="float" office:value="0.914464">
            <text:p>0.91446</text:p>
          </table:table-cell>
          <table:table-cell table:formula="of:=1+([.F$9]-1)*[.$C28]^[.F$9]-[.F$9]*[.$C28]^([.F$9]-1)" office:value-type="float" office:value="0.9955070272">
            <text:p>0.99551</text:p>
          </table:table-cell>
          <table:table-cell table:formula="of:=1+([.G$9]-1)*[.$C28]^[.G$9]-[.G$9]*[.$C28]^([.G$9]-1)" office:value-type="float" office:value="0.999998337749147">
            <text:p>1.00000</text:p>
          </table:table-cell>
          <table:table-cell table:formula="of:=1+([.H$9]-1)*[.$C28]^[.H$9]-[.H$9]*[.$C28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0.01+[.C28]" office:value-type="float" office:value="0.19">
            <text:p>0.19</text:p>
          </table:table-cell>
          <table:table-cell table:formula="of:=1+([.D$9]-1)*[.$C29]^[.D$9]-[.D$9]*[.$C29]^([.D$9]-1)" office:value-type="float" office:value="0.6561">
            <text:p>0.65610</text:p>
          </table:table-cell>
          <table:table-cell table:formula="of:=1+([.E$9]-1)*[.$C29]^[.E$9]-[.E$9]*[.$C29]^([.E$9]-1)" office:value-type="float" office:value="0.905418">
            <text:p>0.90542</text:p>
          </table:table-cell>
          <table:table-cell table:formula="of:=1+([.F$9]-1)*[.$C29]^[.F$9]-[.F$9]*[.$C29]^([.F$9]-1)" office:value-type="float" office:value="0.9944743896">
            <text:p>0.99447</text:p>
          </table:table-cell>
          <table:table-cell table:formula="of:=1+([.G$9]-1)*[.$C29]^[.G$9]-[.G$9]*[.$C29]^([.G$9]-1)" office:value-type="float" office:value="0.999997324918985">
            <text:p>1.00000</text:p>
          </table:table-cell>
          <table:table-cell table:formula="of:=1+([.H$9]-1)*[.$C29]^[.H$9]-[.H$9]*[.$C29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0.01+[.C29]" office:value-type="float" office:value="0.2">
            <text:p>0.20</text:p>
          </table:table-cell>
          <table:table-cell table:formula="of:=1+([.D$9]-1)*[.$C30]^[.D$9]-[.D$9]*[.$C30]^([.D$9]-1)" office:value-type="float" office:value="0.64">
            <text:p>0.64000</text:p>
          </table:table-cell>
          <table:table-cell table:formula="of:=1+([.E$9]-1)*[.$C30]^[.E$9]-[.E$9]*[.$C30]^([.E$9]-1)" office:value-type="float" office:value="0.896">
            <text:p>0.89600</text:p>
          </table:table-cell>
          <table:table-cell table:formula="of:=1+([.F$9]-1)*[.$C30]^[.F$9]-[.F$9]*[.$C30]^([.F$9]-1)" office:value-type="float" office:value="0.99328">
            <text:p>0.99328</text:p>
          </table:table-cell>
          <table:table-cell table:formula="of:=1+([.G$9]-1)*[.$C30]^[.G$9]-[.G$9]*[.$C30]^([.G$9]-1)" office:value-type="float" office:value="0.9999958016">
            <text:p>1.00000</text:p>
          </table:table-cell>
          <table:table-cell table:formula="of:=1+([.H$9]-1)*[.$C30]^[.H$9]-[.H$9]*[.$C30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0.01+[.C30]" office:value-type="float" office:value="0.21">
            <text:p>0.21</text:p>
          </table:table-cell>
          <table:table-cell table:formula="of:=1+([.D$9]-1)*[.$C31]^[.D$9]-[.D$9]*[.$C31]^([.D$9]-1)" office:value-type="float" office:value="0.6241">
            <text:p>0.62410</text:p>
          </table:table-cell>
          <table:table-cell table:formula="of:=1+([.E$9]-1)*[.$C31]^[.E$9]-[.E$9]*[.$C31]^([.E$9]-1)" office:value-type="float" office:value="0.886222">
            <text:p>0.88622</text:p>
          </table:table-cell>
          <table:table-cell table:formula="of:=1+([.F$9]-1)*[.$C31]^[.F$9]-[.F$9]*[.$C31]^([.F$9]-1)" office:value-type="float" office:value="0.9919095904">
            <text:p>0.99191</text:p>
          </table:table-cell>
          <table:table-cell table:formula="of:=1+([.G$9]-1)*[.$C31]^[.G$9]-[.G$9]*[.$C31]^([.G$9]-1)" office:value-type="float" office:value="0.999993558388822">
            <text:p>0.99999</text:p>
          </table:table-cell>
          <table:table-cell table:formula="of:=1+([.H$9]-1)*[.$C31]^[.H$9]-[.H$9]*[.$C31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0.01+[.C31]" office:value-type="float" office:value="0.22">
            <text:p>0.22</text:p>
          </table:table-cell>
          <table:table-cell table:formula="of:=1+([.D$9]-1)*[.$C32]^[.D$9]-[.D$9]*[.$C32]^([.D$9]-1)" office:value-type="float" office:value="0.6084">
            <text:p>0.60840</text:p>
          </table:table-cell>
          <table:table-cell table:formula="of:=1+([.E$9]-1)*[.$C32]^[.E$9]-[.E$9]*[.$C32]^([.E$9]-1)" office:value-type="float" office:value="0.876096">
            <text:p>0.87610</text:p>
          </table:table-cell>
          <table:table-cell table:formula="of:=1+([.F$9]-1)*[.$C32]^[.F$9]-[.F$9]*[.$C32]^([.F$9]-1)" office:value-type="float" office:value="0.9903486528">
            <text:p>0.99035</text:p>
          </table:table-cell>
          <table:table-cell table:formula="of:=1+([.G$9]-1)*[.$C32]^[.G$9]-[.G$9]*[.$C32]^([.G$9]-1)" office:value-type="float" office:value="0.999990317700873">
            <text:p>0.99999</text:p>
          </table:table-cell>
          <table:table-cell table:formula="of:=1+([.H$9]-1)*[.$C32]^[.H$9]-[.H$9]*[.$C32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0.01+[.C32]" office:value-type="float" office:value="0.23">
            <text:p>0.23</text:p>
          </table:table-cell>
          <table:table-cell table:formula="of:=1+([.D$9]-1)*[.$C33]^[.D$9]-[.D$9]*[.$C33]^([.D$9]-1)" office:value-type="float" office:value="0.5929">
            <text:p>0.59290</text:p>
          </table:table-cell>
          <table:table-cell table:formula="of:=1+([.E$9]-1)*[.$C33]^[.E$9]-[.E$9]*[.$C33]^([.E$9]-1)" office:value-type="float" office:value="0.865634">
            <text:p>0.86563</text:p>
          </table:table-cell>
          <table:table-cell table:formula="of:=1+([.F$9]-1)*[.$C33]^[.F$9]-[.F$9]*[.$C33]^([.F$9]-1)" office:value-type="float" office:value="0.9885824872">
            <text:p>0.98858</text:p>
          </table:table-cell>
          <table:table-cell table:formula="of:=1+([.G$9]-1)*[.$C33]^[.G$9]-[.G$9]*[.$C33]^([.G$9]-1)" office:value-type="float" office:value="0.999985716859395">
            <text:p>0.99999</text:p>
          </table:table-cell>
          <table:table-cell table:formula="of:=1+([.H$9]-1)*[.$C33]^[.H$9]-[.H$9]*[.$C33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0.01+[.C33]" office:value-type="float" office:value="0.24">
            <text:p>0.24</text:p>
          </table:table-cell>
          <table:table-cell table:formula="of:=1+([.D$9]-1)*[.$C34]^[.D$9]-[.D$9]*[.$C34]^([.D$9]-1)" office:value-type="float" office:value="0.5776">
            <text:p>0.57760</text:p>
          </table:table-cell>
          <table:table-cell table:formula="of:=1+([.E$9]-1)*[.$C34]^[.E$9]-[.E$9]*[.$C34]^([.E$9]-1)" office:value-type="float" office:value="0.854848">
            <text:p>0.85485</text:p>
          </table:table-cell>
          <table:table-cell table:formula="of:=1+([.F$9]-1)*[.$C34]^[.F$9]-[.F$9]*[.$C34]^([.F$9]-1)" office:value-type="float" office:value="0.9865962496">
            <text:p>0.98660</text:p>
          </table:table-cell>
          <table:table-cell table:formula="of:=1+([.G$9]-1)*[.$C34]^[.G$9]-[.G$9]*[.$C34]^([.G$9]-1)" office:value-type="float" office:value="0.999979288228885">
            <text:p>0.99998</text:p>
          </table:table-cell>
          <table:table-cell table:formula="of:=1+([.H$9]-1)*[.$C34]^[.H$9]-[.H$9]*[.$C34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0.01+[.C34]" office:value-type="float" office:value="0.25">
            <text:p>0.25</text:p>
          </table:table-cell>
          <table:table-cell table:formula="of:=1+([.D$9]-1)*[.$C35]^[.D$9]-[.D$9]*[.$C35]^([.D$9]-1)" office:value-type="float" office:value="0.5625">
            <text:p>0.56250</text:p>
          </table:table-cell>
          <table:table-cell table:formula="of:=1+([.E$9]-1)*[.$C35]^[.E$9]-[.E$9]*[.$C35]^([.E$9]-1)" office:value-type="float" office:value="0.84375">
            <text:p>0.84375</text:p>
          </table:table-cell>
          <table:table-cell table:formula="of:=1+([.F$9]-1)*[.$C35]^[.F$9]-[.F$9]*[.$C35]^([.F$9]-1)" office:value-type="float" office:value="0.984375">
            <text:p>0.98438</text:p>
          </table:table-cell>
          <table:table-cell table:formula="of:=1+([.G$9]-1)*[.$C35]^[.G$9]-[.G$9]*[.$C35]^([.G$9]-1)" office:value-type="float" office:value="0.999970436096191">
            <text:p>0.99997</text:p>
          </table:table-cell>
          <table:table-cell table:formula="of:=1+([.H$9]-1)*[.$C35]^[.H$9]-[.H$9]*[.$C35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0.01+[.C35]" office:value-type="float" office:value="0.26">
            <text:p>0.26</text:p>
          </table:table-cell>
          <table:table-cell table:formula="of:=1+([.D$9]-1)*[.$C36]^[.D$9]-[.D$9]*[.$C36]^([.D$9]-1)" office:value-type="float" office:value="0.5476">
            <text:p>0.54760</text:p>
          </table:table-cell>
          <table:table-cell table:formula="of:=1+([.E$9]-1)*[.$C36]^[.E$9]-[.E$9]*[.$C36]^([.E$9]-1)" office:value-type="float" office:value="0.832352">
            <text:p>0.83235</text:p>
          </table:table-cell>
          <table:table-cell table:formula="of:=1+([.F$9]-1)*[.$C36]^[.F$9]-[.F$9]*[.$C36]^([.F$9]-1)" office:value-type="float" office:value="0.9819037504">
            <text:p>0.98190</text:p>
          </table:table-cell>
          <table:table-cell table:formula="of:=1+([.G$9]-1)*[.$C36]^[.G$9]-[.G$9]*[.$C36]^([.G$9]-1)" office:value-type="float" office:value="0.999958410001819">
            <text:p>0.99996</text:p>
          </table:table-cell>
          <table:table-cell table:formula="of:=1+([.H$9]-1)*[.$C36]^[.H$9]-[.H$9]*[.$C36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0.01+[.C36]" office:value-type="float" office:value="0.27">
            <text:p>0.27</text:p>
          </table:table-cell>
          <table:table-cell table:formula="of:=1+([.D$9]-1)*[.$C37]^[.D$9]-[.D$9]*[.$C37]^([.D$9]-1)" office:value-type="float" office:value="0.5329">
            <text:p>0.53290</text:p>
          </table:table-cell>
          <table:table-cell table:formula="of:=1+([.E$9]-1)*[.$C37]^[.E$9]-[.E$9]*[.$C37]^([.E$9]-1)" office:value-type="float" office:value="0.820666">
            <text:p>0.82067</text:p>
          </table:table-cell>
          <table:table-cell table:formula="of:=1+([.F$9]-1)*[.$C37]^[.F$9]-[.F$9]*[.$C37]^([.F$9]-1)" office:value-type="float" office:value="0.9791675128">
            <text:p>0.97917</text:p>
          </table:table-cell>
          <table:table-cell table:formula="of:=1+([.G$9]-1)*[.$C37]^[.G$9]-[.G$9]*[.$C37]^([.G$9]-1)" office:value-type="float" office:value="0.999942274227039">
            <text:p>0.99994</text:p>
          </table:table-cell>
          <table:table-cell table:formula="of:=1+([.H$9]-1)*[.$C37]^[.H$9]-[.H$9]*[.$C37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0.01+[.C37]" office:value-type="float" office:value="0.28">
            <text:p>0.28</text:p>
          </table:table-cell>
          <table:table-cell table:formula="of:=1+([.D$9]-1)*[.$C38]^[.D$9]-[.D$9]*[.$C38]^([.D$9]-1)" office:value-type="float" office:value="0.5184">
            <text:p>0.51840</text:p>
          </table:table-cell>
          <table:table-cell table:formula="of:=1+([.E$9]-1)*[.$C38]^[.E$9]-[.E$9]*[.$C38]^([.E$9]-1)" office:value-type="float" office:value="0.808704">
            <text:p>0.80870</text:p>
          </table:table-cell>
          <table:table-cell table:formula="of:=1+([.F$9]-1)*[.$C38]^[.F$9]-[.F$9]*[.$C38]^([.F$9]-1)" office:value-type="float" office:value="0.9761513472">
            <text:p>0.97615</text:p>
          </table:table-cell>
          <table:table-cell table:formula="of:=1+([.G$9]-1)*[.$C38]^[.G$9]-[.G$9]*[.$C38]^([.G$9]-1)" office:value-type="float" office:value="0.999920873149469">
            <text:p>0.99992</text:p>
          </table:table-cell>
          <table:table-cell table:formula="of:=1+([.H$9]-1)*[.$C38]^[.H$9]-[.H$9]*[.$C38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0.01+[.C38]" office:value-type="float" office:value="0.29">
            <text:p>0.29</text:p>
          </table:table-cell>
          <table:table-cell table:formula="of:=1+([.D$9]-1)*[.$C39]^[.D$9]-[.D$9]*[.$C39]^([.D$9]-1)" office:value-type="float" office:value="0.5041">
            <text:p>0.50410</text:p>
          </table:table-cell>
          <table:table-cell table:formula="of:=1+([.E$9]-1)*[.$C39]^[.E$9]-[.E$9]*[.$C39]^([.E$9]-1)" office:value-type="float" office:value="0.796478">
            <text:p>0.79648</text:p>
          </table:table-cell>
          <table:table-cell table:formula="of:=1+([.F$9]-1)*[.$C39]^[.F$9]-[.F$9]*[.$C39]^([.F$9]-1)" office:value-type="float" office:value="0.9728404096">
            <text:p>0.97284</text:p>
          </table:table-cell>
          <table:table-cell table:formula="of:=1+([.G$9]-1)*[.$C39]^[.G$9]-[.G$9]*[.$C39]^([.G$9]-1)" office:value-type="float" office:value="0.999892792191238">
            <text:p>0.99989</text:p>
          </table:table-cell>
          <table:table-cell table:formula="of:=1+([.H$9]-1)*[.$C39]^[.H$9]-[.H$9]*[.$C39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0.01+[.C39]" office:value-type="float" office:value="0.3">
            <text:p>0.30</text:p>
          </table:table-cell>
          <table:table-cell table:formula="of:=1+([.D$9]-1)*[.$C40]^[.D$9]-[.D$9]*[.$C40]^([.D$9]-1)" office:value-type="float" office:value="0.49">
            <text:p>0.49000</text:p>
          </table:table-cell>
          <table:table-cell table:formula="of:=1+([.E$9]-1)*[.$C40]^[.E$9]-[.E$9]*[.$C40]^([.E$9]-1)" office:value-type="float" office:value="0.784">
            <text:p>0.78400</text:p>
          </table:table-cell>
          <table:table-cell table:formula="of:=1+([.F$9]-1)*[.$C40]^[.F$9]-[.F$9]*[.$C40]^([.F$9]-1)" office:value-type="float" office:value="0.96922">
            <text:p>0.96922</text:p>
          </table:table-cell>
          <table:table-cell table:formula="of:=1+([.G$9]-1)*[.$C40]^[.G$9]-[.G$9]*[.$C40]^([.G$9]-1)" office:value-type="float" office:value="0.9998563141">
            <text:p>0.99986</text:p>
          </table:table-cell>
          <table:table-cell table:formula="of:=1+([.H$9]-1)*[.$C40]^[.H$9]-[.H$9]*[.$C40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0.01+[.C40]" office:value-type="float" office:value="0.31">
            <text:p>0.31</text:p>
          </table:table-cell>
          <table:table-cell table:formula="of:=1+([.D$9]-1)*[.$C41]^[.D$9]-[.D$9]*[.$C41]^([.D$9]-1)" office:value-type="float" office:value="0.4761">
            <text:p>0.47610</text:p>
          </table:table-cell>
          <table:table-cell table:formula="of:=1+([.E$9]-1)*[.$C41]^[.E$9]-[.E$9]*[.$C41]^([.E$9]-1)" office:value-type="float" office:value="0.771282">
            <text:p>0.77128</text:p>
          </table:table-cell>
          <table:table-cell table:formula="of:=1+([.F$9]-1)*[.$C41]^[.F$9]-[.F$9]*[.$C41]^([.F$9]-1)" office:value-type="float" office:value="0.9652756104">
            <text:p>0.96528</text:p>
          </table:table-cell>
          <table:table-cell table:formula="of:=1+([.G$9]-1)*[.$C41]^[.G$9]-[.G$9]*[.$C41]^([.G$9]-1)" office:value-type="float" office:value="0.999809370324222">
            <text:p>0.99981</text:p>
          </table:table-cell>
          <table:table-cell table:formula="of:=1+([.H$9]-1)*[.$C41]^[.H$9]-[.H$9]*[.$C41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0.01+[.C41]" office:value-type="float" office:value="0.32">
            <text:p>0.32</text:p>
          </table:table-cell>
          <table:table-cell table:formula="of:=1+([.D$9]-1)*[.$C42]^[.D$9]-[.D$9]*[.$C42]^([.D$9]-1)" office:value-type="float" office:value="0.4624">
            <text:p>0.46240</text:p>
          </table:table-cell>
          <table:table-cell table:formula="of:=1+([.E$9]-1)*[.$C42]^[.E$9]-[.E$9]*[.$C42]^([.E$9]-1)" office:value-type="float" office:value="0.758336">
            <text:p>0.75834</text:p>
          </table:table-cell>
          <table:table-cell table:formula="of:=1+([.F$9]-1)*[.$C42]^[.F$9]-[.F$9]*[.$C42]^([.F$9]-1)" office:value-type="float" office:value="0.9609929728">
            <text:p>0.96099</text:p>
          </table:table-cell>
          <table:table-cell table:formula="of:=1+([.G$9]-1)*[.$C42]^[.G$9]-[.G$9]*[.$C42]^([.G$9]-1)" office:value-type="float" office:value="0.999749487270727">
            <text:p>0.99975</text:p>
          </table:table-cell>
          <table:table-cell table:formula="of:=1+([.H$9]-1)*[.$C42]^[.H$9]-[.H$9]*[.$C42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0.01+[.C42]" office:value-type="float" office:value="0.33">
            <text:p>0.33</text:p>
          </table:table-cell>
          <table:table-cell table:formula="of:=1+([.D$9]-1)*[.$C43]^[.D$9]-[.D$9]*[.$C43]^([.D$9]-1)" office:value-type="float" office:value="0.4489">
            <text:p>0.44890</text:p>
          </table:table-cell>
          <table:table-cell table:formula="of:=1+([.E$9]-1)*[.$C43]^[.E$9]-[.E$9]*[.$C43]^([.E$9]-1)" office:value-type="float" office:value="0.745174">
            <text:p>0.74517</text:p>
          </table:table-cell>
          <table:table-cell table:formula="of:=1+([.F$9]-1)*[.$C43]^[.F$9]-[.F$9]*[.$C43]^([.F$9]-1)" office:value-type="float" office:value="0.9563581072">
            <text:p>0.95636</text:p>
          </table:table-cell>
          <table:table-cell table:formula="of:=1+([.G$9]-1)*[.$C43]^[.G$9]-[.G$9]*[.$C43]^([.G$9]-1)" office:value-type="float" office:value="0.999673727264654">
            <text:p>0.99967</text:p>
          </table:table-cell>
          <table:table-cell table:formula="of:=1+([.H$9]-1)*[.$C43]^[.H$9]-[.H$9]*[.$C43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0.01+[.C43]" office:value-type="float" office:value="0.34">
            <text:p>0.34</text:p>
          </table:table-cell>
          <table:table-cell table:formula="of:=1+([.D$9]-1)*[.$C44]^[.D$9]-[.D$9]*[.$C44]^([.D$9]-1)" office:value-type="float" office:value="0.4356">
            <text:p>0.43560</text:p>
          </table:table-cell>
          <table:table-cell table:formula="of:=1+([.E$9]-1)*[.$C44]^[.E$9]-[.E$9]*[.$C44]^([.E$9]-1)" office:value-type="float" office:value="0.731808">
            <text:p>0.73181</text:p>
          </table:table-cell>
          <table:table-cell table:formula="of:=1+([.F$9]-1)*[.$C44]^[.F$9]-[.F$9]*[.$C44]^([.F$9]-1)" office:value-type="float" office:value="0.9513573696">
            <text:p>0.95136</text:p>
          </table:table-cell>
          <table:table-cell table:formula="of:=1+([.G$9]-1)*[.$C44]^[.G$9]-[.G$9]*[.$C44]^([.G$9]-1)" office:value-type="float" office:value="0.999578624070201">
            <text:p>0.99958</text:p>
          </table:table-cell>
          <table:table-cell table:formula="of:=1+([.H$9]-1)*[.$C44]^[.H$9]-[.H$9]*[.$C44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0.01+[.C44]" office:value-type="float" office:value="0.35">
            <text:p>0.35</text:p>
          </table:table-cell>
          <table:table-cell table:formula="of:=1+([.D$9]-1)*[.$C45]^[.D$9]-[.D$9]*[.$C45]^([.D$9]-1)" office:value-type="float" office:value="0.4225">
            <text:p>0.42250</text:p>
          </table:table-cell>
          <table:table-cell table:formula="of:=1+([.E$9]-1)*[.$C45]^[.E$9]-[.E$9]*[.$C45]^([.E$9]-1)" office:value-type="float" office:value="0.71825">
            <text:p>0.71825</text:p>
          </table:table-cell>
          <table:table-cell table:formula="of:=1+([.F$9]-1)*[.$C45]^[.F$9]-[.F$9]*[.$C45]^([.F$9]-1)" office:value-type="float" office:value="0.9459775">
            <text:p>0.94598</text:p>
          </table:table-cell>
          <table:table-cell table:formula="of:=1+([.G$9]-1)*[.$C45]^[.G$9]-[.G$9]*[.$C45]^([.G$9]-1)" office:value-type="float" office:value="0.999460112875098">
            <text:p>0.99946</text:p>
          </table:table-cell>
          <table:table-cell table:formula="of:=1+([.H$9]-1)*[.$C45]^[.H$9]-[.H$9]*[.$C45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0.01+[.C45]" office:value-type="float" office:value="0.36">
            <text:p>0.36</text:p>
          </table:table-cell>
          <table:table-cell table:formula="of:=1+([.D$9]-1)*[.$C46]^[.D$9]-[.D$9]*[.$C46]^([.D$9]-1)" office:value-type="float" office:value="0.4096">
            <text:p>0.40960</text:p>
          </table:table-cell>
          <table:table-cell table:formula="of:=1+([.E$9]-1)*[.$C46]^[.E$9]-[.E$9]*[.$C46]^([.E$9]-1)" office:value-type="float" office:value="0.704512">
            <text:p>0.70451</text:p>
          </table:table-cell>
          <table:table-cell table:formula="of:=1+([.F$9]-1)*[.$C46]^[.F$9]-[.F$9]*[.$C46]^([.F$9]-1)" office:value-type="float" office:value="0.9402056704">
            <text:p>0.94021</text:p>
          </table:table-cell>
          <table:table-cell table:formula="of:=1+([.G$9]-1)*[.$C46]^[.G$9]-[.G$9]*[.$C46]^([.G$9]-1)" office:value-type="float" office:value="0.999313454692921">
            <text:p>0.99931</text:p>
          </table:table-cell>
          <table:table-cell table:formula="of:=1+([.H$9]-1)*[.$C46]^[.H$9]-[.H$9]*[.$C46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0.01+[.C46]" office:value-type="float" office:value="0.37">
            <text:p>0.37</text:p>
          </table:table-cell>
          <table:table-cell table:formula="of:=1+([.D$9]-1)*[.$C47]^[.D$9]-[.D$9]*[.$C47]^([.D$9]-1)" office:value-type="float" office:value="0.3969">
            <text:p>0.39690</text:p>
          </table:table-cell>
          <table:table-cell table:formula="of:=1+([.E$9]-1)*[.$C47]^[.E$9]-[.E$9]*[.$C47]^([.E$9]-1)" office:value-type="float" office:value="0.690606">
            <text:p>0.69061</text:p>
          </table:table-cell>
          <table:table-cell table:formula="of:=1+([.F$9]-1)*[.$C47]^[.F$9]-[.F$9]*[.$C47]^([.F$9]-1)" office:value-type="float" office:value="0.9340295328">
            <text:p>0.93403</text:p>
          </table:table-cell>
          <table:table-cell table:formula="of:=1+([.G$9]-1)*[.$C47]^[.G$9]-[.G$9]*[.$C47]^([.G$9]-1)" office:value-type="float" office:value="0.999133155195567">
            <text:p>0.99913</text:p>
          </table:table-cell>
          <table:table-cell table:formula="of:=1+([.H$9]-1)*[.$C47]^[.H$9]-[.H$9]*[.$C47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0.01+[.C47]" office:value-type="float" office:value="0.38">
            <text:p>0.38</text:p>
          </table:table-cell>
          <table:table-cell table:formula="of:=1+([.D$9]-1)*[.$C48]^[.D$9]-[.D$9]*[.$C48]^([.D$9]-1)" office:value-type="float" office:value="0.3844">
            <text:p>0.38440</text:p>
          </table:table-cell>
          <table:table-cell table:formula="of:=1+([.E$9]-1)*[.$C48]^[.E$9]-[.E$9]*[.$C48]^([.E$9]-1)" office:value-type="float" office:value="0.676544">
            <text:p>0.67654</text:p>
          </table:table-cell>
          <table:table-cell table:formula="of:=1+([.F$9]-1)*[.$C48]^[.F$9]-[.F$9]*[.$C48]^([.F$9]-1)" office:value-type="float" office:value="0.9274372672">
            <text:p>0.92744</text:p>
          </table:table-cell>
          <table:table-cell table:formula="of:=1+([.G$9]-1)*[.$C48]^[.G$9]-[.G$9]*[.$C48]^([.G$9]-1)" office:value-type="float" office:value="0.998912878053691">
            <text:p>0.99891</text:p>
          </table:table-cell>
          <table:table-cell table:formula="of:=1+([.H$9]-1)*[.$C48]^[.H$9]-[.H$9]*[.$C48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0.01+[.C48]" office:value-type="float" office:value="0.39">
            <text:p>0.39</text:p>
          </table:table-cell>
          <table:table-cell table:formula="of:=1+([.D$9]-1)*[.$C49]^[.D$9]-[.D$9]*[.$C49]^([.D$9]-1)" office:value-type="float" office:value="0.3721">
            <text:p>0.37210</text:p>
          </table:table-cell>
          <table:table-cell table:formula="of:=1+([.E$9]-1)*[.$C49]^[.E$9]-[.E$9]*[.$C49]^([.E$9]-1)" office:value-type="float" office:value="0.662338">
            <text:p>0.66234</text:p>
          </table:table-cell>
          <table:table-cell table:formula="of:=1+([.F$9]-1)*[.$C49]^[.F$9]-[.F$9]*[.$C49]^([.F$9]-1)" office:value-type="float" office:value="0.9204176296">
            <text:p>0.92042</text:p>
          </table:table-cell>
          <table:table-cell table:formula="of:=1+([.G$9]-1)*[.$C49]^[.G$9]-[.G$9]*[.$C49]^([.G$9]-1)" office:value-type="float" office:value="0.99864535293608">
            <text:p>0.99865</text:p>
          </table:table-cell>
          <table:table-cell table:formula="of:=1+([.H$9]-1)*[.$C49]^[.H$9]-[.H$9]*[.$C49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0.01+[.C49]" office:value-type="float" office:value="0.4">
            <text:p>0.40</text:p>
          </table:table-cell>
          <table:table-cell table:formula="of:=1+([.D$9]-1)*[.$C50]^[.D$9]-[.D$9]*[.$C50]^([.D$9]-1)" office:value-type="float" office:value="0.36">
            <text:p>0.36000</text:p>
          </table:table-cell>
          <table:table-cell table:formula="of:=1+([.E$9]-1)*[.$C50]^[.E$9]-[.E$9]*[.$C50]^([.E$9]-1)" office:value-type="float" office:value="0.648">
            <text:p>0.64800</text:p>
          </table:table-cell>
          <table:table-cell table:formula="of:=1+([.F$9]-1)*[.$C50]^[.F$9]-[.F$9]*[.$C50]^([.F$9]-1)" office:value-type="float" office:value="0.91296">
            <text:p>0.91296</text:p>
          </table:table-cell>
          <table:table-cell table:formula="of:=1+([.G$9]-1)*[.$C50]^[.G$9]-[.G$9]*[.$C50]^([.G$9]-1)" office:value-type="float" office:value="0.9983222784">
            <text:p>0.99832</text:p>
          </table:table-cell>
          <table:table-cell table:formula="of:=1+([.H$9]-1)*[.$C50]^[.H$9]-[.H$9]*[.$C50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0.01+[.C50]" office:value-type="float" office:value="0.41">
            <text:p>0.41</text:p>
          </table:table-cell>
          <table:table-cell table:formula="of:=1+([.D$9]-1)*[.$C51]^[.D$9]-[.D$9]*[.$C51]^([.D$9]-1)" office:value-type="float" office:value="0.3481">
            <text:p>0.34810</text:p>
          </table:table-cell>
          <table:table-cell table:formula="of:=1+([.E$9]-1)*[.$C51]^[.E$9]-[.E$9]*[.$C51]^([.E$9]-1)" office:value-type="float" office:value="0.633542">
            <text:p>0.63354</text:p>
          </table:table-cell>
          <table:table-cell table:formula="of:=1+([.F$9]-1)*[.$C51]^[.F$9]-[.F$9]*[.$C51]^([.F$9]-1)" office:value-type="float" office:value="0.9050544304">
            <text:p>0.90505</text:p>
          </table:table-cell>
          <table:table-cell table:formula="of:=1+([.G$9]-1)*[.$C51]^[.G$9]-[.G$9]*[.$C51]^([.G$9]-1)" office:value-type="float" office:value="0.997934219993974">
            <text:p>0.99793</text:p>
          </table:table-cell>
          <table:table-cell table:formula="of:=1+([.H$9]-1)*[.$C51]^[.H$9]-[.H$9]*[.$C51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0.01+[.C51]" office:value-type="float" office:value="0.42">
            <text:p>0.42</text:p>
          </table:table-cell>
          <table:table-cell table:formula="of:=1+([.D$9]-1)*[.$C52]^[.D$9]-[.D$9]*[.$C52]^([.D$9]-1)" office:value-type="float" office:value="0.3364">
            <text:p>0.33640</text:p>
          </table:table-cell>
          <table:table-cell table:formula="of:=1+([.E$9]-1)*[.$C52]^[.E$9]-[.E$9]*[.$C52]^([.E$9]-1)" office:value-type="float" office:value="0.618976">
            <text:p>0.61898</text:p>
          </table:table-cell>
          <table:table-cell table:formula="of:=1+([.F$9]-1)*[.$C52]^[.F$9]-[.F$9]*[.$C52]^([.F$9]-1)" office:value-type="float" office:value="0.8966916928">
            <text:p>0.89669</text:p>
          </table:table-cell>
          <table:table-cell table:formula="of:=1+([.G$9]-1)*[.$C52]^[.G$9]-[.G$9]*[.$C52]^([.G$9]-1)" office:value-type="float" office:value="0.997470503992456">
            <text:p>0.99747</text:p>
          </table:table-cell>
          <table:table-cell table:formula="of:=1+([.H$9]-1)*[.$C52]^[.H$9]-[.H$9]*[.$C52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0.01+[.C52]" office:value-type="float" office:value="0.43">
            <text:p>0.43</text:p>
          </table:table-cell>
          <table:table-cell table:formula="of:=1+([.D$9]-1)*[.$C53]^[.D$9]-[.D$9]*[.$C53]^([.D$9]-1)" office:value-type="float" office:value="0.3249">
            <text:p>0.32490</text:p>
          </table:table-cell>
          <table:table-cell table:formula="of:=1+([.E$9]-1)*[.$C53]^[.E$9]-[.E$9]*[.$C53]^([.E$9]-1)" office:value-type="float" office:value="0.604314">
            <text:p>0.60431</text:p>
          </table:table-cell>
          <table:table-cell table:formula="of:=1+([.F$9]-1)*[.$C53]^[.F$9]-[.F$9]*[.$C53]^([.F$9]-1)" office:value-type="float" office:value="0.8878633272">
            <text:p>0.88786</text:p>
          </table:table-cell>
          <table:table-cell table:formula="of:=1+([.G$9]-1)*[.$C53]^[.G$9]-[.G$9]*[.$C53]^([.G$9]-1)" office:value-type="float" office:value="0.996919107288827">
            <text:p>0.99692</text:p>
          </table:table-cell>
          <table:table-cell table:formula="of:=1+([.H$9]-1)*[.$C53]^[.H$9]-[.H$9]*[.$C53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0.01+[.C53]" office:value-type="float" office:value="0.44">
            <text:p>0.44</text:p>
          </table:table-cell>
          <table:table-cell table:formula="of:=1+([.D$9]-1)*[.$C54]^[.D$9]-[.D$9]*[.$C54]^([.D$9]-1)" office:value-type="float" office:value="0.3136">
            <text:p>0.31360</text:p>
          </table:table-cell>
          <table:table-cell table:formula="of:=1+([.E$9]-1)*[.$C54]^[.E$9]-[.E$9]*[.$C54]^([.E$9]-1)" office:value-type="float" office:value="0.589568">
            <text:p>0.58957</text:p>
          </table:table-cell>
          <table:table-cell table:formula="of:=1+([.F$9]-1)*[.$C54]^[.F$9]-[.F$9]*[.$C54]^([.F$9]-1)" office:value-type="float" office:value="0.8785616896">
            <text:p>0.87856</text:p>
          </table:table-cell>
          <table:table-cell table:formula="of:=1+([.G$9]-1)*[.$C54]^[.G$9]-[.G$9]*[.$C54]^([.G$9]-1)" office:value-type="float" office:value="0.996266544089363">
            <text:p>0.99627</text:p>
          </table:table-cell>
          <table:table-cell table:formula="of:=1+([.H$9]-1)*[.$C54]^[.H$9]-[.H$9]*[.$C54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0.01+[.C54]" office:value-type="float" office:value="0.45">
            <text:p>0.45</text:p>
          </table:table-cell>
          <table:table-cell table:formula="of:=1+([.D$9]-1)*[.$C55]^[.D$9]-[.D$9]*[.$C55]^([.D$9]-1)" office:value-type="float" office:value="0.3025">
            <text:p>0.30250</text:p>
          </table:table-cell>
          <table:table-cell table:formula="of:=1+([.E$9]-1)*[.$C55]^[.E$9]-[.E$9]*[.$C55]^([.E$9]-1)" office:value-type="float" office:value="0.57475">
            <text:p>0.57475</text:p>
          </table:table-cell>
          <table:table-cell table:formula="of:=1+([.F$9]-1)*[.$C55]^[.F$9]-[.F$9]*[.$C55]^([.F$9]-1)" office:value-type="float" office:value="0.86878">
            <text:p>0.86878</text:p>
          </table:table-cell>
          <table:table-cell table:formula="of:=1+([.G$9]-1)*[.$C55]^[.G$9]-[.G$9]*[.$C55]^([.G$9]-1)" office:value-type="float" office:value="0.99549775017666">
            <text:p>0.99550</text:p>
          </table:table-cell>
          <table:table-cell table:formula="of:=1+([.H$9]-1)*[.$C55]^[.H$9]-[.H$9]*[.$C55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0.01+[.C55]" office:value-type="float" office:value="0.46">
            <text:p>0.46</text:p>
          </table:table-cell>
          <table:table-cell table:formula="of:=1+([.D$9]-1)*[.$C56]^[.D$9]-[.D$9]*[.$C56]^([.D$9]-1)" office:value-type="float" office:value="0.2916">
            <text:p>0.29160</text:p>
          </table:table-cell>
          <table:table-cell table:formula="of:=1+([.E$9]-1)*[.$C56]^[.E$9]-[.E$9]*[.$C56]^([.E$9]-1)" office:value-type="float" office:value="0.559872">
            <text:p>0.55987</text:p>
          </table:table-cell>
          <table:table-cell table:formula="of:=1+([.F$9]-1)*[.$C56]^[.F$9]-[.F$9]*[.$C56]^([.F$9]-1)" office:value-type="float" office:value="0.8585123904">
            <text:p>0.85851</text:p>
          </table:table-cell>
          <table:table-cell table:formula="of:=1+([.G$9]-1)*[.$C56]^[.G$9]-[.G$9]*[.$C56]^([.G$9]-1)" office:value-type="float" office:value="0.994595965646759">
            <text:p>0.99460</text:p>
          </table:table-cell>
          <table:table-cell table:formula="of:=1+([.H$9]-1)*[.$C56]^[.H$9]-[.H$9]*[.$C56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0.01+[.C56]" office:value-type="float" office:value="0.47">
            <text:p>0.47</text:p>
          </table:table-cell>
          <table:table-cell table:formula="of:=1+([.D$9]-1)*[.$C57]^[.D$9]-[.D$9]*[.$C57]^([.D$9]-1)" office:value-type="float" office:value="0.2809">
            <text:p>0.28090</text:p>
          </table:table-cell>
          <table:table-cell table:formula="of:=1+([.E$9]-1)*[.$C57]^[.E$9]-[.E$9]*[.$C57]^([.E$9]-1)" office:value-type="float" office:value="0.544946">
            <text:p>0.54495</text:p>
          </table:table-cell>
          <table:table-cell table:formula="of:=1+([.F$9]-1)*[.$C57]^[.F$9]-[.F$9]*[.$C57]^([.F$9]-1)" office:value-type="float" office:value="0.8477539528">
            <text:p>0.84775</text:p>
          </table:table-cell>
          <table:table-cell table:formula="of:=1+([.G$9]-1)*[.$C57]^[.G$9]-[.G$9]*[.$C57]^([.G$9]-1)" office:value-type="float" office:value="0.993542617170197">
            <text:p>0.99354</text:p>
          </table:table-cell>
          <table:table-cell table:formula="of:=1+([.H$9]-1)*[.$C57]^[.H$9]-[.H$9]*[.$C57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0.01+[.C57]" office:value-type="float" office:value="0.48">
            <text:p>0.48</text:p>
          </table:table-cell>
          <table:table-cell table:formula="of:=1+([.D$9]-1)*[.$C58]^[.D$9]-[.D$9]*[.$C58]^([.D$9]-1)" office:value-type="float" office:value="0.2704">
            <text:p>0.27040</text:p>
          </table:table-cell>
          <table:table-cell table:formula="of:=1+([.E$9]-1)*[.$C58]^[.E$9]-[.E$9]*[.$C58]^([.E$9]-1)" office:value-type="float" office:value="0.529984">
            <text:p>0.52998</text:p>
          </table:table-cell>
          <table:table-cell table:formula="of:=1+([.F$9]-1)*[.$C58]^[.F$9]-[.F$9]*[.$C58]^([.F$9]-1)" office:value-type="float" office:value="0.8365007872">
            <text:p>0.83650</text:p>
          </table:table-cell>
          <table:table-cell table:formula="of:=1+([.G$9]-1)*[.$C58]^[.G$9]-[.G$9]*[.$C58]^([.G$9]-1)" office:value-type="float" office:value="0.992317200983822">
            <text:p>0.99232</text:p>
          </table:table-cell>
          <table:table-cell table:formula="of:=1+([.H$9]-1)*[.$C58]^[.H$9]-[.H$9]*[.$C58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0.01+[.C58]" office:value-type="float" office:value="0.49">
            <text:p>0.49</text:p>
          </table:table-cell>
          <table:table-cell table:formula="of:=1+([.D$9]-1)*[.$C59]^[.D$9]-[.D$9]*[.$C59]^([.D$9]-1)" office:value-type="float" office:value="0.2601">
            <text:p>0.26010</text:p>
          </table:table-cell>
          <table:table-cell table:formula="of:=1+([.E$9]-1)*[.$C59]^[.E$9]-[.E$9]*[.$C59]^([.E$9]-1)" office:value-type="float" office:value="0.514998">
            <text:p>0.51500</text:p>
          </table:table-cell>
          <table:table-cell table:formula="of:=1+([.F$9]-1)*[.$C59]^[.F$9]-[.F$9]*[.$C59]^([.F$9]-1)" office:value-type="float" office:value="0.8247500496">
            <text:p>0.82475</text:p>
          </table:table-cell>
          <table:table-cell table:formula="of:=1+([.G$9]-1)*[.$C59]^[.G$9]-[.G$9]*[.$C59]^([.G$9]-1)" office:value-type="float" office:value="0.990897167987681">
            <text:p>0.99090</text:p>
          </table:table-cell>
          <table:table-cell table:formula="of:=1+([.H$9]-1)*[.$C59]^[.H$9]-[.H$9]*[.$C59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0.01+[.C59]" office:value-type="float" office:value="0.5">
            <text:p>0.50</text:p>
          </table:table-cell>
          <table:table-cell table:formula="of:=1+([.D$9]-1)*[.$C60]^[.D$9]-[.D$9]*[.$C60]^([.D$9]-1)" office:value-type="float" office:value="0.25">
            <text:p>0.25000</text:p>
          </table:table-cell>
          <table:table-cell table:formula="of:=1+([.E$9]-1)*[.$C60]^[.E$9]-[.E$9]*[.$C60]^([.E$9]-1)" office:value-type="float" office:value="0.5">
            <text:p>0.50000</text:p>
          </table:table-cell>
          <table:table-cell table:formula="of:=1+([.F$9]-1)*[.$C60]^[.F$9]-[.F$9]*[.$C60]^([.F$9]-1)" office:value-type="float" office:value="0.8125">
            <text:p>0.81250</text:p>
          </table:table-cell>
          <table:table-cell table:formula="of:=1+([.G$9]-1)*[.$C60]^[.G$9]-[.G$9]*[.$C60]^([.G$9]-1)" office:value-type="float" office:value="0.9892578125">
            <text:p>0.98926</text:p>
          </table:table-cell>
          <table:table-cell table:formula="of:=1+([.H$9]-1)*[.$C60]^[.H$9]-[.H$9]*[.$C60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0.01+[.C60]" office:value-type="float" office:value="0.51">
            <text:p>0.51</text:p>
          </table:table-cell>
          <table:table-cell table:formula="of:=1+([.D$9]-1)*[.$C61]^[.D$9]-[.D$9]*[.$C61]^([.D$9]-1)" office:value-type="float" office:value="0.2401">
            <text:p>0.24010</text:p>
          </table:table-cell>
          <table:table-cell table:formula="of:=1+([.E$9]-1)*[.$C61]^[.E$9]-[.E$9]*[.$C61]^([.E$9]-1)" office:value-type="float" office:value="0.485002">
            <text:p>0.48500</text:p>
          </table:table-cell>
          <table:table-cell table:formula="of:=1+([.F$9]-1)*[.$C61]^[.F$9]-[.F$9]*[.$C61]^([.F$9]-1)" office:value-type="float" office:value="0.7997500504">
            <text:p>0.79975</text:p>
          </table:table-cell>
          <table:table-cell table:formula="of:=1+([.G$9]-1)*[.$C61]^[.G$9]-[.G$9]*[.$C61]^([.G$9]-1)" office:value-type="float" office:value="0.987372166413581">
            <text:p>0.98737</text:p>
          </table:table-cell>
          <table:table-cell table:formula="of:=1+([.H$9]-1)*[.$C61]^[.H$9]-[.H$9]*[.$C61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0.01+[.C61]" office:value-type="float" office:value="0.52">
            <text:p>0.52</text:p>
          </table:table-cell>
          <table:table-cell table:formula="of:=1+([.D$9]-1)*[.$C62]^[.D$9]-[.D$9]*[.$C62]^([.D$9]-1)" office:value-type="float" office:value="0.2304">
            <text:p>0.23040</text:p>
          </table:table-cell>
          <table:table-cell table:formula="of:=1+([.E$9]-1)*[.$C62]^[.E$9]-[.E$9]*[.$C62]^([.E$9]-1)" office:value-type="float" office:value="0.470016">
            <text:p>0.47002</text:p>
          </table:table-cell>
          <table:table-cell table:formula="of:=1+([.F$9]-1)*[.$C62]^[.F$9]-[.F$9]*[.$C62]^([.F$9]-1)" office:value-type="float" office:value="0.7865008128">
            <text:p>0.78650</text:p>
          </table:table-cell>
          <table:table-cell table:formula="of:=1+([.G$9]-1)*[.$C62]^[.G$9]-[.G$9]*[.$C62]^([.G$9]-1)" office:value-type="float" office:value="0.985210900699058">
            <text:p>0.98521</text:p>
          </table:table-cell>
          <table:table-cell table:formula="of:=1+([.H$9]-1)*[.$C62]^[.H$9]-[.H$9]*[.$C62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0.01+[.C62]" office:value-type="float" office:value="0.53">
            <text:p>0.53</text:p>
          </table:table-cell>
          <table:table-cell table:formula="of:=1+([.D$9]-1)*[.$C63]^[.D$9]-[.D$9]*[.$C63]^([.D$9]-1)" office:value-type="float" office:value="0.2209">
            <text:p>0.22090</text:p>
          </table:table-cell>
          <table:table-cell table:formula="of:=1+([.E$9]-1)*[.$C63]^[.E$9]-[.E$9]*[.$C63]^([.E$9]-1)" office:value-type="float" office:value="0.455053999999999">
            <text:p>0.45505</text:p>
          </table:table-cell>
          <table:table-cell table:formula="of:=1+([.F$9]-1)*[.$C63]^[.F$9]-[.F$9]*[.$C63]^([.F$9]-1)" office:value-type="float" office:value="0.7727541472">
            <text:p>0.77275</text:p>
          </table:table-cell>
          <table:table-cell table:formula="of:=1+([.G$9]-1)*[.$C63]^[.G$9]-[.G$9]*[.$C63]^([.G$9]-1)" office:value-type="float" office:value="0.982742236414875">
            <text:p>0.98274</text:p>
          </table:table-cell>
          <table:table-cell table:formula="of:=1+([.H$9]-1)*[.$C63]^[.H$9]-[.H$9]*[.$C63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0.01+[.C63]" office:value-type="float" office:value="0.54">
            <text:p>0.54</text:p>
          </table:table-cell>
          <table:table-cell table:formula="of:=1+([.D$9]-1)*[.$C64]^[.D$9]-[.D$9]*[.$C64]^([.D$9]-1)" office:value-type="float" office:value="0.2116">
            <text:p>0.21160</text:p>
          </table:table-cell>
          <table:table-cell table:formula="of:=1+([.E$9]-1)*[.$C64]^[.E$9]-[.E$9]*[.$C64]^([.E$9]-1)" office:value-type="float" office:value="0.440128">
            <text:p>0.44013</text:p>
          </table:table-cell>
          <table:table-cell table:formula="of:=1+([.F$9]-1)*[.$C64]^[.F$9]-[.F$9]*[.$C64]^([.F$9]-1)" office:value-type="float" office:value="0.7585132096">
            <text:p>0.75851</text:p>
          </table:table-cell>
          <table:table-cell table:formula="of:=1+([.G$9]-1)*[.$C64]^[.G$9]-[.G$9]*[.$C64]^([.G$9]-1)" office:value-type="float" office:value="0.979931867610709">
            <text:p>0.97993</text:p>
          </table:table-cell>
          <table:table-cell table:formula="of:=1+([.H$9]-1)*[.$C64]^[.H$9]-[.H$9]*[.$C64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0.01+[.C64]" office:value-type="float" office:value="0.55">
            <text:p>0.55</text:p>
          </table:table-cell>
          <table:table-cell table:formula="of:=1+([.D$9]-1)*[.$C65]^[.D$9]-[.D$9]*[.$C65]^([.D$9]-1)" office:value-type="float" office:value="0.2025">
            <text:p>0.20250</text:p>
          </table:table-cell>
          <table:table-cell table:formula="of:=1+([.E$9]-1)*[.$C65]^[.E$9]-[.E$9]*[.$C65]^([.E$9]-1)" office:value-type="float" office:value="0.42525">
            <text:p>0.42525</text:p>
          </table:table-cell>
          <table:table-cell table:formula="of:=1+([.F$9]-1)*[.$C65]^[.F$9]-[.F$9]*[.$C65]^([.F$9]-1)" office:value-type="float" office:value="0.7437825">
            <text:p>0.74378</text:p>
          </table:table-cell>
          <table:table-cell table:formula="of:=1+([.G$9]-1)*[.$C65]^[.G$9]-[.G$9]*[.$C65]^([.G$9]-1)" office:value-type="float" office:value="0.976742898750879">
            <text:p>0.97674</text:p>
          </table:table-cell>
          <table:table-cell table:formula="of:=1+([.H$9]-1)*[.$C65]^[.H$9]-[.H$9]*[.$C65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0.01+[.C65]" office:value-type="float" office:value="0.56">
            <text:p>0.56</text:p>
          </table:table-cell>
          <table:table-cell table:formula="of:=1+([.D$9]-1)*[.$C66]^[.D$9]-[.D$9]*[.$C66]^([.D$9]-1)" office:value-type="float" office:value="0.1936">
            <text:p>0.19360</text:p>
          </table:table-cell>
          <table:table-cell table:formula="of:=1+([.E$9]-1)*[.$C66]^[.E$9]-[.E$9]*[.$C66]^([.E$9]-1)" office:value-type="float" office:value="0.410431999999999">
            <text:p>0.41043</text:p>
          </table:table-cell>
          <table:table-cell table:formula="of:=1+([.F$9]-1)*[.$C66]^[.F$9]-[.F$9]*[.$C66]^([.F$9]-1)" office:value-type="float" office:value="0.7285679104">
            <text:p>0.72857</text:p>
          </table:table-cell>
          <table:table-cell table:formula="of:=1+([.G$9]-1)*[.$C66]^[.G$9]-[.G$9]*[.$C66]^([.G$9]-1)" office:value-type="float" office:value="0.973135799537201">
            <text:p>0.97314</text:p>
          </table:table-cell>
          <table:table-cell table:formula="of:=1+([.H$9]-1)*[.$C66]^[.H$9]-[.H$9]*[.$C66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0.01+[.C66]" office:value-type="float" office:value="0.57">
            <text:p>0.57</text:p>
          </table:table-cell>
          <table:table-cell table:formula="of:=1+([.D$9]-1)*[.$C67]^[.D$9]-[.D$9]*[.$C67]^([.D$9]-1)" office:value-type="float" office:value="0.1849">
            <text:p>0.18490</text:p>
          </table:table-cell>
          <table:table-cell table:formula="of:=1+([.E$9]-1)*[.$C67]^[.E$9]-[.E$9]*[.$C67]^([.E$9]-1)" office:value-type="float" office:value="0.395686">
            <text:p>0.39569</text:p>
          </table:table-cell>
          <table:table-cell table:formula="of:=1+([.F$9]-1)*[.$C67]^[.F$9]-[.F$9]*[.$C67]^([.F$9]-1)" office:value-type="float" office:value="0.7128767728">
            <text:p>0.71288</text:p>
          </table:table-cell>
          <table:table-cell table:formula="of:=1+([.G$9]-1)*[.$C67]^[.G$9]-[.G$9]*[.$C67]^([.G$9]-1)" office:value-type="float" office:value="0.96906838027728">
            <text:p>0.96907</text:p>
          </table:table-cell>
          <table:table-cell table:formula="of:=1+([.H$9]-1)*[.$C67]^[.H$9]-[.H$9]*[.$C67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0.01+[.C67]" office:value-type="float" office:value="0.58">
            <text:p>0.58</text:p>
          </table:table-cell>
          <table:table-cell table:formula="of:=1+([.D$9]-1)*[.$C68]^[.D$9]-[.D$9]*[.$C68]^([.D$9]-1)" office:value-type="float" office:value="0.1764">
            <text:p>0.17640</text:p>
          </table:table-cell>
          <table:table-cell table:formula="of:=1+([.E$9]-1)*[.$C68]^[.E$9]-[.E$9]*[.$C68]^([.E$9]-1)" office:value-type="float" office:value="0.381023999999999">
            <text:p>0.38102</text:p>
          </table:table-cell>
          <table:table-cell table:formula="of:=1+([.F$9]-1)*[.$C68]^[.F$9]-[.F$9]*[.$C68]^([.F$9]-1)" office:value-type="float" office:value="0.696717907199999">
            <text:p>0.69672</text:p>
          </table:table-cell>
          <table:table-cell table:formula="of:=1+([.G$9]-1)*[.$C68]^[.G$9]-[.G$9]*[.$C68]^([.G$9]-1)" office:value-type="float" office:value="0.964495791224497">
            <text:p>0.96450</text:p>
          </table:table-cell>
          <table:table-cell table:formula="of:=1+([.H$9]-1)*[.$C68]^[.H$9]-[.H$9]*[.$C68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0.01+[.C68]" office:value-type="float" office:value="0.59">
            <text:p>0.59</text:p>
          </table:table-cell>
          <table:table-cell table:formula="of:=1+([.D$9]-1)*[.$C69]^[.D$9]-[.D$9]*[.$C69]^([.D$9]-1)" office:value-type="float" office:value="0.1681">
            <text:p>0.16810</text:p>
          </table:table-cell>
          <table:table-cell table:formula="of:=1+([.E$9]-1)*[.$C69]^[.E$9]-[.E$9]*[.$C69]^([.E$9]-1)" office:value-type="float" office:value="0.366457999999999">
            <text:p>0.36646</text:p>
          </table:table-cell>
          <table:table-cell table:formula="of:=1+([.F$9]-1)*[.$C69]^[.F$9]-[.F$9]*[.$C69]^([.F$9]-1)" office:value-type="float" office:value="0.680101669599999">
            <text:p>0.68010</text:p>
          </table:table-cell>
          <table:table-cell table:formula="of:=1+([.G$9]-1)*[.$C69]^[.G$9]-[.G$9]*[.$C69]^([.G$9]-1)" office:value-type="float" office:value="0.959370549610508">
            <text:p>0.95937</text:p>
          </table:table-cell>
          <table:table-cell table:formula="of:=1+([.H$9]-1)*[.$C69]^[.H$9]-[.H$9]*[.$C69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0.01+[.C69]" office:value-type="float" office:value="0.6">
            <text:p>0.60</text:p>
          </table:table-cell>
          <table:table-cell table:formula="of:=1+([.D$9]-1)*[.$C70]^[.D$9]-[.D$9]*[.$C70]^([.D$9]-1)" office:value-type="float" office:value="0.16">
            <text:p>0.16000</text:p>
          </table:table-cell>
          <table:table-cell table:formula="of:=1+([.E$9]-1)*[.$C70]^[.E$9]-[.E$9]*[.$C70]^([.E$9]-1)" office:value-type="float" office:value="0.351999999999999">
            <text:p>0.35200</text:p>
          </table:table-cell>
          <table:table-cell table:formula="of:=1+([.F$9]-1)*[.$C70]^[.F$9]-[.F$9]*[.$C70]^([.F$9]-1)" office:value-type="float" office:value="0.663039999999999">
            <text:p>0.66304</text:p>
          </table:table-cell>
          <table:table-cell table:formula="of:=1+([.G$9]-1)*[.$C70]^[.G$9]-[.G$9]*[.$C70]^([.G$9]-1)" office:value-type="float" office:value="0.9536425984">
            <text:p>0.95364</text:p>
          </table:table-cell>
          <table:table-cell table:formula="of:=1+([.H$9]-1)*[.$C70]^[.H$9]-[.H$9]*[.$C70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0.01+[.C70]" office:value-type="float" office:value="0.61">
            <text:p>0.61</text:p>
          </table:table-cell>
          <table:table-cell table:formula="of:=1+([.D$9]-1)*[.$C71]^[.D$9]-[.D$9]*[.$C71]^([.D$9]-1)" office:value-type="float" office:value="0.1521">
            <text:p>0.15210</text:p>
          </table:table-cell>
          <table:table-cell table:formula="of:=1+([.E$9]-1)*[.$C71]^[.E$9]-[.E$9]*[.$C71]^([.E$9]-1)" office:value-type="float" office:value="0.337661999999999">
            <text:p>0.33766</text:p>
          </table:table-cell>
          <table:table-cell table:formula="of:=1+([.F$9]-1)*[.$C71]^[.F$9]-[.F$9]*[.$C71]^([.F$9]-1)" office:value-type="float" office:value="0.6455464704">
            <text:p>0.64555</text:p>
          </table:table-cell>
          <table:table-cell table:formula="of:=1+([.G$9]-1)*[.$C71]^[.G$9]-[.G$9]*[.$C71]^([.G$9]-1)" office:value-type="float" office:value="0.947259401121318">
            <text:p>0.94726</text:p>
          </table:table-cell>
          <table:table-cell table:formula="of:=1+([.H$9]-1)*[.$C71]^[.H$9]-[.H$9]*[.$C71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0.01+[.C71]" office:value-type="float" office:value="0.62">
            <text:p>0.62</text:p>
          </table:table-cell>
          <table:table-cell table:formula="of:=1+([.D$9]-1)*[.$C72]^[.D$9]-[.D$9]*[.$C72]^([.D$9]-1)" office:value-type="float" office:value="0.1444">
            <text:p>0.14440</text:p>
          </table:table-cell>
          <table:table-cell table:formula="of:=1+([.E$9]-1)*[.$C72]^[.E$9]-[.E$9]*[.$C72]^([.E$9]-1)" office:value-type="float" office:value="0.323455999999999">
            <text:p>0.32346</text:p>
          </table:table-cell>
          <table:table-cell table:formula="of:=1+([.F$9]-1)*[.$C72]^[.F$9]-[.F$9]*[.$C72]^([.F$9]-1)" office:value-type="float" office:value="0.627636332799999">
            <text:p>0.62764</text:p>
          </table:table-cell>
          <table:table-cell table:formula="of:=1+([.G$9]-1)*[.$C72]^[.G$9]-[.G$9]*[.$C72]^([.G$9]-1)" office:value-type="float" office:value="0.940166077465515">
            <text:p>0.94017</text:p>
          </table:table-cell>
          <table:table-cell table:formula="of:=1+([.H$9]-1)*[.$C72]^[.H$9]-[.H$9]*[.$C72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0.01+[.C72]" office:value-type="float" office:value="0.63">
            <text:p>0.63</text:p>
          </table:table-cell>
          <table:table-cell table:formula="of:=1+([.D$9]-1)*[.$C73]^[.D$9]-[.D$9]*[.$C73]^([.D$9]-1)" office:value-type="float" office:value="0.1369">
            <text:p>0.13690</text:p>
          </table:table-cell>
          <table:table-cell table:formula="of:=1+([.E$9]-1)*[.$C73]^[.E$9]-[.E$9]*[.$C73]^([.E$9]-1)" office:value-type="float" office:value="0.309393999999999">
            <text:p>0.30939</text:p>
          </table:table-cell>
          <table:table-cell table:formula="of:=1+([.F$9]-1)*[.$C73]^[.F$9]-[.F$9]*[.$C73]^([.F$9]-1)" office:value-type="float" office:value="0.609326567199999">
            <text:p>0.60933</text:p>
          </table:table-cell>
          <table:table-cell table:formula="of:=1+([.G$9]-1)*[.$C73]^[.G$9]-[.G$9]*[.$C73]^([.G$9]-1)" office:value-type="float" office:value="0.932305584700823">
            <text:p>0.93231</text:p>
          </table:table-cell>
          <table:table-cell table:formula="of:=1+([.H$9]-1)*[.$C73]^[.H$9]-[.H$9]*[.$C73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0.01+[.C73]" office:value-type="float" office:value="0.64">
            <text:p>0.64</text:p>
          </table:table-cell>
          <table:table-cell table:formula="of:=1+([.D$9]-1)*[.$C74]^[.D$9]-[.D$9]*[.$C74]^([.D$9]-1)" office:value-type="float" office:value="0.1296">
            <text:p>0.12960</text:p>
          </table:table-cell>
          <table:table-cell table:formula="of:=1+([.E$9]-1)*[.$C74]^[.E$9]-[.E$9]*[.$C74]^([.E$9]-1)" office:value-type="float" office:value="0.295487999999999">
            <text:p>0.29549</text:p>
          </table:table-cell>
          <table:table-cell table:formula="of:=1+([.F$9]-1)*[.$C74]^[.F$9]-[.F$9]*[.$C74]^([.F$9]-1)" office:value-type="float" office:value="0.590635929599999">
            <text:p>0.59064</text:p>
          </table:table-cell>
          <table:table-cell table:formula="of:=1+([.G$9]-1)*[.$C74]^[.G$9]-[.G$9]*[.$C74]^([.G$9]-1)" office:value-type="float" office:value="0.923618950319796">
            <text:p>0.92362</text:p>
          </table:table-cell>
          <table:table-cell table:formula="of:=1+([.H$9]-1)*[.$C74]^[.H$9]-[.H$9]*[.$C74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0.01+[.C74]" office:value-type="float" office:value="0.65">
            <text:p>0.65</text:p>
          </table:table-cell>
          <table:table-cell table:formula="of:=1+([.D$9]-1)*[.$C75]^[.D$9]-[.D$9]*[.$C75]^([.D$9]-1)" office:value-type="float" office:value="0.1225">
            <text:p>0.12250</text:p>
          </table:table-cell>
          <table:table-cell table:formula="of:=1+([.E$9]-1)*[.$C75]^[.E$9]-[.E$9]*[.$C75]^([.E$9]-1)" office:value-type="float" office:value="0.281749999999999">
            <text:p>0.28175</text:p>
          </table:table-cell>
          <table:table-cell table:formula="of:=1+([.F$9]-1)*[.$C75]^[.F$9]-[.F$9]*[.$C75]^([.F$9]-1)" office:value-type="float" office:value="0.571584999999999">
            <text:p>0.57159</text:p>
          </table:table-cell>
          <table:table-cell table:formula="of:=1+([.G$9]-1)*[.$C75]^[.G$9]-[.G$9]*[.$C75]^([.G$9]-1)" office:value-type="float" office:value="0.914045561722753">
            <text:p>0.91405</text:p>
          </table:table-cell>
          <table:table-cell table:formula="of:=1+([.H$9]-1)*[.$C75]^[.H$9]-[.H$9]*[.$C75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0.01+[.C75]" office:value-type="float" office:value="0.66">
            <text:p>0.66</text:p>
          </table:table-cell>
          <table:table-cell table:formula="of:=1+([.D$9]-1)*[.$C76]^[.D$9]-[.D$9]*[.$C76]^([.D$9]-1)" office:value-type="float" office:value="0.1156">
            <text:p>0.11560</text:p>
          </table:table-cell>
          <table:table-cell table:formula="of:=1+([.E$9]-1)*[.$C76]^[.E$9]-[.E$9]*[.$C76]^([.E$9]-1)" office:value-type="float" office:value="0.268191999999999">
            <text:p>0.26819</text:p>
          </table:table-cell>
          <table:table-cell table:formula="of:=1+([.F$9]-1)*[.$C76]^[.F$9]-[.F$9]*[.$C76]^([.F$9]-1)" office:value-type="float" office:value="0.552196230399999">
            <text:p>0.55220</text:p>
          </table:table-cell>
          <table:table-cell table:formula="of:=1+([.G$9]-1)*[.$C76]^[.G$9]-[.G$9]*[.$C76]^([.G$9]-1)" office:value-type="float" office:value="0.903523519143972">
            <text:p>0.90352</text:p>
          </table:table-cell>
          <table:table-cell table:formula="of:=1+([.H$9]-1)*[.$C76]^[.H$9]-[.H$9]*[.$C76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0.01+[.C76]" office:value-type="float" office:value="0.67">
            <text:p>0.67</text:p>
          </table:table-cell>
          <table:table-cell table:formula="of:=1+([.D$9]-1)*[.$C77]^[.D$9]-[.D$9]*[.$C77]^([.D$9]-1)" office:value-type="float" office:value="0.1089">
            <text:p>0.10890</text:p>
          </table:table-cell>
          <table:table-cell table:formula="of:=1+([.E$9]-1)*[.$C77]^[.E$9]-[.E$9]*[.$C77]^([.E$9]-1)" office:value-type="float" office:value="0.254826">
            <text:p>0.25483</text:p>
          </table:table-cell>
          <table:table-cell table:formula="of:=1+([.F$9]-1)*[.$C77]^[.F$9]-[.F$9]*[.$C77]^([.F$9]-1)" office:value-type="float" office:value="0.532493992799999">
            <text:p>0.53249</text:p>
          </table:table-cell>
          <table:table-cell table:formula="of:=1+([.G$9]-1)*[.$C77]^[.G$9]-[.G$9]*[.$C77]^([.G$9]-1)" office:value-type="float" office:value="0.891990058446709">
            <text:p>0.89199</text:p>
          </table:table-cell>
          <table:table-cell table:formula="of:=1+([.H$9]-1)*[.$C77]^[.H$9]-[.H$9]*[.$C77]^([.H$9]-1)" office:value-type="float" office:value="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0.01+[.C77]" office:value-type="float" office:value="0.68">
            <text:p>0.68</text:p>
          </table:table-cell>
          <table:table-cell table:formula="of:=1+([.D$9]-1)*[.$C78]^[.D$9]-[.D$9]*[.$C78]^([.D$9]-1)" office:value-type="float" office:value="0.1024">
            <text:p>0.10240</text:p>
          </table:table-cell>
          <table:table-cell table:formula="of:=1+([.E$9]-1)*[.$C78]^[.E$9]-[.E$9]*[.$C78]^([.E$9]-1)" office:value-type="float" office:value="0.241663999999999">
            <text:p>0.24166</text:p>
          </table:table-cell>
          <table:table-cell table:formula="of:=1+([.F$9]-1)*[.$C78]^[.F$9]-[.F$9]*[.$C78]^([.F$9]-1)" office:value-type="float" office:value="0.512504627199999">
            <text:p>0.51250</text:p>
          </table:table-cell>
          <table:table-cell table:formula="of:=1+([.G$9]-1)*[.$C78]^[.G$9]-[.G$9]*[.$C78]^([.G$9]-1)" office:value-type="float" office:value="0.879382050849853">
            <text:p>0.87938</text:p>
          </table:table-cell>
          <table:table-cell table:formula="of:=1+([.H$9]-1)*[.$C78]^[.H$9]-[.H$9]*[.$C78]^([.H$9]-1)" office:value-type="float" office:value="0.999999999999999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0.01+[.C78]" office:value-type="float" office:value="0.69">
            <text:p>0.69</text:p>
          </table:table-cell>
          <table:table-cell table:formula="of:=1+([.D$9]-1)*[.$C79]^[.D$9]-[.D$9]*[.$C79]^([.D$9]-1)" office:value-type="float" office:value="0.0960999999999999">
            <text:p>0.09610</text:p>
          </table:table-cell>
          <table:table-cell table:formula="of:=1+([.E$9]-1)*[.$C79]^[.E$9]-[.E$9]*[.$C79]^([.E$9]-1)" office:value-type="float" office:value="0.228718">
            <text:p>0.22872</text:p>
          </table:table-cell>
          <table:table-cell table:formula="of:=1+([.F$9]-1)*[.$C79]^[.F$9]-[.F$9]*[.$C79]^([.F$9]-1)" office:value-type="float" office:value="0.492256489599999">
            <text:p>0.49226</text:p>
          </table:table-cell>
          <table:table-cell table:formula="of:=1+([.G$9]-1)*[.$C79]^[.G$9]-[.G$9]*[.$C79]^([.G$9]-1)" office:value-type="float" office:value="0.865636587103166">
            <text:p>0.86564</text:p>
          </table:table-cell>
          <table:table-cell table:formula="of:=1+([.H$9]-1)*[.$C79]^[.H$9]-[.H$9]*[.$C79]^([.H$9]-1)" office:value-type="float" office:value="0.999999999999996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0.01+[.C79]" office:value-type="float" office:value="0.7">
            <text:p>0.70</text:p>
          </table:table-cell>
          <table:table-cell table:formula="of:=1+([.D$9]-1)*[.$C80]^[.D$9]-[.D$9]*[.$C80]^([.D$9]-1)" office:value-type="float" office:value="0.0899999999999999">
            <text:p>0.09000</text:p>
          </table:table-cell>
          <table:table-cell table:formula="of:=1+([.E$9]-1)*[.$C80]^[.E$9]-[.E$9]*[.$C80]^([.E$9]-1)" office:value-type="float" office:value="0.216">
            <text:p>0.21600</text:p>
          </table:table-cell>
          <table:table-cell table:formula="of:=1+([.F$9]-1)*[.$C80]^[.F$9]-[.F$9]*[.$C80]^([.F$9]-1)" office:value-type="float" office:value="0.471779999999999">
            <text:p>0.47178</text:p>
          </table:table-cell>
          <table:table-cell table:formula="of:=1+([.G$9]-1)*[.$C80]^[.G$9]-[.G$9]*[.$C80]^([.G$9]-1)" office:value-type="float" office:value="0.850691654099999">
            <text:p>0.85069</text:p>
          </table:table-cell>
          <table:table-cell table:formula="of:=1+([.H$9]-1)*[.$C80]^[.H$9]-[.H$9]*[.$C80]^([.H$9]-1)" office:value-type="float" office:value="0.999999999999986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0.01+[.C80]" office:value-type="float" office:value="0.71">
            <text:p>0.71</text:p>
          </table:table-cell>
          <table:table-cell table:formula="of:=1+([.D$9]-1)*[.$C81]^[.D$9]-[.D$9]*[.$C81]^([.D$9]-1)" office:value-type="float" office:value="0.0840999999999998">
            <text:p>0.08410</text:p>
          </table:table-cell>
          <table:table-cell table:formula="of:=1+([.E$9]-1)*[.$C81]^[.E$9]-[.E$9]*[.$C81]^([.E$9]-1)" office:value-type="float" office:value="0.203522">
            <text:p>0.20352</text:p>
          </table:table-cell>
          <table:table-cell table:formula="of:=1+([.F$9]-1)*[.$C81]^[.F$9]-[.F$9]*[.$C81]^([.F$9]-1)" office:value-type="float" office:value="0.451107690399999">
            <text:p>0.45111</text:p>
          </table:table-cell>
          <table:table-cell table:formula="of:=1+([.G$9]-1)*[.$C81]^[.G$9]-[.G$9]*[.$C81]^([.G$9]-1)" office:value-type="float" office:value="0.834486912406399">
            <text:p>0.83449</text:p>
          </table:table-cell>
          <table:table-cell table:formula="of:=1+([.H$9]-1)*[.$C81]^[.H$9]-[.H$9]*[.$C81]^([.H$9]-1)" office:value-type="float" office:value="0.999999999999944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0.01+[.C81]" office:value-type="float" office:value="0.72">
            <text:p>0.72</text:p>
          </table:table-cell>
          <table:table-cell table:formula="of:=1+([.D$9]-1)*[.$C82]^[.D$9]-[.D$9]*[.$C82]^([.D$9]-1)" office:value-type="float" office:value="0.0783999999999998">
            <text:p>0.07840</text:p>
          </table:table-cell>
          <table:table-cell table:formula="of:=1+([.E$9]-1)*[.$C82]^[.E$9]-[.E$9]*[.$C82]^([.E$9]-1)" office:value-type="float" office:value="0.191295999999999">
            <text:p>0.19130</text:p>
          </table:table-cell>
          <table:table-cell table:formula="of:=1+([.F$9]-1)*[.$C82]^[.F$9]-[.F$9]*[.$C82]^([.F$9]-1)" office:value-type="float" office:value="0.430274252799999">
            <text:p>0.43027</text:p>
          </table:table-cell>
          <table:table-cell table:formula="of:=1+([.G$9]-1)*[.$C82]^[.G$9]-[.G$9]*[.$C82]^([.G$9]-1)" office:value-type="float" office:value="0.816964583693913">
            <text:p>0.81696</text:p>
          </table:table-cell>
          <table:table-cell table:formula="of:=1+([.H$9]-1)*[.$C82]^[.H$9]-[.H$9]*[.$C82]^([.H$9]-1)" office:value-type="float" office:value="0.999999999999784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0.01+[.C82]" office:value-type="float" office:value="0.73">
            <text:p>0.73</text:p>
          </table:table-cell>
          <table:table-cell table:formula="of:=1+([.D$9]-1)*[.$C83]^[.D$9]-[.D$9]*[.$C83]^([.D$9]-1)" office:value-type="float" office:value="0.0728999999999997">
            <text:p>0.07290</text:p>
          </table:table-cell>
          <table:table-cell table:formula="of:=1+([.E$9]-1)*[.$C83]^[.E$9]-[.E$9]*[.$C83]^([.E$9]-1)" office:value-type="float" office:value="0.179333999999999">
            <text:p>0.17933</text:p>
          </table:table-cell>
          <table:table-cell table:formula="of:=1+([.F$9]-1)*[.$C83]^[.F$9]-[.F$9]*[.$C83]^([.F$9]-1)" office:value-type="float" office:value="0.409316587199999">
            <text:p>0.40932</text:p>
          </table:table-cell>
          <table:table-cell table:formula="of:=1+([.G$9]-1)*[.$C83]^[.G$9]-[.G$9]*[.$C83]^([.G$9]-1)" office:value-type="float" office:value="0.79807045759064">
            <text:p>0.79807</text:p>
          </table:table-cell>
          <table:table-cell table:formula="of:=1+([.H$9]-1)*[.$C83]^[.H$9]-[.H$9]*[.$C83]^([.H$9]-1)" office:value-type="float" office:value="0.999999999999184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0.01+[.C83]" office:value-type="float" office:value="0.74">
            <text:p>0.74</text:p>
          </table:table-cell>
          <table:table-cell table:formula="of:=1+([.D$9]-1)*[.$C84]^[.D$9]-[.D$9]*[.$C84]^([.D$9]-1)" office:value-type="float" office:value="0.0675999999999997">
            <text:p>0.06760</text:p>
          </table:table-cell>
          <table:table-cell table:formula="of:=1+([.E$9]-1)*[.$C84]^[.E$9]-[.E$9]*[.$C84]^([.E$9]-1)" office:value-type="float" office:value="0.167647999999999">
            <text:p>0.16765</text:p>
          </table:table-cell>
          <table:table-cell table:formula="of:=1+([.F$9]-1)*[.$C84]^[.F$9]-[.F$9]*[.$C84]^([.F$9]-1)" office:value-type="float" office:value="0.388273849599999">
            <text:p>0.38827</text:p>
          </table:table-cell>
          <table:table-cell table:formula="of:=1+([.G$9]-1)*[.$C84]^[.G$9]-[.G$9]*[.$C84]^([.G$9]-1)" office:value-type="float" office:value="0.777755028011234">
            <text:p>0.77776</text:p>
          </table:table-cell>
          <table:table-cell table:formula="of:=1+([.H$9]-1)*[.$C84]^[.H$9]-[.H$9]*[.$C84]^([.H$9]-1)" office:value-type="float" office:value="0.999999999996972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0.01+[.C84]" office:value-type="float" office:value="0.75">
            <text:p>0.75</text:p>
          </table:table-cell>
          <table:table-cell table:formula="of:=1+([.D$9]-1)*[.$C85]^[.D$9]-[.D$9]*[.$C85]^([.D$9]-1)" office:value-type="float" office:value="0.0624999999999998">
            <text:p>0.06250</text:p>
          </table:table-cell>
          <table:table-cell table:formula="of:=1+([.E$9]-1)*[.$C85]^[.E$9]-[.E$9]*[.$C85]^([.E$9]-1)" office:value-type="float" office:value="0.156249999999999">
            <text:p>0.15625</text:p>
          </table:table-cell>
          <table:table-cell table:formula="of:=1+([.F$9]-1)*[.$C85]^[.F$9]-[.F$9]*[.$C85]^([.F$9]-1)" office:value-type="float" office:value="0.367187499999999">
            <text:p>0.36719</text:p>
          </table:table-cell>
          <table:table-cell table:formula="of:=1+([.G$9]-1)*[.$C85]^[.G$9]-[.G$9]*[.$C85]^([.G$9]-1)" office:value-type="float" office:value="0.755974769592284">
            <text:p>0.75597</text:p>
          </table:table-cell>
          <table:table-cell table:formula="of:=1+([.H$9]-1)*[.$C85]^[.H$9]-[.H$9]*[.$C85]^([.H$9]-1)" office:value-type="float" office:value="0.999999999988989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0.01+[.C85]" office:value-type="float" office:value="0.76">
            <text:p>0.76</text:p>
          </table:table-cell>
          <table:table-cell table:formula="of:=1+([.D$9]-1)*[.$C86]^[.D$9]-[.D$9]*[.$C86]^([.D$9]-1)" office:value-type="float" office:value="0.0575999999999999">
            <text:p>0.05760</text:p>
          </table:table-cell>
          <table:table-cell table:formula="of:=1+([.E$9]-1)*[.$C86]^[.E$9]-[.E$9]*[.$C86]^([.E$9]-1)" office:value-type="float" office:value="0.145152">
            <text:p>0.14515</text:p>
          </table:table-cell>
          <table:table-cell table:formula="of:=1+([.F$9]-1)*[.$C86]^[.F$9]-[.F$9]*[.$C86]^([.F$9]-1)" office:value-type="float" office:value="0.346101350399999">
            <text:p>0.34610</text:p>
          </table:table-cell>
          <table:table-cell table:formula="of:=1+([.G$9]-1)*[.$C86]^[.G$9]-[.G$9]*[.$C86]^([.G$9]-1)" office:value-type="float" office:value="0.732693565444812">
            <text:p>0.73269</text:p>
          </table:table-cell>
          <table:table-cell table:formula="of:=1+([.H$9]-1)*[.$C86]^[.H$9]-[.H$9]*[.$C86]^([.H$9]-1)" office:value-type="float" office:value="0.999999999960709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0.01+[.C86]" office:value-type="float" office:value="0.77">
            <text:p>0.77</text:p>
          </table:table-cell>
          <table:table-cell table:formula="of:=1+([.D$9]-1)*[.$C87]^[.D$9]-[.D$9]*[.$C87]^([.D$9]-1)" office:value-type="float" office:value="0.0528999999999997">
            <text:p>0.05290</text:p>
          </table:table-cell>
          <table:table-cell table:formula="of:=1+([.E$9]-1)*[.$C87]^[.E$9]-[.E$9]*[.$C87]^([.E$9]-1)" office:value-type="float" office:value="0.134365999999999">
            <text:p>0.13437</text:p>
          </table:table-cell>
          <table:table-cell table:formula="of:=1+([.F$9]-1)*[.$C87]^[.F$9]-[.F$9]*[.$C87]^([.F$9]-1)" office:value-type="float" office:value="0.325061612799999">
            <text:p>0.32506</text:p>
          </table:table-cell>
          <table:table-cell table:formula="of:=1+([.G$9]-1)*[.$C87]^[.G$9]-[.G$9]*[.$C87]^([.G$9]-1)" office:value-type="float" office:value="0.707884298041043">
            <text:p>0.70788</text:p>
          </table:table-cell>
          <table:table-cell table:formula="of:=1+([.H$9]-1)*[.$C87]^[.H$9]-[.H$9]*[.$C87]^([.H$9]-1)" office:value-type="float" office:value="0.999999999862403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0.01+[.C87]" office:value-type="float" office:value="0.78">
            <text:p>0.78</text:p>
          </table:table-cell>
          <table:table-cell table:formula="of:=1+([.D$9]-1)*[.$C88]^[.D$9]-[.D$9]*[.$C88]^([.D$9]-1)" office:value-type="float" office:value="0.0483999999999998">
            <text:p>0.04840</text:p>
          </table:table-cell>
          <table:table-cell table:formula="of:=1+([.E$9]-1)*[.$C88]^[.E$9]-[.E$9]*[.$C88]^([.E$9]-1)" office:value-type="float" office:value="0.123904">
            <text:p>0.12390</text:p>
          </table:table-cell>
          <table:table-cell table:formula="of:=1+([.F$9]-1)*[.$C88]^[.F$9]-[.F$9]*[.$C88]^([.F$9]-1)" office:value-type="float" office:value="0.304116947199999">
            <text:p>0.30412</text:p>
          </table:table-cell>
          <table:table-cell table:formula="of:=1+([.G$9]-1)*[.$C88]^[.G$9]-[.G$9]*[.$C88]^([.G$9]-1)" office:value-type="float" office:value="0.68153061567841">
            <text:p>0.68153</text:p>
          </table:table-cell>
          <table:table-cell table:formula="of:=1+([.H$9]-1)*[.$C88]^[.H$9]-[.H$9]*[.$C88]^([.H$9]-1)" office:value-type="float" office:value="0.999999999526937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0.01+[.C88]" office:value-type="float" office:value="0.790000000000001">
            <text:p>0.79</text:p>
          </table:table-cell>
          <table:table-cell table:formula="of:=1+([.D$9]-1)*[.$C89]^[.D$9]-[.D$9]*[.$C89]^([.D$9]-1)" office:value-type="float" office:value="0.0440999999999998">
            <text:p>0.04410</text:p>
          </table:table-cell>
          <table:table-cell table:formula="of:=1+([.E$9]-1)*[.$C89]^[.E$9]-[.E$9]*[.$C89]^([.E$9]-1)" office:value-type="float" office:value="0.113778">
            <text:p>0.11378</text:p>
          </table:table-cell>
          <table:table-cell table:formula="of:=1+([.F$9]-1)*[.$C89]^[.F$9]-[.F$9]*[.$C89]^([.F$9]-1)" office:value-type="float" office:value="0.283318509599999">
            <text:p>0.28332</text:p>
          </table:table-cell>
          <table:table-cell table:formula="of:=1+([.G$9]-1)*[.$C89]^[.G$9]-[.G$9]*[.$C89]^([.G$9]-1)" office:value-type="float" office:value="0.653628887610232">
            <text:p>0.65363</text:p>
          </table:table-cell>
          <table:table-cell table:formula="of:=1+([.H$9]-1)*[.$C89]^[.H$9]-[.H$9]*[.$C89]^([.H$9]-1)" office:value-type="float" office:value="0.999999998402874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0.01+[.C89]" office:value-type="float" office:value="0.8">
            <text:p>0.80</text:p>
          </table:table-cell>
          <table:table-cell table:formula="of:=1+([.D$9]-1)*[.$C90]^[.D$9]-[.D$9]*[.$C90]^([.D$9]-1)" office:value-type="float" office:value="0.0399999999999998">
            <text:p>0.04000</text:p>
          </table:table-cell>
          <table:table-cell table:formula="of:=1+([.E$9]-1)*[.$C90]^[.E$9]-[.E$9]*[.$C90]^([.E$9]-1)" office:value-type="float" office:value="0.103999999999999">
            <text:p>0.10400</text:p>
          </table:table-cell>
          <table:table-cell table:formula="of:=1+([.F$9]-1)*[.$C90]^[.F$9]-[.F$9]*[.$C90]^([.F$9]-1)" office:value-type="float" office:value="0.262719999999999">
            <text:p>0.26272</text:p>
          </table:table-cell>
          <table:table-cell table:formula="of:=1+([.G$9]-1)*[.$C90]^[.G$9]-[.G$9]*[.$C90]^([.G$9]-1)" office:value-type="float" office:value="0.624190361599999">
            <text:p>0.62419</text:p>
          </table:table-cell>
          <table:table-cell table:formula="of:=1+([.H$9]-1)*[.$C90]^[.H$9]-[.H$9]*[.$C90]^([.H$9]-1)" office:value-type="float" office:value="0.999999994703706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0.01+[.C90]" office:value-type="float" office:value="0.810000000000001">
            <text:p>0.81</text:p>
          </table:table-cell>
          <table:table-cell table:formula="of:=1+([.D$9]-1)*[.$C91]^[.D$9]-[.D$9]*[.$C91]^([.D$9]-1)" office:value-type="float" office:value="0.0360999999999998">
            <text:p>0.03610</text:p>
          </table:table-cell>
          <table:table-cell table:formula="of:=1+([.E$9]-1)*[.$C91]^[.E$9]-[.E$9]*[.$C91]^([.E$9]-1)" office:value-type="float" office:value="0.0945819999999995">
            <text:p>0.09458</text:p>
          </table:table-cell>
          <table:table-cell table:formula="of:=1+([.F$9]-1)*[.$C91]^[.F$9]-[.F$9]*[.$C91]^([.F$9]-1)" office:value-type="float" office:value="0.2423777104">
            <text:p>0.24238</text:p>
          </table:table-cell>
          <table:table-cell table:formula="of:=1+([.G$9]-1)*[.$C91]^[.G$9]-[.G$9]*[.$C91]^([.G$9]-1)" office:value-type="float" office:value="0.593243538345131">
            <text:p>0.59324</text:p>
          </table:table-cell>
          <table:table-cell table:formula="of:=1+([.H$9]-1)*[.$C91]^[.H$9]-[.H$9]*[.$C91]^([.H$9]-1)" office:value-type="float" office:value="0.999999982745541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0.01+[.C91]" office:value-type="float" office:value="0.82">
            <text:p>0.82</text:p>
          </table:table-cell>
          <table:table-cell table:formula="of:=1+([.D$9]-1)*[.$C92]^[.D$9]-[.D$9]*[.$C92]^([.D$9]-1)" office:value-type="float" office:value="0.0323999999999998">
            <text:p>0.03240</text:p>
          </table:table-cell>
          <table:table-cell table:formula="of:=1+([.E$9]-1)*[.$C92]^[.E$9]-[.E$9]*[.$C92]^([.E$9]-1)" office:value-type="float" office:value="0.0855359999999994">
            <text:p>0.08554</text:p>
          </table:table-cell>
          <table:table-cell table:formula="of:=1+([.F$9]-1)*[.$C92]^[.F$9]-[.F$9]*[.$C92]^([.F$9]-1)" office:value-type="float" office:value="0.222350572799999">
            <text:p>0.22235</text:p>
          </table:table-cell>
          <table:table-cell table:formula="of:=1+([.G$9]-1)*[.$C92]^[.G$9]-[.G$9]*[.$C92]^([.G$9]-1)" office:value-type="float" office:value="0.560836777926563">
            <text:p>0.56084</text:p>
          </table:table-cell>
          <table:table-cell table:formula="of:=1+([.H$9]-1)*[.$C92]^[.H$9]-[.H$9]*[.$C92]^([.H$9]-1)" office:value-type="float" office:value="0.99999994476797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0.01+[.C92]" office:value-type="float" office:value="0.83">
            <text:p>0.83</text:p>
          </table:table-cell>
          <table:table-cell table:formula="of:=1+([.D$9]-1)*[.$C93]^[.D$9]-[.D$9]*[.$C93]^([.D$9]-1)" office:value-type="float" office:value="0.0288999999999997">
            <text:p>0.02890</text:p>
          </table:table-cell>
          <table:table-cell table:formula="of:=1+([.E$9]-1)*[.$C93]^[.E$9]-[.E$9]*[.$C93]^([.E$9]-1)" office:value-type="float" office:value="0.0768739999999992">
            <text:p>0.07687</text:p>
          </table:table-cell>
          <table:table-cell table:formula="of:=1+([.F$9]-1)*[.$C93]^[.F$9]-[.F$9]*[.$C93]^([.F$9]-1)" office:value-type="float" office:value="0.202700207199999">
            <text:p>0.20270</text:p>
          </table:table-cell>
          <table:table-cell table:formula="of:=1+([.G$9]-1)*[.$C93]^[.G$9]-[.G$9]*[.$C93]^([.G$9]-1)" office:value-type="float" office:value="0.527041154173121">
            <text:p>0.52704</text:p>
          </table:table-cell>
          <table:table-cell table:formula="of:=1+([.H$9]-1)*[.$C93]^[.H$9]-[.H$9]*[.$C93]^([.H$9]-1)" office:value-type="float" office:value="0.999999826266932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0.01+[.C93]" office:value-type="float" office:value="0.84">
            <text:p>0.84</text:p>
          </table:table-cell>
          <table:table-cell table:formula="of:=1+([.D$9]-1)*[.$C94]^[.D$9]-[.D$9]*[.$C94]^([.D$9]-1)" office:value-type="float" office:value="0.0255999999999998">
            <text:p>0.02560</text:p>
          </table:table-cell>
          <table:table-cell table:formula="of:=1+([.E$9]-1)*[.$C94]^[.E$9]-[.E$9]*[.$C94]^([.E$9]-1)" office:value-type="float" office:value="0.0686079999999998">
            <text:p>0.06861</text:p>
          </table:table-cell>
          <table:table-cell table:formula="of:=1+([.F$9]-1)*[.$C94]^[.F$9]-[.F$9]*[.$C94]^([.F$9]-1)" office:value-type="float" office:value="0.183490969599999">
            <text:p>0.18349</text:p>
          </table:table-cell>
          <table:table-cell table:formula="of:=1+([.G$9]-1)*[.$C94]^[.G$9]-[.G$9]*[.$C94]^([.G$9]-1)" office:value-type="float" office:value="0.49195357358453">
            <text:p>0.49195</text:p>
          </table:table-cell>
          <table:table-cell table:formula="of:=1+([.H$9]-1)*[.$C94]^[.H$9]-[.H$9]*[.$C94]^([.H$9]-1)" office:value-type="float" office:value="0.999999462978829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0.01+[.C94]" office:value-type="float" office:value="0.850000000000001">
            <text:p>0.85</text:p>
          </table:table-cell>
          <table:table-cell table:formula="of:=1+([.D$9]-1)*[.$C95]^[.D$9]-[.D$9]*[.$C95]^([.D$9]-1)" office:value-type="float" office:value="0.0225">
            <text:p>0.02250</text:p>
          </table:table-cell>
          <table:table-cell table:formula="of:=1+([.E$9]-1)*[.$C95]^[.E$9]-[.E$9]*[.$C95]^([.E$9]-1)" office:value-type="float" office:value="0.0607499999999996">
            <text:p>0.06075</text:p>
          </table:table-cell>
          <table:table-cell table:formula="of:=1+([.F$9]-1)*[.$C95]^[.F$9]-[.F$9]*[.$C95]^([.F$9]-1)" office:value-type="float" office:value="0.164789999999999">
            <text:p>0.16479</text:p>
          </table:table-cell>
          <table:table-cell table:formula="of:=1+([.G$9]-1)*[.$C95]^[.G$9]-[.G$9]*[.$C95]^([.G$9]-1)" office:value-type="float" office:value="0.455700176234471">
            <text:p>0.45570</text:p>
          </table:table-cell>
          <table:table-cell table:formula="of:=1+([.H$9]-1)*[.$C95]^[.H$9]-[.H$9]*[.$C95]^([.H$9]-1)" office:value-type="float" office:value="0.999998368816152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0.01+[.C95]" office:value-type="float" office:value="0.860000000000001">
            <text:p>0.86</text:p>
          </table:table-cell>
          <table:table-cell table:formula="of:=1+([.D$9]-1)*[.$C96]^[.D$9]-[.D$9]*[.$C96]^([.D$9]-1)" office:value-type="float" office:value="0.0195999999999998">
            <text:p>0.01960</text:p>
          </table:table-cell>
          <table:table-cell table:formula="of:=1+([.E$9]-1)*[.$C96]^[.E$9]-[.E$9]*[.$C96]^([.E$9]-1)" office:value-type="float" office:value="0.053312">
            <text:p>0.05331</text:p>
          </table:table-cell>
          <table:table-cell table:formula="of:=1+([.F$9]-1)*[.$C96]^[.F$9]-[.F$9]*[.$C96]^([.F$9]-1)" office:value-type="float" office:value="0.146667270399999">
            <text:p>0.14667</text:p>
          </table:table-cell>
          <table:table-cell table:formula="of:=1+([.G$9]-1)*[.$C96]^[.G$9]-[.G$9]*[.$C96]^([.G$9]-1)" office:value-type="float" office:value="0.418440036875638">
            <text:p>0.41844</text:p>
          </table:table-cell>
          <table:table-cell table:formula="of:=1+([.H$9]-1)*[.$C96]^[.H$9]-[.H$9]*[.$C96]^([.H$9]-1)" office:value-type="float" office:value="0.999995131832838">
            <text:p>1.000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0.01+[.C96]" office:value-type="float" office:value="0.87">
            <text:p>0.87</text:p>
          </table:table-cell>
          <table:table-cell table:formula="of:=1+([.D$9]-1)*[.$C97]^[.D$9]-[.D$9]*[.$C97]^([.D$9]-1)" office:value-type="float" office:value="0.0168999999999997">
            <text:p>0.01690</text:p>
          </table:table-cell>
          <table:table-cell table:formula="of:=1+([.E$9]-1)*[.$C97]^[.E$9]-[.E$9]*[.$C97]^([.E$9]-1)" office:value-type="float" office:value="0.046306">
            <text:p>0.04631</text:p>
          </table:table-cell>
          <table:table-cell table:formula="of:=1+([.F$9]-1)*[.$C97]^[.F$9]-[.F$9]*[.$C97]^([.F$9]-1)" office:value-type="float" office:value="0.129195632799999">
            <text:p>0.12920</text:p>
          </table:table-cell>
          <table:table-cell table:formula="of:=1+([.G$9]-1)*[.$C97]^[.G$9]-[.G$9]*[.$C97]^([.G$9]-1)" office:value-type="float" office:value="0.380369185292624">
            <text:p>0.38037</text:p>
          </table:table-cell>
          <table:table-cell table:formula="of:=1+([.H$9]-1)*[.$C97]^[.H$9]-[.H$9]*[.$C97]^([.H$9]-1)" office:value-type="float" office:value="0.999985728077776">
            <text:p>0.9999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0.01+[.C97]" office:value-type="float" office:value="0.88">
            <text:p>0.88</text:p>
          </table:table-cell>
          <table:table-cell table:formula="of:=1+([.D$9]-1)*[.$C98]^[.D$9]-[.D$9]*[.$C98]^([.D$9]-1)" office:value-type="float" office:value="0.0143999999999997">
            <text:p>0.01440</text:p>
          </table:table-cell>
          <table:table-cell table:formula="of:=1+([.E$9]-1)*[.$C98]^[.E$9]-[.E$9]*[.$C98]^([.E$9]-1)" office:value-type="float" office:value="0.0397439999999993">
            <text:p>0.03974</text:p>
          </table:table-cell>
          <table:table-cell table:formula="of:=1+([.F$9]-1)*[.$C98]^[.F$9]-[.F$9]*[.$C98]^([.F$9]-1)" office:value-type="float" office:value="0.112450867199999">
            <text:p>0.11245</text:p>
          </table:table-cell>
          <table:table-cell table:formula="of:=1+([.G$9]-1)*[.$C98]^[.G$9]-[.G$9]*[.$C98]^([.G$9]-1)" office:value-type="float" office:value="0.341724965795956">
            <text:p>0.34172</text:p>
          </table:table-cell>
          <table:table-cell table:formula="of:=1+([.H$9]-1)*[.$C98]^[.H$9]-[.H$9]*[.$C98]^([.H$9]-1)" office:value-type="float" office:value="0.9999589133809">
            <text:p>0.9999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0.01+[.C98]" office:value-type="float" office:value="0.890000000000001">
            <text:p>0.89</text:p>
          </table:table-cell>
          <table:table-cell table:formula="of:=1+([.D$9]-1)*[.$C99]^[.D$9]-[.D$9]*[.$C99]^([.D$9]-1)" office:value-type="float" office:value="0.0120999999999998">
            <text:p>0.01210</text:p>
          </table:table-cell>
          <table:table-cell table:formula="of:=1+([.E$9]-1)*[.$C99]^[.E$9]-[.E$9]*[.$C99]^([.E$9]-1)" office:value-type="float" office:value="0.0336379999999998">
            <text:p>0.03364</text:p>
          </table:table-cell>
          <table:table-cell table:formula="of:=1+([.F$9]-1)*[.$C99]^[.F$9]-[.F$9]*[.$C99]^([.F$9]-1)" office:value-type="float" office:value="0.0965117295999991">
            <text:p>0.09651</text:p>
          </table:table-cell>
          <table:table-cell table:formula="of:=1+([.G$9]-1)*[.$C99]^[.G$9]-[.G$9]*[.$C99]^([.G$9]-1)" office:value-type="float" office:value="0.302790756622103">
            <text:p>0.30279</text:p>
          </table:table-cell>
          <table:table-cell table:formula="of:=1+([.H$9]-1)*[.$C99]^[.H$9]-[.H$9]*[.$C99]^([.H$9]-1)" office:value-type="float" office:value="0.999883910614465">
            <text:p>0.9998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0.01+[.C99]" office:value-type="float" office:value="0.900000000000001">
            <text:p>0.90</text:p>
          </table:table-cell>
          <table:table-cell table:formula="of:=1+([.D$9]-1)*[.$C100]^[.D$9]-[.D$9]*[.$C100]^([.D$9]-1)" office:value-type="float" office:value="0.00999999999999979">
            <text:p>0.01000</text:p>
          </table:table-cell>
          <table:table-cell table:formula="of:=1+([.E$9]-1)*[.$C100]^[.E$9]-[.E$9]*[.$C100]^([.E$9]-1)" office:value-type="float" office:value="0.0279999999999996">
            <text:p>0.02800</text:p>
          </table:table-cell>
          <table:table-cell table:formula="of:=1+([.F$9]-1)*[.$C100]^[.F$9]-[.F$9]*[.$C100]^([.F$9]-1)" office:value-type="float" office:value="0.081459999999999">
            <text:p>0.08146</text:p>
          </table:table-cell>
          <table:table-cell table:formula="of:=1+([.G$9]-1)*[.$C100]^[.G$9]-[.G$9]*[.$C100]^([.G$9]-1)" office:value-type="float" office:value="0.263901070899998">
            <text:p>0.26390</text:p>
          </table:table-cell>
          <table:table-cell table:formula="of:=1+([.H$9]-1)*[.$C100]^[.H$9]-[.H$9]*[.$C100]^([.H$9]-1)" office:value-type="float" office:value="0.999678311946806">
            <text:p>0.9996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0.01+[.C100]" office:value-type="float" office:value="0.910000000000001">
            <text:p>0.91</text:p>
          </table:table-cell>
          <table:table-cell table:formula="of:=1+([.D$9]-1)*[.$C101]^[.D$9]-[.D$9]*[.$C101]^([.D$9]-1)" office:value-type="float" office:value="0.00809999999999977">
            <text:p>0.00810</text:p>
          </table:table-cell>
          <table:table-cell table:formula="of:=1+([.E$9]-1)*[.$C101]^[.E$9]-[.E$9]*[.$C101]^([.E$9]-1)" office:value-type="float" office:value="0.0228419999999994">
            <text:p>0.02284</text:p>
          </table:table-cell>
          <table:table-cell table:formula="of:=1+([.F$9]-1)*[.$C101]^[.F$9]-[.F$9]*[.$C101]^([.F$9]-1)" office:value-type="float" office:value="0.067380530399999">
            <text:p>0.06738</text:p>
          </table:table-cell>
          <table:table-cell table:formula="of:=1+([.G$9]-1)*[.$C101]^[.G$9]-[.G$9]*[.$C101]^([.G$9]-1)" office:value-type="float" office:value="0.225447061765081">
            <text:p>0.22545</text:p>
          </table:table-cell>
          <table:table-cell table:formula="of:=1+([.H$9]-1)*[.$C101]^[.H$9]-[.H$9]*[.$C101]^([.H$9]-1)" office:value-type="float" office:value="0.99912668384447">
            <text:p>0.999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0.01+[.C101]" office:value-type="float" office:value="0.92">
            <text:p>0.92</text:p>
          </table:table-cell>
          <table:table-cell table:formula="of:=1+([.D$9]-1)*[.$C102]^[.D$9]-[.D$9]*[.$C102]^([.D$9]-1)" office:value-type="float" office:value="0.00639999999999974">
            <text:p>0.00640</text:p>
          </table:table-cell>
          <table:table-cell table:formula="of:=1+([.E$9]-1)*[.$C102]^[.E$9]-[.E$9]*[.$C102]^([.E$9]-1)" office:value-type="float" office:value="0.018176">
            <text:p>0.01818</text:p>
          </table:table-cell>
          <table:table-cell table:formula="of:=1+([.F$9]-1)*[.$C102]^[.F$9]-[.F$9]*[.$C102]^([.F$9]-1)" office:value-type="float" office:value="0.054361292799999">
            <text:p>0.05436</text:p>
          </table:table-cell>
          <table:table-cell table:formula="of:=1+([.G$9]-1)*[.$C102]^[.G$9]-[.G$9]*[.$C102]^([.G$9]-1)" office:value-type="float" office:value="0.18788245514712">
            <text:p>0.18788</text:p>
          </table:table-cell>
          <table:table-cell table:formula="of:=1+([.H$9]-1)*[.$C102]^[.H$9]-[.H$9]*[.$C102]^([.H$9]-1)" office:value-type="float" office:value="0.997680684867456">
            <text:p>0.9976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0.01+[.C102]" office:value-type="float" office:value="0.930000000000001">
            <text:p>0.93</text:p>
          </table:table-cell>
          <table:table-cell table:formula="of:=1+([.D$9]-1)*[.$C103]^[.D$9]-[.D$9]*[.$C103]^([.D$9]-1)" office:value-type="float" office:value="0.0048999999999999">
            <text:p>0.00490</text:p>
          </table:table-cell>
          <table:table-cell table:formula="of:=1+([.E$9]-1)*[.$C103]^[.E$9]-[.E$9]*[.$C103]^([.E$9]-1)" office:value-type="float" office:value="0.014014">
            <text:p>0.01401</text:p>
          </table:table-cell>
          <table:table-cell table:formula="of:=1+([.F$9]-1)*[.$C103]^[.F$9]-[.F$9]*[.$C103]^([.F$9]-1)" office:value-type="float" office:value="0.0424934271999988">
            <text:p>0.04249</text:p>
          </table:table-cell>
          <table:table-cell table:formula="of:=1+([.G$9]-1)*[.$C103]^[.G$9]-[.G$9]*[.$C103]^([.G$9]-1)" office:value-type="float" office:value="0.151729934728762">
            <text:p>0.15173</text:p>
          </table:table-cell>
          <table:table-cell table:formula="of:=1+([.H$9]-1)*[.$C103]^[.H$9]-[.H$9]*[.$C103]^([.H$9]-1)" office:value-type="float" office:value="0.993987084590753">
            <text:p>0.9939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0.01+[.C103]" office:value-type="float" office:value="0.940000000000001">
            <text:p>0.94</text:p>
          </table:table-cell>
          <table:table-cell table:formula="of:=1+([.D$9]-1)*[.$C104]^[.D$9]-[.D$9]*[.$C104]^([.D$9]-1)" office:value-type="float" office:value="0.00360000000000005">
            <text:p>0.00360</text:p>
          </table:table-cell>
          <table:table-cell table:formula="of:=1+([.E$9]-1)*[.$C104]^[.E$9]-[.E$9]*[.$C104]^([.E$9]-1)" office:value-type="float" office:value="0.0103680000000002">
            <text:p>0.01037</text:p>
          </table:table-cell>
          <table:table-cell table:formula="of:=1+([.F$9]-1)*[.$C104]^[.F$9]-[.F$9]*[.$C104]^([.F$9]-1)" office:value-type="float" office:value="0.0318712895999993">
            <text:p>0.03187</text:p>
          </table:table-cell>
          <table:table-cell table:formula="of:=1+([.G$9]-1)*[.$C104]^[.G$9]-[.G$9]*[.$C104]^([.G$9]-1)" office:value-type="float" office:value="0.117588004567929">
            <text:p>0.11759</text:p>
          </table:table-cell>
          <table:table-cell table:formula="of:=1+([.H$9]-1)*[.$C104]^[.H$9]-[.H$9]*[.$C104]^([.H$9]-1)" office:value-type="float" office:value="0.984828903289963">
            <text:p>0.9848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0.01+[.C104]" office:value-type="float" office:value="0.950000000000001">
            <text:p>0.95</text:p>
          </table:table-cell>
          <table:table-cell table:formula="of:=1+([.D$9]-1)*[.$C105]^[.D$9]-[.D$9]*[.$C105]^([.D$9]-1)" office:value-type="float" office:value="0.00249999999999995">
            <text:p>0.00250</text:p>
          </table:table-cell>
          <table:table-cell table:formula="of:=1+([.E$9]-1)*[.$C105]^[.E$9]-[.E$9]*[.$C105]^([.E$9]-1)" office:value-type="float" office:value="0.00724999999999953">
            <text:p>0.00725</text:p>
          </table:table-cell>
          <table:table-cell table:formula="of:=1+([.F$9]-1)*[.$C105]^[.F$9]-[.F$9]*[.$C105]^([.F$9]-1)" office:value-type="float" office:value="0.0225924999999991">
            <text:p>0.02259</text:p>
          </table:table-cell>
          <table:table-cell table:formula="of:=1+([.G$9]-1)*[.$C105]^[.G$9]-[.G$9]*[.$C105]^([.G$9]-1)" office:value-type="float" office:value="0.0861383558993145">
            <text:p>0.08614</text:p>
          </table:table-cell>
          <table:table-cell table:formula="of:=1+([.H$9]-1)*[.$C105]^[.H$9]-[.H$9]*[.$C105]^([.H$9]-1)" office:value-type="float" office:value="0.962918790672643">
            <text:p>0.9629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0.01+[.C105]" office:value-type="float" office:value="0.960000000000001">
            <text:p>0.96</text:p>
          </table:table-cell>
          <table:table-cell table:formula="of:=1+([.D$9]-1)*[.$C106]^[.D$9]-[.D$9]*[.$C106]^([.D$9]-1)" office:value-type="float" office:value="0.00159999999999982">
            <text:p>0.00160</text:p>
          </table:table-cell>
          <table:table-cell table:formula="of:=1+([.E$9]-1)*[.$C106]^[.E$9]-[.E$9]*[.$C106]^([.E$9]-1)" office:value-type="float" office:value="0.00467199999999979">
            <text:p>0.00467</text:p>
          </table:table-cell>
          <table:table-cell table:formula="of:=1+([.F$9]-1)*[.$C106]^[.F$9]-[.F$9]*[.$C106]^([.F$9]-1)" office:value-type="float" office:value="0.0147579903999997">
            <text:p>0.01476</text:p>
          </table:table-cell>
          <table:table-cell table:formula="of:=1+([.G$9]-1)*[.$C106]^[.G$9]-[.G$9]*[.$C106]^([.G$9]-1)" office:value-type="float" office:value="0.0581537656787052">
            <text:p>0.05815</text:p>
          </table:table-cell>
          <table:table-cell table:formula="of:=1+([.H$9]-1)*[.$C106]^[.H$9]-[.H$9]*[.$C106]^([.H$9]-1)" office:value-type="float" office:value="0.912836683312605">
            <text:p>0.9128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0.01+[.C106]" office:value-type="float" office:value="0.970000000000001">
            <text:p>0.97</text:p>
          </table:table-cell>
          <table:table-cell table:formula="of:=1+([.D$9]-1)*[.$C107]^[.D$9]-[.D$9]*[.$C107]^([.D$9]-1)" office:value-type="float" office:value="0.000900000000000123">
            <text:p>0.00090</text:p>
          </table:table-cell>
          <table:table-cell table:formula="of:=1+([.E$9]-1)*[.$C107]^[.E$9]-[.E$9]*[.$C107]^([.E$9]-1)" office:value-type="float" office:value="0.00264599999999993">
            <text:p>0.00265</text:p>
          </table:table-cell>
          <table:table-cell table:formula="of:=1+([.F$9]-1)*[.$C107]^[.F$9]-[.F$9]*[.$C107]^([.F$9]-1)" office:value-type="float" office:value="0.00847205279999841">
            <text:p>0.00847</text:p>
          </table:table-cell>
          <table:table-cell table:formula="of:=1+([.G$9]-1)*[.$C107]^[.G$9]-[.G$9]*[.$C107]^([.G$9]-1)" office:value-type="float" office:value="0.0345065555086999">
            <text:p>0.03451</text:p>
          </table:table-cell>
          <table:table-cell table:formula="of:=1+([.H$9]-1)*[.$C107]^[.H$9]-[.H$9]*[.$C107]^([.H$9]-1)" office:value-type="float" office:value="0.805377879934155">
            <text:p>0.8053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0.01+[.C107]" office:value-type="float" office:value="0.980000000000001">
            <text:p>0.98</text:p>
          </table:table-cell>
          <table:table-cell table:formula="of:=1+([.D$9]-1)*[.$C108]^[.D$9]-[.D$9]*[.$C108]^([.D$9]-1)" office:value-type="float" office:value="0.000399999999999956">
            <text:p>0.00040</text:p>
          </table:table-cell>
          <table:table-cell table:formula="of:=1+([.E$9]-1)*[.$C108]^[.E$9]-[.E$9]*[.$C108]^([.E$9]-1)" office:value-type="float" office:value="0.00118399999999985">
            <text:p>0.00118</text:p>
          </table:table-cell>
          <table:table-cell table:formula="of:=1+([.F$9]-1)*[.$C108]^[.F$9]-[.F$9]*[.$C108]^([.F$9]-1)" office:value-type="float" office:value="0.00384238720000063">
            <text:p>0.00384</text:p>
          </table:table-cell>
          <table:table-cell table:formula="of:=1+([.G$9]-1)*[.$C108]^[.G$9]-[.G$9]*[.$C108]^([.G$9]-1)" office:value-type="float" office:value="0.016177640686422">
            <text:p>0.01618</text:p>
          </table:table-cell>
          <table:table-cell table:formula="of:=1+([.H$9]-1)*[.$C108]^[.H$9]-[.H$9]*[.$C108]^([.H$9]-1)" office:value-type="float" office:value="0.596728289217976">
            <text:p>0.5967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0.01+[.C108]" office:value-type="float" office:value="0.990000000000001">
            <text:p>0.99</text:p>
          </table:table-cell>
          <table:table-cell table:formula="of:=1+([.D$9]-1)*[.$C109]^[.D$9]-[.D$9]*[.$C109]^([.D$9]-1)" office:value-type="float" office:value="0.000099999999999989">
            <text:p>0.00010</text:p>
          </table:table-cell>
          <table:table-cell table:formula="of:=1+([.E$9]-1)*[.$C109]^[.E$9]-[.E$9]*[.$C109]^([.E$9]-1)" office:value-type="float" office:value="0.000297999999999909">
            <text:p>0.00030</text:p>
          </table:table-cell>
          <table:table-cell table:formula="of:=1+([.F$9]-1)*[.$C109]^[.F$9]-[.F$9]*[.$C109]^([.F$9]-1)" office:value-type="float" office:value="0.000980149600000146">
            <text:p>0.00098</text:p>
          </table:table-cell>
          <table:table-cell table:formula="of:=1+([.G$9]-1)*[.$C109]^[.G$9]-[.G$9]*[.$C109]^([.G$9]-1)" office:value-type="float" office:value="0.00426620024282975">
            <text:p>0.00427</text:p>
          </table:table-cell>
          <table:table-cell table:formula="of:=1+([.H$9]-1)*[.$C109]^[.H$9]-[.H$9]*[.$C109]^([.H$9]-1)" office:value-type="float" office:value="0.26423802107702">
            <text:p>0.2642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0.01+[.C109]" office:value-type="float" office:value="1">
            <text:p>1.00</text:p>
          </table:table-cell>
          <table:table-cell table:formula="of:=1+([.D$9]-1)*[.$C110]^[.D$9]-[.D$9]*[.$C110]^([.D$9]-1)" office:value-type="float" office:value="0">
            <text:p>0.00000</text:p>
          </table:table-cell>
          <table:table-cell table:formula="of:=1+([.E$9]-1)*[.$C110]^[.E$9]-[.E$9]*[.$C110]^([.E$9]-1)" office:value-type="float" office:value="0">
            <text:p>0.00000</text:p>
          </table:table-cell>
          <table:table-cell table:formula="of:=1+([.F$9]-1)*[.$C110]^[.F$9]-[.F$9]*[.$C110]^([.F$9]-1)" office:value-type="float" office:value="0">
            <text:p>0.00000</text:p>
          </table:table-cell>
          <table:table-cell table:formula="of:=1+([.G$9]-1)*[.$C110]^[.G$9]-[.G$9]*[.$C110]^([.G$9]-1)" office:value-type="float" office:value="0">
            <text:p>0.00000</text:p>
          </table:table-cell>
          <table:table-cell table:formula="of:=1+([.H$9]-1)*[.$C110]^[.H$9]-[.H$9]*[.$C110]^([.H$9]-1)" office:value-type="float" office:value="0">
            <text:p>0.00000</text:p>
          </table:table-cell>
          <table:table-cell table:number-columns-repeated="1016"/>
        </table:table-row>
      </table:table>
      <table:table table:name="NEqual1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4" table:formula="of:=[.B16]" office:value-type="float" office:value="11">
            <text:p>11</text:p>
          </table:table-cell>
          <table:table-cell office:value-type="string">
            <text:p><text:s/>= count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x</text:p>
          </table:table-cell>
          <table:table-cell office:value-type="string">
            <text:p>f(x)=1+(n-1)*x^n-n*x^(n-1)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.00</text:p>
          </table:table-cell>
          <table:table-cell table:style-name="ce5" table:formula="of:=1+([.$C$2]-1)*[.C6]^[.$C$2]-[.$C$2]*[.C6]^([.$C$2]-1)" office:value-type="float" office:value="1">
            <text:p>1.00000000000000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.10</text:p>
          </table:table-cell>
          <table:table-cell table:style-name="ce5" table:formula="of:=1+([.$C$2]-1)*[.C7]^[.$C$2]-[.$C$2]*[.C7]^([.$C$2]-1)" office:value-type="float" office:value="0.999999999">
            <text:p>0.99999999900000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2">
            <text:p>0.20</text:p>
          </table:table-cell>
          <table:table-cell table:style-name="ce5" table:formula="of:=1+([.$C$2]-1)*[.C8]^[.$C$2]-[.$C$2]*[.C8]^([.$C$2]-1)" office:value-type="float" office:value="0.9999990784">
            <text:p>0.99999907840000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3">
            <text:p>0.30</text:p>
          </table:table-cell>
          <table:table-cell table:style-name="ce5" table:formula="of:=1+([.$C$2]-1)*[.C9]^[.$C$2]-[.$C$2]*[.C9]^([.$C$2]-1)" office:value-type="float" office:value="0.9999527608">
            <text:p>0.99995276080000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">
            <text:p>0.40</text:p>
          </table:table-cell>
          <table:table-cell table:style-name="ce5" table:formula="of:=1+([.$C$2]-1)*[.C10]^[.$C$2]-[.$C$2]*[.C10]^([.$C$2]-1)" office:value-type="float" office:value="0.9992659968">
            <text:p>0.999265996800000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5">
            <text:p>0.50</text:p>
          </table:table-cell>
          <table:table-cell table:style-name="ce5" table:formula="of:=1+([.$C$2]-1)*[.C11]^[.$C$2]-[.$C$2]*[.C11]^([.$C$2]-1)" office:value-type="float" office:value="0.994140625">
            <text:p>0.994140625000000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6">
            <text:p>0.60</text:p>
          </table:table-cell>
          <table:table-cell table:style-name="ce5" table:formula="of:=1+([.$C$2]-1)*[.C12]^[.$C$2]-[.$C$2]*[.C12]^([.$C$2]-1)" office:value-type="float" office:value="0.969766912">
            <text:p>0.969766912000000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7">
            <text:p>0.70</text:p>
          </table:table-cell>
          <table:table-cell table:style-name="ce5" table:formula="of:=1+([.$C$2]-1)*[.C13]^[.$C$2]-[.$C$2]*[.C13]^([.$C$2]-1)" office:value-type="float" office:value="0.8870099004">
            <text:p>0.887009900400000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8">
            <text:p>0.80</text:p>
          </table:table-cell>
          <table:table-cell table:style-name="ce5" table:formula="of:=1+([.$C$2]-1)*[.C14]^[.$C$2]-[.$C$2]*[.C14]^([.$C$2]-1)" office:value-type="float" office:value="0.6778774528">
            <text:p>0.67787745280000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9">
            <text:p>0.90</text:p>
          </table:table-cell>
          <table:table-cell table:style-name="ce5" table:formula="of:=1+([.$C$2]-1)*[.C15]^[.$C$2]-[.$C$2]*[.C15]^([.$C$2]-1)" office:value-type="float" office:value="0.3026431198">
            <text:p>0.302643119800000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.00</text:p>
          </table:table-cell>
          <table:table-cell table:style-name="ce5" table:formula="of:=1+([.$C$2]-1)*[.C16]^[.$C$2]-[.$C$2]*[.C16]^([.$C$2]-1)" office:value-type="float" office:value="0">
            <text:p>0.0000000000000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>
            <draw:frame table:end-cell-address="NEqual11.J39" table:end-x="0.5965in" table:end-y="0.0634in" draw:z-index="0" draw:style-name="gr1" draw:text-style-name="P1" svg:width="8.5323in" svg:height="3.5429in" svg:x="0.0362in" svg:y="0.0764in">
              <draw:object draw:notify-on-update-of-ranges="NEqual11.C6:NEqual11.C16 NEqual11.D5:NEqual11.D5 NEqual11.D6:NEqual11.D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Equal10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4" table:formula="of:=[.B106]" office:value-type="float" office:value="101">
            <text:p>101</text:p>
          </table:table-cell>
          <table:table-cell office:value-type="string">
            <text:p><text:s/>= count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x</text:p>
          </table:table-cell>
          <table:table-cell office:value-type="string">
            <text:p>f(x)=1+(n-1)*x^n-n*x^(n-1)</text:p>
          </table:table-cell>
          <table:table-cell>
            <draw:frame table:end-cell-address="NEqual101.L24" table:end-x="0.1724in" table:end-y="0.174in" draw:z-index="0" draw:style-name="gr1" draw:text-style-name="P1" svg:width="6.2988in" svg:height="3.5429in" svg:x="0.0969in" svg:y="0.0094in">
              <draw:object draw:notify-on-update-of-ranges="NEqual101.C6:NEqual101.C106 NEqual101.D5:NEqual101.D5 NEqual101.D6:NEqual101.D10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.00</text:p>
          </table:table-cell>
          <table:table-cell table:style-name="ce5" table:formula="of:=1+([.$C$2]-1)*[.C6]^[.$C$2]-[.$C$2]*[.C6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table:style-name="ce5" table:formula="of:=1+([.$C$2]-1)*[.C7]^[.$C$2]-[.$C$2]*[.C7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table:style-name="ce5" table:formula="of:=1+([.$C$2]-1)*[.C8]^[.$C$2]-[.$C$2]*[.C8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3">
            <text:p>0.03</text:p>
          </table:table-cell>
          <table:table-cell table:style-name="ce5" table:formula="of:=1+([.$C$2]-1)*[.C9]^[.$C$2]-[.$C$2]*[.C9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table:style-name="ce5" table:formula="of:=1+([.$C$2]-1)*[.C10]^[.$C$2]-[.$C$2]*[.C10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 table:style-name="ce5" table:formula="of:=1+([.$C$2]-1)*[.C11]^[.$C$2]-[.$C$2]*[.C11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table:style-name="ce5" table:formula="of:=1+([.$C$2]-1)*[.C12]^[.$C$2]-[.$C$2]*[.C12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7">
            <text:p>0.07</text:p>
          </table:table-cell>
          <table:table-cell table:style-name="ce5" table:formula="of:=1+([.$C$2]-1)*[.C13]^[.$C$2]-[.$C$2]*[.C13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table:style-name="ce5" table:formula="of:=1+([.$C$2]-1)*[.C14]^[.$C$2]-[.$C$2]*[.C14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9">
            <text:p>0.09</text:p>
          </table:table-cell>
          <table:table-cell table:style-name="ce5" table:formula="of:=1+([.$C$2]-1)*[.C15]^[.$C$2]-[.$C$2]*[.C15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.1">
            <text:p>0.10</text:p>
          </table:table-cell>
          <table:table-cell table:style-name="ce5" table:formula="of:=1+([.$C$2]-1)*[.C16]^[.$C$2]-[.$C$2]*[.C16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11">
            <text:p>0.11</text:p>
          </table:table-cell>
          <table:table-cell table:style-name="ce5" table:formula="of:=1+([.$C$2]-1)*[.C17]^[.$C$2]-[.$C$2]*[.C17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12">
            <text:p>0.12</text:p>
          </table:table-cell>
          <table:table-cell table:style-name="ce5" table:formula="of:=1+([.$C$2]-1)*[.C18]^[.$C$2]-[.$C$2]*[.C18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13">
            <text:p>0.13</text:p>
          </table:table-cell>
          <table:table-cell table:style-name="ce5" table:formula="of:=1+([.$C$2]-1)*[.C19]^[.$C$2]-[.$C$2]*[.C19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14">
            <text:p>0.14</text:p>
          </table:table-cell>
          <table:table-cell table:style-name="ce5" table:formula="of:=1+([.$C$2]-1)*[.C20]^[.$C$2]-[.$C$2]*[.C20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15">
            <text:p>0.15</text:p>
          </table:table-cell>
          <table:table-cell table:style-name="ce5" table:formula="of:=1+([.$C$2]-1)*[.C21]^[.$C$2]-[.$C$2]*[.C21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16">
            <text:p>0.16</text:p>
          </table:table-cell>
          <table:table-cell table:style-name="ce5" table:formula="of:=1+([.$C$2]-1)*[.C22]^[.$C$2]-[.$C$2]*[.C22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17">
            <text:p>0.17</text:p>
          </table:table-cell>
          <table:table-cell table:style-name="ce5" table:formula="of:=1+([.$C$2]-1)*[.C23]^[.$C$2]-[.$C$2]*[.C23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18">
            <text:p>0.18</text:p>
          </table:table-cell>
          <table:table-cell table:style-name="ce5" table:formula="of:=1+([.$C$2]-1)*[.C24]^[.$C$2]-[.$C$2]*[.C24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19">
            <text:p>0.19</text:p>
          </table:table-cell>
          <table:table-cell table:style-name="ce5" table:formula="of:=1+([.$C$2]-1)*[.C25]^[.$C$2]-[.$C$2]*[.C25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2">
            <text:p>0.20</text:p>
          </table:table-cell>
          <table:table-cell table:style-name="ce5" table:formula="of:=1+([.$C$2]-1)*[.C26]^[.$C$2]-[.$C$2]*[.C26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.21">
            <text:p>0.21</text:p>
          </table:table-cell>
          <table:table-cell table:style-name="ce5" table:formula="of:=1+([.$C$2]-1)*[.C27]^[.$C$2]-[.$C$2]*[.C27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.22">
            <text:p>0.22</text:p>
          </table:table-cell>
          <table:table-cell table:style-name="ce5" table:formula="of:=1+([.$C$2]-1)*[.C28]^[.$C$2]-[.$C$2]*[.C28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.23">
            <text:p>0.23</text:p>
          </table:table-cell>
          <table:table-cell table:style-name="ce5" table:formula="of:=1+([.$C$2]-1)*[.C29]^[.$C$2]-[.$C$2]*[.C29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.24">
            <text:p>0.24</text:p>
          </table:table-cell>
          <table:table-cell table:style-name="ce5" table:formula="of:=1+([.$C$2]-1)*[.C30]^[.$C$2]-[.$C$2]*[.C30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0.25">
            <text:p>0.25</text:p>
          </table:table-cell>
          <table:table-cell table:style-name="ce5" table:formula="of:=1+([.$C$2]-1)*[.C31]^[.$C$2]-[.$C$2]*[.C31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0.26">
            <text:p>0.26</text:p>
          </table:table-cell>
          <table:table-cell table:style-name="ce5" table:formula="of:=1+([.$C$2]-1)*[.C32]^[.$C$2]-[.$C$2]*[.C32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0.27">
            <text:p>0.27</text:p>
          </table:table-cell>
          <table:table-cell table:style-name="ce5" table:formula="of:=1+([.$C$2]-1)*[.C33]^[.$C$2]-[.$C$2]*[.C33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0.28">
            <text:p>0.28</text:p>
          </table:table-cell>
          <table:table-cell table:style-name="ce5" table:formula="of:=1+([.$C$2]-1)*[.C34]^[.$C$2]-[.$C$2]*[.C34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29">
            <text:p>0.29</text:p>
          </table:table-cell>
          <table:table-cell table:style-name="ce5" table:formula="of:=1+([.$C$2]-1)*[.C35]^[.$C$2]-[.$C$2]*[.C35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0.3">
            <text:p>0.30</text:p>
          </table:table-cell>
          <table:table-cell table:style-name="ce5" table:formula="of:=1+([.$C$2]-1)*[.C36]^[.$C$2]-[.$C$2]*[.C36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.31">
            <text:p>0.31</text:p>
          </table:table-cell>
          <table:table-cell table:style-name="ce5" table:formula="of:=1+([.$C$2]-1)*[.C37]^[.$C$2]-[.$C$2]*[.C37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0.32">
            <text:p>0.32</text:p>
          </table:table-cell>
          <table:table-cell table:style-name="ce5" table:formula="of:=1+([.$C$2]-1)*[.C38]^[.$C$2]-[.$C$2]*[.C38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0.33">
            <text:p>0.33</text:p>
          </table:table-cell>
          <table:table-cell table:style-name="ce5" table:formula="of:=1+([.$C$2]-1)*[.C39]^[.$C$2]-[.$C$2]*[.C39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0.34">
            <text:p>0.34</text:p>
          </table:table-cell>
          <table:table-cell table:style-name="ce5" table:formula="of:=1+([.$C$2]-1)*[.C40]^[.$C$2]-[.$C$2]*[.C40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0.35">
            <text:p>0.35</text:p>
          </table:table-cell>
          <table:table-cell table:style-name="ce5" table:formula="of:=1+([.$C$2]-1)*[.C41]^[.$C$2]-[.$C$2]*[.C41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0.36">
            <text:p>0.36</text:p>
          </table:table-cell>
          <table:table-cell table:style-name="ce5" table:formula="of:=1+([.$C$2]-1)*[.C42]^[.$C$2]-[.$C$2]*[.C42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0.37">
            <text:p>0.37</text:p>
          </table:table-cell>
          <table:table-cell table:style-name="ce5" table:formula="of:=1+([.$C$2]-1)*[.C43]^[.$C$2]-[.$C$2]*[.C43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0.38">
            <text:p>0.38</text:p>
          </table:table-cell>
          <table:table-cell table:style-name="ce5" table:formula="of:=1+([.$C$2]-1)*[.C44]^[.$C$2]-[.$C$2]*[.C44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39">
            <text:p>0.39</text:p>
          </table:table-cell>
          <table:table-cell table:style-name="ce5" table:formula="of:=1+([.$C$2]-1)*[.C45]^[.$C$2]-[.$C$2]*[.C45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0.4">
            <text:p>0.40</text:p>
          </table:table-cell>
          <table:table-cell table:style-name="ce5" table:formula="of:=1+([.$C$2]-1)*[.C46]^[.$C$2]-[.$C$2]*[.C46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0.41">
            <text:p>0.41</text:p>
          </table:table-cell>
          <table:table-cell table:style-name="ce5" table:formula="of:=1+([.$C$2]-1)*[.C47]^[.$C$2]-[.$C$2]*[.C47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0.42">
            <text:p>0.42</text:p>
          </table:table-cell>
          <table:table-cell table:style-name="ce5" table:formula="of:=1+([.$C$2]-1)*[.C48]^[.$C$2]-[.$C$2]*[.C48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0.43">
            <text:p>0.43</text:p>
          </table:table-cell>
          <table:table-cell table:style-name="ce5" table:formula="of:=1+([.$C$2]-1)*[.C49]^[.$C$2]-[.$C$2]*[.C49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0.44">
            <text:p>0.44</text:p>
          </table:table-cell>
          <table:table-cell table:style-name="ce5" table:formula="of:=1+([.$C$2]-1)*[.C50]^[.$C$2]-[.$C$2]*[.C50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0.45">
            <text:p>0.45</text:p>
          </table:table-cell>
          <table:table-cell table:style-name="ce5" table:formula="of:=1+([.$C$2]-1)*[.C51]^[.$C$2]-[.$C$2]*[.C51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0.46">
            <text:p>0.46</text:p>
          </table:table-cell>
          <table:table-cell table:style-name="ce5" table:formula="of:=1+([.$C$2]-1)*[.C52]^[.$C$2]-[.$C$2]*[.C52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0.47">
            <text:p>0.47</text:p>
          </table:table-cell>
          <table:table-cell table:style-name="ce5" table:formula="of:=1+([.$C$2]-1)*[.C53]^[.$C$2]-[.$C$2]*[.C53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0.48">
            <text:p>0.48</text:p>
          </table:table-cell>
          <table:table-cell table:style-name="ce5" table:formula="of:=1+([.$C$2]-1)*[.C54]^[.$C$2]-[.$C$2]*[.C54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49">
            <text:p>0.49</text:p>
          </table:table-cell>
          <table:table-cell table:style-name="ce5" table:formula="of:=1+([.$C$2]-1)*[.C55]^[.$C$2]-[.$C$2]*[.C55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0.5">
            <text:p>0.50</text:p>
          </table:table-cell>
          <table:table-cell table:style-name="ce5" table:formula="of:=1+([.$C$2]-1)*[.C56]^[.$C$2]-[.$C$2]*[.C56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0.51">
            <text:p>0.51</text:p>
          </table:table-cell>
          <table:table-cell table:style-name="ce5" table:formula="of:=1+([.$C$2]-1)*[.C57]^[.$C$2]-[.$C$2]*[.C57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0.52">
            <text:p>0.52</text:p>
          </table:table-cell>
          <table:table-cell table:style-name="ce5" table:formula="of:=1+([.$C$2]-1)*[.C58]^[.$C$2]-[.$C$2]*[.C58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0.53">
            <text:p>0.53</text:p>
          </table:table-cell>
          <table:table-cell table:style-name="ce5" table:formula="of:=1+([.$C$2]-1)*[.C59]^[.$C$2]-[.$C$2]*[.C59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0.54">
            <text:p>0.54</text:p>
          </table:table-cell>
          <table:table-cell table:style-name="ce5" table:formula="of:=1+([.$C$2]-1)*[.C60]^[.$C$2]-[.$C$2]*[.C60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0.55">
            <text:p>0.55</text:p>
          </table:table-cell>
          <table:table-cell table:style-name="ce5" table:formula="of:=1+([.$C$2]-1)*[.C61]^[.$C$2]-[.$C$2]*[.C61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0.56">
            <text:p>0.56</text:p>
          </table:table-cell>
          <table:table-cell table:style-name="ce5" table:formula="of:=1+([.$C$2]-1)*[.C62]^[.$C$2]-[.$C$2]*[.C62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0.57">
            <text:p>0.57</text:p>
          </table:table-cell>
          <table:table-cell table:style-name="ce5" table:formula="of:=1+([.$C$2]-1)*[.C63]^[.$C$2]-[.$C$2]*[.C63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0.58">
            <text:p>0.58</text:p>
          </table:table-cell>
          <table:table-cell table:style-name="ce5" table:formula="of:=1+([.$C$2]-1)*[.C64]^[.$C$2]-[.$C$2]*[.C64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59">
            <text:p>0.59</text:p>
          </table:table-cell>
          <table:table-cell table:style-name="ce5" table:formula="of:=1+([.$C$2]-1)*[.C65]^[.$C$2]-[.$C$2]*[.C65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0.6">
            <text:p>0.60</text:p>
          </table:table-cell>
          <table:table-cell table:style-name="ce5" table:formula="of:=1+([.$C$2]-1)*[.C66]^[.$C$2]-[.$C$2]*[.C66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0.61">
            <text:p>0.61</text:p>
          </table:table-cell>
          <table:table-cell table:style-name="ce5" table:formula="of:=1+([.$C$2]-1)*[.C67]^[.$C$2]-[.$C$2]*[.C67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0.62">
            <text:p>0.62</text:p>
          </table:table-cell>
          <table:table-cell table:style-name="ce5" table:formula="of:=1+([.$C$2]-1)*[.C68]^[.$C$2]-[.$C$2]*[.C68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63">
            <text:p>0.63</text:p>
          </table:table-cell>
          <table:table-cell table:style-name="ce5" table:formula="of:=1+([.$C$2]-1)*[.C69]^[.$C$2]-[.$C$2]*[.C69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0.64">
            <text:p>0.64</text:p>
          </table:table-cell>
          <table:table-cell table:style-name="ce5" table:formula="of:=1+([.$C$2]-1)*[.C70]^[.$C$2]-[.$C$2]*[.C70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0.65">
            <text:p>0.65</text:p>
          </table:table-cell>
          <table:table-cell table:style-name="ce5" table:formula="of:=1+([.$C$2]-1)*[.C71]^[.$C$2]-[.$C$2]*[.C71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0.66">
            <text:p>0.66</text:p>
          </table:table-cell>
          <table:table-cell table:style-name="ce5" table:formula="of:=1+([.$C$2]-1)*[.C72]^[.$C$2]-[.$C$2]*[.C72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0.67">
            <text:p>0.67</text:p>
          </table:table-cell>
          <table:table-cell table:style-name="ce5" table:formula="of:=1+([.$C$2]-1)*[.C73]^[.$C$2]-[.$C$2]*[.C73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0.68">
            <text:p>0.68</text:p>
          </table:table-cell>
          <table:table-cell table:style-name="ce5" table:formula="of:=1+([.$C$2]-1)*[.C74]^[.$C$2]-[.$C$2]*[.C74]^([.$C$2]-1)" office:value-type="float" office:value="1">
            <text:p>1.0000000000000000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0.69">
            <text:p>0.69</text:p>
          </table:table-cell>
          <table:table-cell table:style-name="ce5" table:formula="of:=1+([.$C$2]-1)*[.C75]^[.$C$2]-[.$C$2]*[.C75]^([.$C$2]-1)" office:value-type="float" office:value="0.999999999999998">
            <text:p>0.9999999999999980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0.7">
            <text:p>0.70</text:p>
          </table:table-cell>
          <table:table-cell table:style-name="ce5" table:formula="of:=1+([.$C$2]-1)*[.C76]^[.$C$2]-[.$C$2]*[.C76]^([.$C$2]-1)" office:value-type="float" office:value="0.99999999999999">
            <text:p>0.9999999999999900</text:p>
          </table:table-cell>
          <table:table-cell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0.71">
            <text:p>0.71</text:p>
          </table:table-cell>
          <table:table-cell table:style-name="ce5" table:formula="of:=1+([.$C$2]-1)*[.C77]^[.$C$2]-[.$C$2]*[.C77]^([.$C$2]-1)" office:value-type="float" office:value="0.99999999999996">
            <text:p>0.9999999999999600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0.72">
            <text:p>0.72</text:p>
          </table:table-cell>
          <table:table-cell table:style-name="ce5" table:formula="of:=1+([.$C$2]-1)*[.C78]^[.$C$2]-[.$C$2]*[.C78]^([.$C$2]-1)" office:value-type="float" office:value="0.999999999999843">
            <text:p>0.9999999999998430</text:p>
          </table:table-cell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0.73">
            <text:p>0.73</text:p>
          </table:table-cell>
          <table:table-cell table:style-name="ce5" table:formula="of:=1+([.$C$2]-1)*[.C79]^[.$C$2]-[.$C$2]*[.C79]^([.$C$2]-1)" office:value-type="float" office:value="0.999999999999398">
            <text:p>0.9999999999993980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0.74">
            <text:p>0.74</text:p>
          </table:table-cell>
          <table:table-cell table:style-name="ce5" table:formula="of:=1+([.$C$2]-1)*[.C80]^[.$C$2]-[.$C$2]*[.C80]^([.$C$2]-1)" office:value-type="float" office:value="0.999999999997738">
            <text:p>0.9999999999977380</text:p>
          </table:table-cell>
          <table:table-cell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0.75">
            <text:p>0.75</text:p>
          </table:table-cell>
          <table:table-cell table:style-name="ce5" table:formula="of:=1+([.$C$2]-1)*[.C81]^[.$C$2]-[.$C$2]*[.C81]^([.$C$2]-1)" office:value-type="float" office:value="0.999999999991661">
            <text:p>0.9999999999916610</text:p>
          </table:table-cell>
          <table:table-cell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0.76">
            <text:p>0.76</text:p>
          </table:table-cell>
          <table:table-cell table:style-name="ce5" table:formula="of:=1+([.$C$2]-1)*[.C82]^[.$C$2]-[.$C$2]*[.C82]^([.$C$2]-1)" office:value-type="float" office:value="0.999999999969849">
            <text:p>0.9999999999698490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0.77">
            <text:p>0.77</text:p>
          </table:table-cell>
          <table:table-cell table:style-name="ce5" table:formula="of:=1+([.$C$2]-1)*[.C83]^[.$C$2]-[.$C$2]*[.C83]^([.$C$2]-1)" office:value-type="float" office:value="0.999999999893025">
            <text:p>0.9999999998930250</text:p>
          </table:table-cell>
          <table:table-cell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0.78">
            <text:p>0.78</text:p>
          </table:table-cell>
          <table:table-cell table:style-name="ce5" table:formula="of:=1+([.$C$2]-1)*[.C84]^[.$C$2]-[.$C$2]*[.C84]^([.$C$2]-1)" office:value-type="float" office:value="0.999999999627447">
            <text:p>0.9999999996274470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0.79">
            <text:p>0.79</text:p>
          </table:table-cell>
          <table:table-cell table:style-name="ce5" table:formula="of:=1+([.$C$2]-1)*[.C85]^[.$C$2]-[.$C$2]*[.C85]^([.$C$2]-1)" office:value-type="float" office:value="0.99999999872611">
            <text:p>0.9999999987261100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0.8">
            <text:p>0.80</text:p>
          </table:table-cell>
          <table:table-cell table:style-name="ce5" table:formula="of:=1+([.$C$2]-1)*[.C86]^[.$C$2]-[.$C$2]*[.C86]^([.$C$2]-1)" office:value-type="float" office:value="0.999999995722225">
            <text:p>0.9999999957222250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0.81">
            <text:p>0.81</text:p>
          </table:table-cell>
          <table:table-cell table:style-name="ce5" table:formula="of:=1+([.$C$2]-1)*[.C87]^[.$C$2]-[.$C$2]*[.C87]^([.$C$2]-1)" office:value-type="float" office:value="0.999999985889842">
            <text:p>0.9999999858898420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0.82">
            <text:p>0.82</text:p>
          </table:table-cell>
          <table:table-cell table:style-name="ce5" table:formula="of:=1+([.$C$2]-1)*[.C88]^[.$C$2]-[.$C$2]*[.C88]^([.$C$2]-1)" office:value-type="float" office:value="0.999999954276566">
            <text:p>0.9999999542765660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0.83">
            <text:p>0.83</text:p>
          </table:table-cell>
          <table:table-cell table:style-name="ce5" table:formula="of:=1+([.$C$2]-1)*[.C89]^[.$C$2]-[.$C$2]*[.C89]^([.$C$2]-1)" office:value-type="float" office:value="0.999999854426695">
            <text:p>0.9999998544266950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0.84">
            <text:p>0.84</text:p>
          </table:table-cell>
          <table:table-cell table:style-name="ce5" table:formula="of:=1+([.$C$2]-1)*[.C90]^[.$C$2]-[.$C$2]*[.C90]^([.$C$2]-1)" office:value-type="float" office:value="0.999999544616252">
            <text:p>0.9999995446162520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0.85">
            <text:p>0.85</text:p>
          </table:table-cell>
          <table:table-cell table:style-name="ce5" table:formula="of:=1+([.$C$2]-1)*[.C91]^[.$C$2]-[.$C$2]*[.C91]^([.$C$2]-1)" office:value-type="float" office:value="0.999998600372219">
            <text:p>0.9999986003722190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0.86">
            <text:p>0.86</text:p>
          </table:table-cell>
          <table:table-cell table:style-name="ce5" table:formula="of:=1+([.$C$2]-1)*[.C92]^[.$C$2]-[.$C$2]*[.C92]^([.$C$2]-1)" office:value-type="float" office:value="0.999995773932948">
            <text:p>0.9999957739329480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.87">
            <text:p>0.87</text:p>
          </table:table-cell>
          <table:table-cell table:style-name="ce5" table:formula="of:=1+([.$C$2]-1)*[.C93]^[.$C$2]-[.$C$2]*[.C93]^([.$C$2]-1)" office:value-type="float" office:value="0.999987467050275">
            <text:p>0.9999874670502750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0.88">
            <text:p>0.88</text:p>
          </table:table-cell>
          <table:table-cell table:style-name="ce5" table:formula="of:=1+([.$C$2]-1)*[.C94]^[.$C$2]-[.$C$2]*[.C94]^([.$C$2]-1)" office:value-type="float" office:value="0.999963506915954">
            <text:p>0.9999635069159540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.89">
            <text:p>0.89</text:p>
          </table:table-cell>
          <table:table-cell table:style-name="ce5" table:formula="of:=1+([.$C$2]-1)*[.C95]^[.$C$2]-[.$C$2]*[.C95]^([.$C$2]-1)" office:value-type="float" office:value="0.99989572458894">
            <text:p>0.9998957245889400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0.9">
            <text:p>0.90</text:p>
          </table:table-cell>
          <table:table-cell table:style-name="ce5" table:formula="of:=1+([.$C$2]-1)*[.C96]^[.$C$2]-[.$C$2]*[.C96]^([.$C$2]-1)" office:value-type="float" office:value="0.999707824612237">
            <text:p>0.9997078246122370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0.91">
            <text:p>0.91</text:p>
          </table:table-cell>
          <table:table-cell table:style-name="ce5" table:formula="of:=1+([.$C$2]-1)*[.C97]^[.$C$2]-[.$C$2]*[.C97]^([.$C$2]-1)" office:value-type="float" office:value="0.999198064882409">
            <text:p>0.9991980648824090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0.92">
            <text:p>0.92</text:p>
          </table:table-cell>
          <table:table-cell table:style-name="ce5" table:formula="of:=1+([.$C$2]-1)*[.C98]^[.$C$2]-[.$C$2]*[.C98]^([.$C$2]-1)" office:value-type="float" office:value="0.997847093128087">
            <text:p>0.9978470931280870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0.93">
            <text:p>0.93</text:p>
          </table:table-cell>
          <table:table-cell table:style-name="ce5" table:formula="of:=1+([.$C$2]-1)*[.C99]^[.$C$2]-[.$C$2]*[.C99]^([.$C$2]-1)" office:value-type="float" office:value="0.994358626652611">
            <text:p>0.9943586266526110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0.94">
            <text:p>0.94</text:p>
          </table:table-cell>
          <table:table-cell table:style-name="ce5" table:formula="of:=1+([.$C$2]-1)*[.C100]^[.$C$2]-[.$C$2]*[.C100]^([.$C$2]-1)" office:value-type="float" office:value="0.985615876606335">
            <text:p>0.9856158766063350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0.95">
            <text:p>0.95</text:p>
          </table:table-cell>
          <table:table-cell table:style-name="ce5" table:formula="of:=1+([.$C$2]-1)*[.C101]^[.$C$2]-[.$C$2]*[.C101]^([.$C$2]-1)" office:value-type="float" office:value="0.964476824677996">
            <text:p>0.9644768246779960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0.96">
            <text:p>0.96</text:p>
          </table:table-cell>
          <table:table-cell table:style-name="ce5" table:formula="of:=1+([.$C$2]-1)*[.C102]^[.$C$2]-[.$C$2]*[.C102]^([.$C$2]-1)" office:value-type="float" office:value="0.915648403205752">
            <text:p>0.9156484032057520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0.97">
            <text:p>0.97</text:p>
          </table:table-cell>
          <table:table-cell table:style-name="ce5" table:formula="of:=1+([.$C$2]-1)*[.C103]^[.$C$2]-[.$C$2]*[.C103]^([.$C$2]-1)" office:value-type="float" office:value="0.809789968298377">
            <text:p>0.8097899682983770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0.98">
            <text:p>0.98</text:p>
          </table:table-cell>
          <table:table-cell table:style-name="ce5" table:formula="of:=1+([.$C$2]-1)*[.C104]^[.$C$2]-[.$C$2]*[.C104]^([.$C$2]-1)" office:value-type="float" office:value="0.602141332315741">
            <text:p>0.6021413323157410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99">
            <text:p>0.99</text:p>
          </table:table-cell>
          <table:table-cell table:style-name="ce5" table:formula="of:=1+([.$C$2]-1)*[.C105]^[.$C$2]-[.$C$2]*[.C105]^([.$C$2]-1)" office:value-type="float" office:value="0.267935317453542">
            <text:p>0.2679353174535420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">
            <text:p>1.00</text:p>
          </table:table-cell>
          <table:table-cell table:style-name="ce5" table:formula="of:=1+([.$C$2]-1)*[.C106]^[.$C$2]-[.$C$2]*[.C106]^([.$C$2]-1)" office:value-type="float" office:value="0">
            <text:p>0.0000000000000000</text:p>
          </table:table-cell>
          <table:table-cell/>
        </table:table-row>
        <table:table-row table:style-name="ro1" table:number-rows-repeated="1048469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16" number:min-integer-digits="1"/>
    </number:number-style>
    <number:number-style style:name="N119">
      <number:number number:decimal-places="5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7">10/07/2021</text:date>, <text:time>10:3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10-05T08:26:11</meta:creation-date>
    <dc:date>2021-10-07T10:31:45.39</dc:date>
    <dc:creator>Mark Lehr</dc:creator>
    <meta:editing-duration>PT1H19M50S</meta:editing-duration>
    <meta:editing-cycles>4</meta:editing-cycles>
    <meta:generator>OpenOffice/4.1.6$Win32 OpenOffice.org_project/416m1$Build-9790</meta:generator>
    <meta:document-statistic meta:table-count="4" meta:cell-count="106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118">
      <number:number number:decimal-places="16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8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96cm" svg:y="0.317cm" chart:style-name="ch2">
          <text:p>Arithemetic Mean vs. Geometric Mean Inequality</text:p>
        </chart:title>
        <chart:legend chart:legend-position="end" svg:x="10.82cm" svg:y="4.188cm" style:legend-expansion="high" chart:style-name="ch3"/>
        <chart:plot-area chart:style-name="ch4" table:cell-range-address="NEqual101.C6:NEqual101.D106 NEqual101.D5:NEqual101.D5" chart:data-source-has-labels="row" svg:x="1.358cm" svg:y="1.635cm" svg:width="8.822cm" svg:height="6.177cm">
          <chartooo:coordinate-region svg:x="4.863cm" svg:y="1.848cm" svg:width="4.985cm" svg:height="5.291cm"/>
          <chart:axis chart:dimension="x" chart:name="primary-x" chart:style-name="ch5">
            <chart:title svg:x="5.064cm" svg:y="7.993cm" chart:style-name="ch6">
              <text:p>0&lt;=X&lt;=1</text:p>
            </chart:title>
            <chart:grid chart:style-name="ch7" chart:class="major"/>
          </chart:axis>
          <chart:axis chart:dimension="y" chart:name="primary-y" chart:style-name="ch8">
            <chart:title svg:x="0.451cm" svg:y="5.402cm" chart:style-name="ch9">
              <text:p>Function</text:p>
            </chart:title>
            <chart:grid chart:style-name="ch7" chart:class="major"/>
          </chart:axis>
          <chart:series chart:style-name="ch10" chart:values-cell-range-address="NEqual101.D6:NEqual101.D106" chart:label-cell-address="NEqual101.D5:NEqual101.D5" chart:class="chart:scatter">
            <chart:domain table:cell-range-address="NEqual101.C6:NEqual101.C106"/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(x)=1+(n-1)*x^n-n*x^(n-1)</text:p>
                <draw:g>
                  <svg:desc>NEqual101.D5:NEqual10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Equal101.C6:NEqual101.C106</svg:desc>
                </draw:g>
              </table:table-cell>
              <table:table-cell office:value-type="float" office:value="1">
                <text:p>1</text:p>
                <draw:g>
                  <svg:desc>NEqual101.D6:NEqual101.D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999999999999998">
                <text:p>0.999999999999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99999999999999">
                <text:p>0.9999999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99999999999996">
                <text:p>0.999999999999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999999999999843">
                <text:p>0.9999999999998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999999999999398">
                <text:p>0.9999999999993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999999999997738">
                <text:p>0.9999999999977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999999999991661">
                <text:p>0.9999999999916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999999999969849">
                <text:p>0.9999999999698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999999999893025">
                <text:p>0.9999999998930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999999999627447">
                <text:p>0.9999999996274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99999999872611">
                <text:p>0.999999998726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999999995722225">
                <text:p>0.999999995722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999999985889842">
                <text:p>0.9999999858898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999999954276566">
                <text:p>0.999999954276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999999854426695">
                <text:p>0.9999998544266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999999544616252">
                <text:p>0.999999544616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999998600372219">
                <text:p>0.999998600372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999995773932948">
                <text:p>0.9999957739329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999987467050275">
                <text:p>0.9999874670502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999963506915954">
                <text:p>0.9999635069159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99989572458894">
                <text:p>0.999895724588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999707824612237">
                <text:p>0.9997078246122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999198064882409">
                <text:p>0.9991980648824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997847093128087">
                <text:p>0.9978470931280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994358626652611">
                <text:p>0.9943586266526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985615876606335">
                <text:p>0.9856158766063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964476824677996">
                <text:p>0.964476824677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915648403205752">
                <text:p>0.9156484032057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809789968298377">
                <text:p>0.8097899682983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602141332315741">
                <text:p>0.6021413323157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267935317453542">
                <text:p>0.267935317453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118">
      <number:number number:decimal-places="16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8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73cm" svg:height="9cm" xlink:href=".." xlink:type="simple" chart:class="chart:scatter" chart:style-name="ch1">
        <chart:title svg:x="6.172cm" svg:y="0.271cm" chart:style-name="ch2">
          <text:p>Arithmetic Mean vs. Geometric Mean Inequality</text:p>
        </chart:title>
        <chart:legend chart:legend-position="end" svg:x="16.493cm" svg:y="4.188cm" style:legend-expansion="high" chart:style-name="ch3"/>
        <chart:plot-area chart:style-name="ch4" table:cell-range-address="NEqual11.C6:NEqual11.D16 NEqual11.D5:NEqual11.D5" chart:data-source-has-labels="row" svg:x="1.471cm" svg:y="1.635cm" svg:width="14.156cm" svg:height="6.177cm">
          <chartooo:coordinate-region svg:x="4.976cm" svg:y="1.848cm" svg:width="10.319cm" svg:height="5.291cm"/>
          <chart:axis chart:dimension="x" chart:name="primary-x" chart:style-name="ch5">
            <chart:title svg:x="7.844cm" svg:y="7.993cm" chart:style-name="ch6">
              <text:p>0&lt;=X&lt;=1</text:p>
            </chart:title>
            <chart:grid chart:style-name="ch7" chart:class="major"/>
          </chart:axis>
          <chart:axis chart:dimension="y" chart:name="primary-y" chart:style-name="ch8">
            <chart:title svg:x="0.451cm" svg:y="4.992cm" chart:style-name="ch9">
              <text:p>f(x)</text:p>
            </chart:title>
            <chart:grid chart:style-name="ch7" chart:class="major"/>
          </chart:axis>
          <chart:series chart:style-name="ch10" chart:values-cell-range-address="NEqual11.D6:NEqual11.D16" chart:label-cell-address="NEqual11.D5:NEqual11.D5" chart:class="chart:scatter">
            <chart:domain table:cell-range-address="NEqual11.C6:NEqual11.C16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(x)=1+(n-1)*x^n-n*x^(n-1)</text:p>
                <draw:g>
                  <svg:desc>NEqual11.D5:NEqual1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Equal11.C6:NEqual11.C16</svg:desc>
                </draw:g>
              </table:table-cell>
              <table:table-cell office:value-type="float" office:value="1">
                <text:p>1</text:p>
                <draw:g>
                  <svg:desc>NEqual11.D6:NEqual1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99999999">
                <text:p>0.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999990784">
                <text:p>0.9999990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999527608">
                <text:p>0.9999527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992659968">
                <text:p>0.9992659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94140625">
                <text:p>0.99414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969766912">
                <text:p>0.969766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8870099004">
                <text:p>0.8870099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6778774528">
                <text:p>0.6778774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3026431198">
                <text:p>0.3026431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119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9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9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1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1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106cm" svg:height="13.574cm" xlink:href=".." xlink:type="simple" chart:class="chart:scatter" chart:style-name="ch1">
        <chart:title svg:x="8.784cm" svg:y="0.407cm" chart:style-name="ch2">
          <text:p>f(x)=1+n*x^(n-1)-(n-1)*x^(n)</text:p>
        </chart:title>
        <chart:subtitle svg:x="10.689cm" svg:y="1.457cm" chart:style-name="ch3">
          <text:p>AM&gt;=GM</text:p>
        </chart:subtitle>
        <chart:legend chart:legend-position="end" svg:x="20.757cm" svg:y="5.427cm" style:legend-expansion="high" chart:style-name="ch4"/>
        <chart:plot-area chart:style-name="ch5" table:cell-range-address="AMGMFunctionOverMultipleN.C10:AMGMFunctionOverMultipleN.H110 AMGMFunctionOverMultipleN.D8:AMGMFunctionOverMultipleN.H8" chart:data-source-has-labels="row" svg:x="1.5cm" svg:y="2.682cm" svg:width="18.333cm" svg:height="9.613cm">
          <chartooo:coordinate-region svg:x="5.005cm" svg:y="2.895cm" svg:width="14.496cm" svg:height="8.727cm"/>
          <chart:axis chart:dimension="x" chart:name="primary-x" chart:style-name="ch6">
            <chart:title svg:x="9.564cm" svg:y="12.567cm" chart:style-name="ch7">
              <text:p>x=GM^(1/(n-1))</text:p>
            </chart:title>
            <chart:grid chart:style-name="ch8" chart:class="major"/>
          </chart:axis>
          <chart:axis chart:dimension="y" chart:name="primary-y" chart:style-name="ch9">
            <chart:title svg:x="0.451cm" svg:y="9.662cm" chart:style-name="ch10">
              <text:p>Monotonically Decreasing f(x)</text:p>
            </chart:title>
            <chart:grid chart:style-name="ch8" chart:class="major"/>
          </chart:axis>
          <chart:series chart:style-name="ch11" chart:values-cell-range-address="AMGMFunctionOverMultipleN.D10:AMGMFunctionOverMultipleN.D110" chart:label-cell-address="AMGMFunctionOverMultipleN.D8:AMGMFunctionOverMultipleN.D8" chart:class="chart:scatter">
            <chart:domain table:cell-range-address="AMGMFunctionOverMultipleN.C10:AMGMFunctionOverMultipleN.C110"/>
            <chart:data-point chart:repeated="101"/>
          </chart:series>
          <chart:series chart:style-name="ch12" chart:values-cell-range-address="AMGMFunctionOverMultipleN.E10:AMGMFunctionOverMultipleN.E110" chart:label-cell-address="AMGMFunctionOverMultipleN.E8:AMGMFunctionOverMultipleN.E8" chart:class="chart:scatter">
            <chart:data-point chart:repeated="101"/>
          </chart:series>
          <chart:series chart:style-name="ch13" chart:values-cell-range-address="AMGMFunctionOverMultipleN.F10:AMGMFunctionOverMultipleN.F110" chart:label-cell-address="AMGMFunctionOverMultipleN.F8:AMGMFunctionOverMultipleN.F8" chart:class="chart:scatter">
            <chart:data-point chart:repeated="101"/>
          </chart:series>
          <chart:series chart:style-name="ch14" chart:values-cell-range-address="AMGMFunctionOverMultipleN.G10:AMGMFunctionOverMultipleN.G110" chart:label-cell-address="AMGMFunctionOverMultipleN.G8:AMGMFunctionOverMultipleN.G8" chart:class="chart:scatter">
            <chart:data-point chart:repeated="101"/>
          </chart:series>
          <chart:series chart:style-name="ch15" chart:values-cell-range-address="AMGMFunctionOverMultipleN.H10:AMGMFunctionOverMultipleN.H110" chart:label-cell-address="AMGMFunctionOverMultipleN.H8:AMGMFunctionOverMultipleN.H8" chart:class="chart:scatter">
            <chart:data-point chart:repeated="1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=2</text:p>
                <draw:g>
                  <svg:desc>AMGMFunctionOverMultipleN.D8:AMGMFunctionOverMultipleN.D8</svg:desc>
                </draw:g>
              </table:table-cell>
              <table:table-cell office:value-type="string">
                <text:p>N=3</text:p>
                <draw:g>
                  <svg:desc>AMGMFunctionOverMultipleN.E8:AMGMFunctionOverMultipleN.E8</svg:desc>
                </draw:g>
              </table:table-cell>
              <table:table-cell office:value-type="string">
                <text:p>N=5</text:p>
                <draw:g>
                  <svg:desc>AMGMFunctionOverMultipleN.F8:AMGMFunctionOverMultipleN.F8</svg:desc>
                </draw:g>
              </table:table-cell>
              <table:table-cell office:value-type="string">
                <text:p>N=10</text:p>
                <draw:g>
                  <svg:desc>AMGMFunctionOverMultipleN.G8:AMGMFunctionOverMultipleN.G8</svg:desc>
                </draw:g>
              </table:table-cell>
              <table:table-cell office:value-type="string">
                <text:p>N=100</text:p>
                <draw:g>
                  <svg:desc>AMGMFunctionOverMultipleN.H8:AMGMFunctionOverMultipleN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MGMFunctionOverMultipleN.C10:AMGMFunctionOverMultipleN.C110</svg:desc>
                </draw:g>
              </table:table-cell>
              <table:table-cell office:value-type="float" office:value="1">
                <text:p>1</text:p>
                <draw:g>
                  <svg:desc>AMGMFunctionOverMultipleN.D10:AMGMFunctionOverMultipleN.D110</svg:desc>
                </draw:g>
              </table:table-cell>
              <table:table-cell office:value-type="float" office:value="1">
                <text:p>1</text:p>
                <draw:g>
                  <svg:desc>AMGMFunctionOverMultipleN.E10:AMGMFunctionOverMultipleN.E110</svg:desc>
                </draw:g>
              </table:table-cell>
              <table:table-cell office:value-type="float" office:value="1">
                <text:p>1</text:p>
                <draw:g>
                  <svg:desc>AMGMFunctionOverMultipleN.F10:AMGMFunctionOverMultipleN.F110</svg:desc>
                </draw:g>
              </table:table-cell>
              <table:table-cell office:value-type="float" office:value="1">
                <text:p>1</text:p>
                <draw:g>
                  <svg:desc>AMGMFunctionOverMultipleN.G10:AMGMFunctionOverMultipleN.G110</svg:desc>
                </draw:g>
              </table:table-cell>
              <table:table-cell office:value-type="float" office:value="1">
                <text:p>1</text:p>
                <draw:g>
                  <svg:desc>AMGMFunctionOverMultipleN.H10:AMGMFunctionOverMultipleN.H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9801">
                <text:p>0.9801</text:p>
              </table:table-cell>
              <table:table-cell office:value-type="float" office:value="0.999702">
                <text:p>0.999702</text:p>
              </table:table-cell>
              <table:table-cell office:value-type="float" office:value="0.9999999504">
                <text:p>0.99999995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9604">
                <text:p>0.9604</text:p>
              </table:table-cell>
              <table:table-cell office:value-type="float" office:value="0.998816">
                <text:p>0.998816</text:p>
              </table:table-cell>
              <table:table-cell office:value-type="float" office:value="0.9999992128">
                <text:p>0.9999992128</text:p>
              </table:table-cell>
              <table:table-cell office:value-type="float" office:value="0.999999999999995">
                <text:p>0.999999999999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9409">
                <text:p>0.9409</text:p>
              </table:table-cell>
              <table:table-cell office:value-type="float" office:value="0.997354">
                <text:p>0.997354</text:p>
              </table:table-cell>
              <table:table-cell office:value-type="float" office:value="0.9999960472">
                <text:p>0.9999960472</text:p>
              </table:table-cell>
              <table:table-cell office:value-type="float" office:value="0.999999999999809">
                <text:p>0.999999999999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9216">
                <text:p>0.9216</text:p>
              </table:table-cell>
              <table:table-cell office:value-type="float" office:value="0.995328">
                <text:p>0.995328</text:p>
              </table:table-cell>
              <table:table-cell office:value-type="float" office:value="0.9999876096">
                <text:p>0.9999876096</text:p>
              </table:table-cell>
              <table:table-cell office:value-type="float" office:value="0.999999999997473">
                <text:p>0.999999999997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9025">
                <text:p>0.9025</text:p>
              </table:table-cell>
              <table:table-cell office:value-type="float" office:value="0.99275">
                <text:p>0.99275</text:p>
              </table:table-cell>
              <table:table-cell office:value-type="float" office:value="0.99997">
                <text:p>0.99997</text:p>
              </table:table-cell>
              <table:table-cell office:value-type="float" office:value="0.999999999981348">
                <text:p>0.999999999981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8836">
                <text:p>0.8836</text:p>
              </table:table-cell>
              <table:table-cell office:value-type="float" office:value="0.989632">
                <text:p>0.989632</text:p>
              </table:table-cell>
              <table:table-cell office:value-type="float" office:value="0.9999383104">
                <text:p>0.9999383104</text:p>
              </table:table-cell>
              <table:table-cell office:value-type="float" office:value="0.999999999904665">
                <text:p>0.999999999904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8649">
                <text:p>0.8649</text:p>
              </table:table-cell>
              <table:table-cell office:value-type="float" office:value="0.985986">
                <text:p>0.985986</text:p>
              </table:table-cell>
              <table:table-cell office:value-type="float" office:value="0.9998866728">
                <text:p>0.9998866728</text:p>
              </table:table-cell>
              <table:table-cell office:value-type="float" office:value="0.999999999621887">
                <text:p>0.999999999621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8464">
                <text:p>0.8464</text:p>
              </table:table-cell>
              <table:table-cell office:value-type="float" office:value="0.981824">
                <text:p>0.981824</text:p>
              </table:table-cell>
              <table:table-cell office:value-type="float" office:value="0.9998083072">
                <text:p>0.9998083072</text:p>
              </table:table-cell>
              <table:table-cell office:value-type="float" office:value="0.999999998754459">
                <text:p>0.999999998754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8281">
                <text:p>0.8281</text:p>
              </table:table-cell>
              <table:table-cell office:value-type="float" office:value="0.977158">
                <text:p>0.977158</text:p>
              </table:table-cell>
              <table:table-cell office:value-type="float" office:value="0.9996955696">
                <text:p>0.9996955696</text:p>
              </table:table-cell>
              <table:table-cell office:value-type="float" office:value="0.999999996439606">
                <text:p>0.999999996439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81">
                <text:p>0.81</text:p>
              </table:table-cell>
              <table:table-cell office:value-type="float" office:value="0.972">
                <text:p>0.972</text:p>
              </table:table-cell>
              <table:table-cell office:value-type="float" office:value="0.99954">
                <text:p>0.99954</text:p>
              </table:table-cell>
              <table:table-cell office:value-type="float" office:value="0.9999999909">
                <text:p>0.9999999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7921">
                <text:p>0.7921</text:p>
              </table:table-cell>
              <table:table-cell office:value-type="float" office:value="0.966362">
                <text:p>0.966362</text:p>
              </table:table-cell>
              <table:table-cell office:value-type="float" office:value="0.9993323704">
                <text:p>0.9993323704</text:p>
              </table:table-cell>
              <table:table-cell office:value-type="float" office:value="0.999999978754891">
                <text:p>0.999999978754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7744">
                <text:p>0.7744</text:p>
              </table:table-cell>
              <table:table-cell office:value-type="float" office:value="0.960256">
                <text:p>0.960256</text:p>
              </table:table-cell>
              <table:table-cell office:value-type="float" office:value="0.9990627328">
                <text:p>0.9990627328</text:p>
              </table:table-cell>
              <table:table-cell office:value-type="float" office:value="0.999999953974759">
                <text:p>0.999999953974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569">
                <text:p>0.7569</text:p>
              </table:table-cell>
              <table:table-cell office:value-type="float" office:value="0.953694">
                <text:p>0.953694</text:p>
              </table:table-cell>
              <table:table-cell office:value-type="float" office:value="0.9987204672">
                <text:p>0.9987204672</text:p>
              </table:table-cell>
              <table:table-cell office:value-type="float" office:value="0.999999906362271">
                <text:p>0.999999906362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396">
                <text:p>0.7396</text:p>
              </table:table-cell>
              <table:table-cell office:value-type="float" office:value="0.946688">
                <text:p>0.946688</text:p>
              </table:table-cell>
              <table:table-cell office:value-type="float" office:value="0.9982943296">
                <text:p>0.9982943296</text:p>
              </table:table-cell>
              <table:table-cell office:value-type="float" office:value="0.999999819422451">
                <text:p>0.999999819422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7225">
                <text:p>0.7225</text:p>
              </table:table-cell>
              <table:table-cell office:value-type="float" office:value="0.93925">
                <text:p>0.93925</text:p>
              </table:table-cell>
              <table:table-cell office:value-type="float" office:value="0.9977725">
                <text:p>0.9977725</text:p>
              </table:table-cell>
              <table:table-cell office:value-type="float" office:value="0.999999667464942">
                <text:p>0.999999667464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7056">
                <text:p>0.7056</text:p>
              </table:table-cell>
              <table:table-cell office:value-type="float" office:value="0.931392">
                <text:p>0.931392</text:p>
              </table:table-cell>
              <table:table-cell office:value-type="float" office:value="0.9971426304">
                <text:p>0.9971426304</text:p>
              </table:table-cell>
              <table:table-cell office:value-type="float" office:value="0.999999411761279">
                <text:p>0.99999941176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6889">
                <text:p>0.6889</text:p>
              </table:table-cell>
              <table:table-cell office:value-type="float" office:value="0.923126">
                <text:p>0.923126</text:p>
              </table:table-cell>
              <table:table-cell office:value-type="float" office:value="0.9963918928">
                <text:p>0.9963918928</text:p>
              </table:table-cell>
              <table:table-cell office:value-type="float" office:value="0.999998995560686">
                <text:p>0.999998995560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6724">
                <text:p>0.6724</text:p>
              </table:table-cell>
              <table:table-cell office:value-type="float" office:value="0.914464">
                <text:p>0.914464</text:p>
              </table:table-cell>
              <table:table-cell office:value-type="float" office:value="0.9955070272">
                <text:p>0.9955070272</text:p>
              </table:table-cell>
              <table:table-cell office:value-type="float" office:value="0.999998337749147">
                <text:p>0.999998337749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6561">
                <text:p>0.6561</text:p>
              </table:table-cell>
              <table:table-cell office:value-type="float" office:value="0.905418">
                <text:p>0.905418</text:p>
              </table:table-cell>
              <table:table-cell office:value-type="float" office:value="0.9944743896">
                <text:p>0.9944743896</text:p>
              </table:table-cell>
              <table:table-cell office:value-type="float" office:value="0.999997324918985">
                <text:p>0.999997324918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64">
                <text:p>0.64</text:p>
              </table:table-cell>
              <table:table-cell office:value-type="float" office:value="0.896">
                <text:p>0.896</text:p>
              </table:table-cell>
              <table:table-cell office:value-type="float" office:value="0.99328">
                <text:p>0.99328</text:p>
              </table:table-cell>
              <table:table-cell office:value-type="float" office:value="0.9999958016">
                <text:p>0.9999958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6241">
                <text:p>0.6241</text:p>
              </table:table-cell>
              <table:table-cell office:value-type="float" office:value="0.886222">
                <text:p>0.886222</text:p>
              </table:table-cell>
              <table:table-cell office:value-type="float" office:value="0.9919095904">
                <text:p>0.9919095904</text:p>
              </table:table-cell>
              <table:table-cell office:value-type="float" office:value="0.999993558388822">
                <text:p>0.999993558388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6084">
                <text:p>0.6084</text:p>
              </table:table-cell>
              <table:table-cell office:value-type="float" office:value="0.876096">
                <text:p>0.876096</text:p>
              </table:table-cell>
              <table:table-cell office:value-type="float" office:value="0.9903486528">
                <text:p>0.9903486528</text:p>
              </table:table-cell>
              <table:table-cell office:value-type="float" office:value="0.999990317700873">
                <text:p>0.999990317700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5929">
                <text:p>0.5929</text:p>
              </table:table-cell>
              <table:table-cell office:value-type="float" office:value="0.865634">
                <text:p>0.865634</text:p>
              </table:table-cell>
              <table:table-cell office:value-type="float" office:value="0.9885824872">
                <text:p>0.9885824872</text:p>
              </table:table-cell>
              <table:table-cell office:value-type="float" office:value="0.999985716859395">
                <text:p>0.999985716859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5776">
                <text:p>0.5776</text:p>
              </table:table-cell>
              <table:table-cell office:value-type="float" office:value="0.854848">
                <text:p>0.854848</text:p>
              </table:table-cell>
              <table:table-cell office:value-type="float" office:value="0.9865962496">
                <text:p>0.9865962496</text:p>
              </table:table-cell>
              <table:table-cell office:value-type="float" office:value="0.999979288228885">
                <text:p>0.999979288228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5625">
                <text:p>0.5625</text:p>
              </table:table-cell>
              <table:table-cell office:value-type="float" office:value="0.84375">
                <text:p>0.84375</text:p>
              </table:table-cell>
              <table:table-cell office:value-type="float" office:value="0.984375">
                <text:p>0.984375</text:p>
              </table:table-cell>
              <table:table-cell office:value-type="float" office:value="0.999970436096191">
                <text:p>0.999970436096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5476">
                <text:p>0.5476</text:p>
              </table:table-cell>
              <table:table-cell office:value-type="float" office:value="0.832352">
                <text:p>0.832352</text:p>
              </table:table-cell>
              <table:table-cell office:value-type="float" office:value="0.9819037504">
                <text:p>0.9819037504</text:p>
              </table:table-cell>
              <table:table-cell office:value-type="float" office:value="0.999958410001819">
                <text:p>0.999958410001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5329">
                <text:p>0.5329</text:p>
              </table:table-cell>
              <table:table-cell office:value-type="float" office:value="0.820666">
                <text:p>0.820666</text:p>
              </table:table-cell>
              <table:table-cell office:value-type="float" office:value="0.9791675128">
                <text:p>0.9791675128</text:p>
              </table:table-cell>
              <table:table-cell office:value-type="float" office:value="0.999942274227039">
                <text:p>0.999942274227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5184">
                <text:p>0.5184</text:p>
              </table:table-cell>
              <table:table-cell office:value-type="float" office:value="0.808704">
                <text:p>0.808704</text:p>
              </table:table-cell>
              <table:table-cell office:value-type="float" office:value="0.9761513472">
                <text:p>0.9761513472</text:p>
              </table:table-cell>
              <table:table-cell office:value-type="float" office:value="0.999920873149469">
                <text:p>0.999920873149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5041">
                <text:p>0.5041</text:p>
              </table:table-cell>
              <table:table-cell office:value-type="float" office:value="0.796478">
                <text:p>0.796478</text:p>
              </table:table-cell>
              <table:table-cell office:value-type="float" office:value="0.9728404096">
                <text:p>0.9728404096</text:p>
              </table:table-cell>
              <table:table-cell office:value-type="float" office:value="0.999892792191238">
                <text:p>0.999892792191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49">
                <text:p>0.49</text:p>
              </table:table-cell>
              <table:table-cell office:value-type="float" office:value="0.784">
                <text:p>0.784</text:p>
              </table:table-cell>
              <table:table-cell office:value-type="float" office:value="0.96922">
                <text:p>0.96922</text:p>
              </table:table-cell>
              <table:table-cell office:value-type="float" office:value="0.9998563141">
                <text:p>0.9998563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4761">
                <text:p>0.4761</text:p>
              </table:table-cell>
              <table:table-cell office:value-type="float" office:value="0.771282">
                <text:p>0.771282</text:p>
              </table:table-cell>
              <table:table-cell office:value-type="float" office:value="0.9652756104">
                <text:p>0.9652756104</text:p>
              </table:table-cell>
              <table:table-cell office:value-type="float" office:value="0.999809370324222">
                <text:p>0.999809370324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4624">
                <text:p>0.4624</text:p>
              </table:table-cell>
              <table:table-cell office:value-type="float" office:value="0.758336">
                <text:p>0.758336</text:p>
              </table:table-cell>
              <table:table-cell office:value-type="float" office:value="0.9609929728">
                <text:p>0.9609929728</text:p>
              </table:table-cell>
              <table:table-cell office:value-type="float" office:value="0.999749487270727">
                <text:p>0.999749487270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4489">
                <text:p>0.4489</text:p>
              </table:table-cell>
              <table:table-cell office:value-type="float" office:value="0.745174">
                <text:p>0.745174</text:p>
              </table:table-cell>
              <table:table-cell office:value-type="float" office:value="0.9563581072">
                <text:p>0.9563581072</text:p>
              </table:table-cell>
              <table:table-cell office:value-type="float" office:value="0.999673727264654">
                <text:p>0.999673727264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4356">
                <text:p>0.4356</text:p>
              </table:table-cell>
              <table:table-cell office:value-type="float" office:value="0.731808">
                <text:p>0.731808</text:p>
              </table:table-cell>
              <table:table-cell office:value-type="float" office:value="0.9513573696">
                <text:p>0.9513573696</text:p>
              </table:table-cell>
              <table:table-cell office:value-type="float" office:value="0.999578624070201">
                <text:p>0.999578624070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4225">
                <text:p>0.4225</text:p>
              </table:table-cell>
              <table:table-cell office:value-type="float" office:value="0.71825">
                <text:p>0.71825</text:p>
              </table:table-cell>
              <table:table-cell office:value-type="float" office:value="0.9459775">
                <text:p>0.9459775</text:p>
              </table:table-cell>
              <table:table-cell office:value-type="float" office:value="0.999460112875098">
                <text:p>0.999460112875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4096">
                <text:p>0.4096</text:p>
              </table:table-cell>
              <table:table-cell office:value-type="float" office:value="0.704512">
                <text:p>0.704512</text:p>
              </table:table-cell>
              <table:table-cell office:value-type="float" office:value="0.9402056704">
                <text:p>0.9402056704</text:p>
              </table:table-cell>
              <table:table-cell office:value-type="float" office:value="0.999313454692921">
                <text:p>0.999313454692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3969">
                <text:p>0.3969</text:p>
              </table:table-cell>
              <table:table-cell office:value-type="float" office:value="0.690606">
                <text:p>0.690606</text:p>
              </table:table-cell>
              <table:table-cell office:value-type="float" office:value="0.9340295328">
                <text:p>0.9340295328</text:p>
              </table:table-cell>
              <table:table-cell office:value-type="float" office:value="0.999133155195567">
                <text:p>0.999133155195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3844">
                <text:p>0.3844</text:p>
              </table:table-cell>
              <table:table-cell office:value-type="float" office:value="0.676544">
                <text:p>0.676544</text:p>
              </table:table-cell>
              <table:table-cell office:value-type="float" office:value="0.9274372672">
                <text:p>0.9274372672</text:p>
              </table:table-cell>
              <table:table-cell office:value-type="float" office:value="0.998912878053691">
                <text:p>0.998912878053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3721">
                <text:p>0.3721</text:p>
              </table:table-cell>
              <table:table-cell office:value-type="float" office:value="0.662338">
                <text:p>0.662338</text:p>
              </table:table-cell>
              <table:table-cell office:value-type="float" office:value="0.9204176296">
                <text:p>0.9204176296</text:p>
              </table:table-cell>
              <table:table-cell office:value-type="float" office:value="0.99864535293608">
                <text:p>0.99864535293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36">
                <text:p>0.36</text:p>
              </table:table-cell>
              <table:table-cell office:value-type="float" office:value="0.648">
                <text:p>0.648</text:p>
              </table:table-cell>
              <table:table-cell office:value-type="float" office:value="0.91296">
                <text:p>0.91296</text:p>
              </table:table-cell>
              <table:table-cell office:value-type="float" office:value="0.9983222784">
                <text:p>0.9983222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3481">
                <text:p>0.3481</text:p>
              </table:table-cell>
              <table:table-cell office:value-type="float" office:value="0.633542">
                <text:p>0.633542</text:p>
              </table:table-cell>
              <table:table-cell office:value-type="float" office:value="0.9050544304">
                <text:p>0.9050544304</text:p>
              </table:table-cell>
              <table:table-cell office:value-type="float" office:value="0.997934219993974">
                <text:p>0.997934219993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3364">
                <text:p>0.3364</text:p>
              </table:table-cell>
              <table:table-cell office:value-type="float" office:value="0.618976">
                <text:p>0.618976</text:p>
              </table:table-cell>
              <table:table-cell office:value-type="float" office:value="0.8966916928">
                <text:p>0.8966916928</text:p>
              </table:table-cell>
              <table:table-cell office:value-type="float" office:value="0.997470503992456">
                <text:p>0.997470503992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3249">
                <text:p>0.3249</text:p>
              </table:table-cell>
              <table:table-cell office:value-type="float" office:value="0.604314">
                <text:p>0.604314</text:p>
              </table:table-cell>
              <table:table-cell office:value-type="float" office:value="0.8878633272">
                <text:p>0.8878633272</text:p>
              </table:table-cell>
              <table:table-cell office:value-type="float" office:value="0.996919107288827">
                <text:p>0.996919107288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3136">
                <text:p>0.3136</text:p>
              </table:table-cell>
              <table:table-cell office:value-type="float" office:value="0.589568">
                <text:p>0.589568</text:p>
              </table:table-cell>
              <table:table-cell office:value-type="float" office:value="0.8785616896">
                <text:p>0.8785616896</text:p>
              </table:table-cell>
              <table:table-cell office:value-type="float" office:value="0.996266544089363">
                <text:p>0.996266544089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3025">
                <text:p>0.3025</text:p>
              </table:table-cell>
              <table:table-cell office:value-type="float" office:value="0.57475">
                <text:p>0.57475</text:p>
              </table:table-cell>
              <table:table-cell office:value-type="float" office:value="0.86878">
                <text:p>0.86878</text:p>
              </table:table-cell>
              <table:table-cell office:value-type="float" office:value="0.99549775017666">
                <text:p>0.99549775017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916">
                <text:p>0.2916</text:p>
              </table:table-cell>
              <table:table-cell office:value-type="float" office:value="0.559872">
                <text:p>0.559872</text:p>
              </table:table-cell>
              <table:table-cell office:value-type="float" office:value="0.8585123904">
                <text:p>0.8585123904</text:p>
              </table:table-cell>
              <table:table-cell office:value-type="float" office:value="0.994595965646759">
                <text:p>0.994595965646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2809">
                <text:p>0.2809</text:p>
              </table:table-cell>
              <table:table-cell office:value-type="float" office:value="0.544946">
                <text:p>0.544946</text:p>
              </table:table-cell>
              <table:table-cell office:value-type="float" office:value="0.8477539528">
                <text:p>0.8477539528</text:p>
              </table:table-cell>
              <table:table-cell office:value-type="float" office:value="0.993542617170197">
                <text:p>0.993542617170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2704">
                <text:p>0.2704</text:p>
              </table:table-cell>
              <table:table-cell office:value-type="float" office:value="0.529984">
                <text:p>0.529984</text:p>
              </table:table-cell>
              <table:table-cell office:value-type="float" office:value="0.8365007872">
                <text:p>0.8365007872</text:p>
              </table:table-cell>
              <table:table-cell office:value-type="float" office:value="0.992317200983822">
                <text:p>0.992317200983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2601">
                <text:p>0.2601</text:p>
              </table:table-cell>
              <table:table-cell office:value-type="float" office:value="0.514998">
                <text:p>0.514998</text:p>
              </table:table-cell>
              <table:table-cell office:value-type="float" office:value="0.8247500496">
                <text:p>0.8247500496</text:p>
              </table:table-cell>
              <table:table-cell office:value-type="float" office:value="0.990897167987681">
                <text:p>0.990897167987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8125">
                <text:p>0.8125</text:p>
              </table:table-cell>
              <table:table-cell office:value-type="float" office:value="0.9892578125">
                <text:p>0.989257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2401">
                <text:p>0.2401</text:p>
              </table:table-cell>
              <table:table-cell office:value-type="float" office:value="0.485002">
                <text:p>0.485002</text:p>
              </table:table-cell>
              <table:table-cell office:value-type="float" office:value="0.7997500504">
                <text:p>0.7997500504</text:p>
              </table:table-cell>
              <table:table-cell office:value-type="float" office:value="0.987372166413581">
                <text:p>0.987372166413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2304">
                <text:p>0.2304</text:p>
              </table:table-cell>
              <table:table-cell office:value-type="float" office:value="0.470016">
                <text:p>0.470016</text:p>
              </table:table-cell>
              <table:table-cell office:value-type="float" office:value="0.7865008128">
                <text:p>0.7865008128</text:p>
              </table:table-cell>
              <table:table-cell office:value-type="float" office:value="0.985210900699058">
                <text:p>0.985210900699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2209">
                <text:p>0.2209</text:p>
              </table:table-cell>
              <table:table-cell office:value-type="float" office:value="0.455053999999999">
                <text:p>0.455053999999999</text:p>
              </table:table-cell>
              <table:table-cell office:value-type="float" office:value="0.7727541472">
                <text:p>0.7727541472</text:p>
              </table:table-cell>
              <table:table-cell office:value-type="float" office:value="0.982742236414875">
                <text:p>0.982742236414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2116">
                <text:p>0.2116</text:p>
              </table:table-cell>
              <table:table-cell office:value-type="float" office:value="0.440128">
                <text:p>0.440128</text:p>
              </table:table-cell>
              <table:table-cell office:value-type="float" office:value="0.7585132096">
                <text:p>0.7585132096</text:p>
              </table:table-cell>
              <table:table-cell office:value-type="float" office:value="0.979931867610709">
                <text:p>0.979931867610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2025">
                <text:p>0.2025</text:p>
              </table:table-cell>
              <table:table-cell office:value-type="float" office:value="0.42525">
                <text:p>0.42525</text:p>
              </table:table-cell>
              <table:table-cell office:value-type="float" office:value="0.7437825">
                <text:p>0.7437825</text:p>
              </table:table-cell>
              <table:table-cell office:value-type="float" office:value="0.976742898750879">
                <text:p>0.976742898750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1936">
                <text:p>0.1936</text:p>
              </table:table-cell>
              <table:table-cell office:value-type="float" office:value="0.410431999999999">
                <text:p>0.410431999999999</text:p>
              </table:table-cell>
              <table:table-cell office:value-type="float" office:value="0.7285679104">
                <text:p>0.7285679104</text:p>
              </table:table-cell>
              <table:table-cell office:value-type="float" office:value="0.973135799537201">
                <text:p>0.973135799537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1849">
                <text:p>0.1849</text:p>
              </table:table-cell>
              <table:table-cell office:value-type="float" office:value="0.395686">
                <text:p>0.395686</text:p>
              </table:table-cell>
              <table:table-cell office:value-type="float" office:value="0.7128767728">
                <text:p>0.7128767728</text:p>
              </table:table-cell>
              <table:table-cell office:value-type="float" office:value="0.96906838027728">
                <text:p>0.96906838027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1764">
                <text:p>0.1764</text:p>
              </table:table-cell>
              <table:table-cell office:value-type="float" office:value="0.381023999999999">
                <text:p>0.381023999999999</text:p>
              </table:table-cell>
              <table:table-cell office:value-type="float" office:value="0.696717907199999">
                <text:p>0.696717907199999</text:p>
              </table:table-cell>
              <table:table-cell office:value-type="float" office:value="0.964495791224497">
                <text:p>0.964495791224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1681">
                <text:p>0.1681</text:p>
              </table:table-cell>
              <table:table-cell office:value-type="float" office:value="0.366457999999999">
                <text:p>0.366457999999999</text:p>
              </table:table-cell>
              <table:table-cell office:value-type="float" office:value="0.680101669599999">
                <text:p>0.680101669599999</text:p>
              </table:table-cell>
              <table:table-cell office:value-type="float" office:value="0.959370549610508">
                <text:p>0.959370549610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16">
                <text:p>0.16</text:p>
              </table:table-cell>
              <table:table-cell office:value-type="float" office:value="0.351999999999999">
                <text:p>0.351999999999999</text:p>
              </table:table-cell>
              <table:table-cell office:value-type="float" office:value="0.663039999999999">
                <text:p>0.663039999999999</text:p>
              </table:table-cell>
              <table:table-cell office:value-type="float" office:value="0.9536425984">
                <text:p>0.9536425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1521">
                <text:p>0.1521</text:p>
              </table:table-cell>
              <table:table-cell office:value-type="float" office:value="0.337661999999999">
                <text:p>0.337661999999999</text:p>
              </table:table-cell>
              <table:table-cell office:value-type="float" office:value="0.6455464704">
                <text:p>0.6455464704</text:p>
              </table:table-cell>
              <table:table-cell office:value-type="float" office:value="0.947259401121318">
                <text:p>0.947259401121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1444">
                <text:p>0.1444</text:p>
              </table:table-cell>
              <table:table-cell office:value-type="float" office:value="0.323455999999999">
                <text:p>0.323455999999999</text:p>
              </table:table-cell>
              <table:table-cell office:value-type="float" office:value="0.627636332799999">
                <text:p>0.627636332799999</text:p>
              </table:table-cell>
              <table:table-cell office:value-type="float" office:value="0.940166077465515">
                <text:p>0.940166077465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1369">
                <text:p>0.1369</text:p>
              </table:table-cell>
              <table:table-cell office:value-type="float" office:value="0.309393999999999">
                <text:p>0.309393999999999</text:p>
              </table:table-cell>
              <table:table-cell office:value-type="float" office:value="0.609326567199999">
                <text:p>0.609326567199999</text:p>
              </table:table-cell>
              <table:table-cell office:value-type="float" office:value="0.932305584700823">
                <text:p>0.932305584700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1296">
                <text:p>0.1296</text:p>
              </table:table-cell>
              <table:table-cell office:value-type="float" office:value="0.295487999999999">
                <text:p>0.295487999999999</text:p>
              </table:table-cell>
              <table:table-cell office:value-type="float" office:value="0.590635929599999">
                <text:p>0.590635929599999</text:p>
              </table:table-cell>
              <table:table-cell office:value-type="float" office:value="0.923618950319796">
                <text:p>0.923618950319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1225">
                <text:p>0.1225</text:p>
              </table:table-cell>
              <table:table-cell office:value-type="float" office:value="0.281749999999999">
                <text:p>0.281749999999999</text:p>
              </table:table-cell>
              <table:table-cell office:value-type="float" office:value="0.571584999999999">
                <text:p>0.571584999999999</text:p>
              </table:table-cell>
              <table:table-cell office:value-type="float" office:value="0.914045561722753">
                <text:p>0.914045561722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1156">
                <text:p>0.1156</text:p>
              </table:table-cell>
              <table:table-cell office:value-type="float" office:value="0.268191999999999">
                <text:p>0.268191999999999</text:p>
              </table:table-cell>
              <table:table-cell office:value-type="float" office:value="0.552196230399999">
                <text:p>0.552196230399999</text:p>
              </table:table-cell>
              <table:table-cell office:value-type="float" office:value="0.903523519143972">
                <text:p>0.90352351914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1089">
                <text:p>0.1089</text:p>
              </table:table-cell>
              <table:table-cell office:value-type="float" office:value="0.254826">
                <text:p>0.254826</text:p>
              </table:table-cell>
              <table:table-cell office:value-type="float" office:value="0.532493992799999">
                <text:p>0.532493992799999</text:p>
              </table:table-cell>
              <table:table-cell office:value-type="float" office:value="0.891990058446709">
                <text:p>0.891990058446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1024">
                <text:p>0.1024</text:p>
              </table:table-cell>
              <table:table-cell office:value-type="float" office:value="0.241663999999999">
                <text:p>0.241663999999999</text:p>
              </table:table-cell>
              <table:table-cell office:value-type="float" office:value="0.512504627199999">
                <text:p>0.512504627199999</text:p>
              </table:table-cell>
              <table:table-cell office:value-type="float" office:value="0.879382050849853">
                <text:p>0.879382050849853</text:p>
              </table:table-cell>
              <table:table-cell office:value-type="float" office:value="0.999999999999999">
                <text:p>0.99999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960999999999999">
                <text:p>0.0960999999999999</text:p>
              </table:table-cell>
              <table:table-cell office:value-type="float" office:value="0.228718">
                <text:p>0.228718</text:p>
              </table:table-cell>
              <table:table-cell office:value-type="float" office:value="0.492256489599999">
                <text:p>0.492256489599999</text:p>
              </table:table-cell>
              <table:table-cell office:value-type="float" office:value="0.865636587103166">
                <text:p>0.865636587103166</text:p>
              </table:table-cell>
              <table:table-cell office:value-type="float" office:value="0.999999999999996">
                <text:p>0.9999999999999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899999999999999">
                <text:p>0.0899999999999999</text:p>
              </table:table-cell>
              <table:table-cell office:value-type="float" office:value="0.216">
                <text:p>0.216</text:p>
              </table:table-cell>
              <table:table-cell office:value-type="float" office:value="0.471779999999999">
                <text:p>0.471779999999999</text:p>
              </table:table-cell>
              <table:table-cell office:value-type="float" office:value="0.850691654099999">
                <text:p>0.850691654099999</text:p>
              </table:table-cell>
              <table:table-cell office:value-type="float" office:value="0.999999999999986">
                <text:p>0.999999999999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840999999999998">
                <text:p>0.0840999999999998</text:p>
              </table:table-cell>
              <table:table-cell office:value-type="float" office:value="0.203522">
                <text:p>0.203522</text:p>
              </table:table-cell>
              <table:table-cell office:value-type="float" office:value="0.451107690399999">
                <text:p>0.451107690399999</text:p>
              </table:table-cell>
              <table:table-cell office:value-type="float" office:value="0.834486912406399">
                <text:p>0.834486912406399</text:p>
              </table:table-cell>
              <table:table-cell office:value-type="float" office:value="0.999999999999944">
                <text:p>0.9999999999999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783999999999998">
                <text:p>0.0783999999999998</text:p>
              </table:table-cell>
              <table:table-cell office:value-type="float" office:value="0.191295999999999">
                <text:p>0.191295999999999</text:p>
              </table:table-cell>
              <table:table-cell office:value-type="float" office:value="0.430274252799999">
                <text:p>0.430274252799999</text:p>
              </table:table-cell>
              <table:table-cell office:value-type="float" office:value="0.816964583693913">
                <text:p>0.816964583693913</text:p>
              </table:table-cell>
              <table:table-cell office:value-type="float" office:value="0.999999999999784">
                <text:p>0.9999999999997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728999999999997">
                <text:p>0.0728999999999997</text:p>
              </table:table-cell>
              <table:table-cell office:value-type="float" office:value="0.179333999999999">
                <text:p>0.179333999999999</text:p>
              </table:table-cell>
              <table:table-cell office:value-type="float" office:value="0.409316587199999">
                <text:p>0.409316587199999</text:p>
              </table:table-cell>
              <table:table-cell office:value-type="float" office:value="0.79807045759064">
                <text:p>0.79807045759064</text:p>
              </table:table-cell>
              <table:table-cell office:value-type="float" office:value="0.999999999999184">
                <text:p>0.999999999999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675999999999997">
                <text:p>0.0675999999999997</text:p>
              </table:table-cell>
              <table:table-cell office:value-type="float" office:value="0.167647999999999">
                <text:p>0.167647999999999</text:p>
              </table:table-cell>
              <table:table-cell office:value-type="float" office:value="0.388273849599999">
                <text:p>0.388273849599999</text:p>
              </table:table-cell>
              <table:table-cell office:value-type="float" office:value="0.777755028011234">
                <text:p>0.777755028011234</text:p>
              </table:table-cell>
              <table:table-cell office:value-type="float" office:value="0.999999999996972">
                <text:p>0.9999999999969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624999999999998">
                <text:p>0.0624999999999998</text:p>
              </table:table-cell>
              <table:table-cell office:value-type="float" office:value="0.156249999999999">
                <text:p>0.156249999999999</text:p>
              </table:table-cell>
              <table:table-cell office:value-type="float" office:value="0.367187499999999">
                <text:p>0.367187499999999</text:p>
              </table:table-cell>
              <table:table-cell office:value-type="float" office:value="0.755974769592284">
                <text:p>0.755974769592284</text:p>
              </table:table-cell>
              <table:table-cell office:value-type="float" office:value="0.999999999988989">
                <text:p>0.9999999999889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575999999999999">
                <text:p>0.0575999999999999</text:p>
              </table:table-cell>
              <table:table-cell office:value-type="float" office:value="0.145152">
                <text:p>0.145152</text:p>
              </table:table-cell>
              <table:table-cell office:value-type="float" office:value="0.346101350399999">
                <text:p>0.346101350399999</text:p>
              </table:table-cell>
              <table:table-cell office:value-type="float" office:value="0.732693565444812">
                <text:p>0.732693565444812</text:p>
              </table:table-cell>
              <table:table-cell office:value-type="float" office:value="0.999999999960709">
                <text:p>0.9999999999607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528999999999997">
                <text:p>0.0528999999999997</text:p>
              </table:table-cell>
              <table:table-cell office:value-type="float" office:value="0.134365999999999">
                <text:p>0.134365999999999</text:p>
              </table:table-cell>
              <table:table-cell office:value-type="float" office:value="0.325061612799999">
                <text:p>0.325061612799999</text:p>
              </table:table-cell>
              <table:table-cell office:value-type="float" office:value="0.707884298041043">
                <text:p>0.707884298041043</text:p>
              </table:table-cell>
              <table:table-cell office:value-type="float" office:value="0.999999999862403">
                <text:p>0.9999999998624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483999999999998">
                <text:p>0.0483999999999998</text:p>
              </table:table-cell>
              <table:table-cell office:value-type="float" office:value="0.123904">
                <text:p>0.123904</text:p>
              </table:table-cell>
              <table:table-cell office:value-type="float" office:value="0.304116947199999">
                <text:p>0.304116947199999</text:p>
              </table:table-cell>
              <table:table-cell office:value-type="float" office:value="0.68153061567841">
                <text:p>0.68153061567841</text:p>
              </table:table-cell>
              <table:table-cell office:value-type="float" office:value="0.999999999526937">
                <text:p>0.9999999995269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0440999999999998">
                <text:p>0.0440999999999998</text:p>
              </table:table-cell>
              <table:table-cell office:value-type="float" office:value="0.113778">
                <text:p>0.113778</text:p>
              </table:table-cell>
              <table:table-cell office:value-type="float" office:value="0.283318509599999">
                <text:p>0.283318509599999</text:p>
              </table:table-cell>
              <table:table-cell office:value-type="float" office:value="0.653628887610232">
                <text:p>0.653628887610232</text:p>
              </table:table-cell>
              <table:table-cell office:value-type="float" office:value="0.999999998402874">
                <text:p>0.999999998402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399999999999998">
                <text:p>0.0399999999999998</text:p>
              </table:table-cell>
              <table:table-cell office:value-type="float" office:value="0.103999999999999">
                <text:p>0.103999999999999</text:p>
              </table:table-cell>
              <table:table-cell office:value-type="float" office:value="0.262719999999999">
                <text:p>0.262719999999999</text:p>
              </table:table-cell>
              <table:table-cell office:value-type="float" office:value="0.624190361599999">
                <text:p>0.624190361599999</text:p>
              </table:table-cell>
              <table:table-cell office:value-type="float" office:value="0.999999994703706">
                <text:p>0.9999999947037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0360999999999998">
                <text:p>0.0360999999999998</text:p>
              </table:table-cell>
              <table:table-cell office:value-type="float" office:value="0.0945819999999995">
                <text:p>0.0945819999999995</text:p>
              </table:table-cell>
              <table:table-cell office:value-type="float" office:value="0.2423777104">
                <text:p>0.2423777104</text:p>
              </table:table-cell>
              <table:table-cell office:value-type="float" office:value="0.593243538345131">
                <text:p>0.593243538345131</text:p>
              </table:table-cell>
              <table:table-cell office:value-type="float" office:value="0.999999982745541">
                <text:p>0.9999999827455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323999999999998">
                <text:p>0.0323999999999998</text:p>
              </table:table-cell>
              <table:table-cell office:value-type="float" office:value="0.0855359999999994">
                <text:p>0.0855359999999994</text:p>
              </table:table-cell>
              <table:table-cell office:value-type="float" office:value="0.222350572799999">
                <text:p>0.222350572799999</text:p>
              </table:table-cell>
              <table:table-cell office:value-type="float" office:value="0.560836777926563">
                <text:p>0.560836777926563</text:p>
              </table:table-cell>
              <table:table-cell office:value-type="float" office:value="0.99999994476797">
                <text:p>0.99999994476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288999999999997">
                <text:p>0.0288999999999997</text:p>
              </table:table-cell>
              <table:table-cell office:value-type="float" office:value="0.0768739999999992">
                <text:p>0.0768739999999992</text:p>
              </table:table-cell>
              <table:table-cell office:value-type="float" office:value="0.202700207199999">
                <text:p>0.202700207199999</text:p>
              </table:table-cell>
              <table:table-cell office:value-type="float" office:value="0.527041154173121">
                <text:p>0.527041154173121</text:p>
              </table:table-cell>
              <table:table-cell office:value-type="float" office:value="0.999999826266932">
                <text:p>0.9999998262669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255999999999998">
                <text:p>0.0255999999999998</text:p>
              </table:table-cell>
              <table:table-cell office:value-type="float" office:value="0.0686079999999998">
                <text:p>0.0686079999999998</text:p>
              </table:table-cell>
              <table:table-cell office:value-type="float" office:value="0.183490969599999">
                <text:p>0.183490969599999</text:p>
              </table:table-cell>
              <table:table-cell office:value-type="float" office:value="0.49195357358453">
                <text:p>0.49195357358453</text:p>
              </table:table-cell>
              <table:table-cell office:value-type="float" office:value="0.999999462978829">
                <text:p>0.999999462978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0225">
                <text:p>0.0225</text:p>
              </table:table-cell>
              <table:table-cell office:value-type="float" office:value="0.0607499999999996">
                <text:p>0.0607499999999996</text:p>
              </table:table-cell>
              <table:table-cell office:value-type="float" office:value="0.164789999999999">
                <text:p>0.164789999999999</text:p>
              </table:table-cell>
              <table:table-cell office:value-type="float" office:value="0.455700176234471">
                <text:p>0.455700176234471</text:p>
              </table:table-cell>
              <table:table-cell office:value-type="float" office:value="0.999998368816152">
                <text:p>0.9999983688161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0195999999999998">
                <text:p>0.0195999999999998</text:p>
              </table:table-cell>
              <table:table-cell office:value-type="float" office:value="0.053312">
                <text:p>0.053312</text:p>
              </table:table-cell>
              <table:table-cell office:value-type="float" office:value="0.146667270399999">
                <text:p>0.146667270399999</text:p>
              </table:table-cell>
              <table:table-cell office:value-type="float" office:value="0.418440036875638">
                <text:p>0.418440036875638</text:p>
              </table:table-cell>
              <table:table-cell office:value-type="float" office:value="0.999995131832838">
                <text:p>0.9999951318328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168999999999997">
                <text:p>0.0168999999999997</text:p>
              </table:table-cell>
              <table:table-cell office:value-type="float" office:value="0.046306">
                <text:p>0.046306</text:p>
              </table:table-cell>
              <table:table-cell office:value-type="float" office:value="0.129195632799999">
                <text:p>0.129195632799999</text:p>
              </table:table-cell>
              <table:table-cell office:value-type="float" office:value="0.380369185292624">
                <text:p>0.380369185292624</text:p>
              </table:table-cell>
              <table:table-cell office:value-type="float" office:value="0.999985728077776">
                <text:p>0.9999857280777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143999999999997">
                <text:p>0.0143999999999997</text:p>
              </table:table-cell>
              <table:table-cell office:value-type="float" office:value="0.0397439999999993">
                <text:p>0.0397439999999993</text:p>
              </table:table-cell>
              <table:table-cell office:value-type="float" office:value="0.112450867199999">
                <text:p>0.112450867199999</text:p>
              </table:table-cell>
              <table:table-cell office:value-type="float" office:value="0.341724965795956">
                <text:p>0.341724965795956</text:p>
              </table:table-cell>
              <table:table-cell office:value-type="float" office:value="0.9999589133809">
                <text:p>0.99995891338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0120999999999998">
                <text:p>0.0120999999999998</text:p>
              </table:table-cell>
              <table:table-cell office:value-type="float" office:value="0.0336379999999998">
                <text:p>0.0336379999999998</text:p>
              </table:table-cell>
              <table:table-cell office:value-type="float" office:value="0.0965117295999991">
                <text:p>0.0965117295999991</text:p>
              </table:table-cell>
              <table:table-cell office:value-type="float" office:value="0.302790756622103">
                <text:p>0.302790756622103</text:p>
              </table:table-cell>
              <table:table-cell office:value-type="float" office:value="0.999883910614465">
                <text:p>0.9998839106144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00999999999999979">
                <text:p>0.00999999999999979</text:p>
              </table:table-cell>
              <table:table-cell office:value-type="float" office:value="0.0279999999999996">
                <text:p>0.0279999999999996</text:p>
              </table:table-cell>
              <table:table-cell office:value-type="float" office:value="0.081459999999999">
                <text:p>0.081459999999999</text:p>
              </table:table-cell>
              <table:table-cell office:value-type="float" office:value="0.263901070899998">
                <text:p>0.263901070899998</text:p>
              </table:table-cell>
              <table:table-cell office:value-type="float" office:value="0.999678311946806">
                <text:p>0.9996783119468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00809999999999977">
                <text:p>0.00809999999999977</text:p>
              </table:table-cell>
              <table:table-cell office:value-type="float" office:value="0.0228419999999994">
                <text:p>0.0228419999999994</text:p>
              </table:table-cell>
              <table:table-cell office:value-type="float" office:value="0.067380530399999">
                <text:p>0.067380530399999</text:p>
              </table:table-cell>
              <table:table-cell office:value-type="float" office:value="0.225447061765081">
                <text:p>0.225447061765081</text:p>
              </table:table-cell>
              <table:table-cell office:value-type="float" office:value="0.99912668384447">
                <text:p>0.999126683844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639999999999974">
                <text:p>0.00639999999999974</text:p>
              </table:table-cell>
              <table:table-cell office:value-type="float" office:value="0.018176">
                <text:p>0.018176</text:p>
              </table:table-cell>
              <table:table-cell office:value-type="float" office:value="0.054361292799999">
                <text:p>0.054361292799999</text:p>
              </table:table-cell>
              <table:table-cell office:value-type="float" office:value="0.18788245514712">
                <text:p>0.18788245514712</text:p>
              </table:table-cell>
              <table:table-cell office:value-type="float" office:value="0.997680684867456">
                <text:p>0.9976806848674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0048999999999999">
                <text:p>0.0048999999999999</text:p>
              </table:table-cell>
              <table:table-cell office:value-type="float" office:value="0.014014">
                <text:p>0.014014</text:p>
              </table:table-cell>
              <table:table-cell office:value-type="float" office:value="0.0424934271999988">
                <text:p>0.0424934271999988</text:p>
              </table:table-cell>
              <table:table-cell office:value-type="float" office:value="0.151729934728762">
                <text:p>0.151729934728762</text:p>
              </table:table-cell>
              <table:table-cell office:value-type="float" office:value="0.993987084590753">
                <text:p>0.9939870845907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00360000000000005">
                <text:p>0.00360000000000005</text:p>
              </table:table-cell>
              <table:table-cell office:value-type="float" office:value="0.0103680000000002">
                <text:p>0.0103680000000002</text:p>
              </table:table-cell>
              <table:table-cell office:value-type="float" office:value="0.0318712895999993">
                <text:p>0.0318712895999993</text:p>
              </table:table-cell>
              <table:table-cell office:value-type="float" office:value="0.117588004567929">
                <text:p>0.117588004567929</text:p>
              </table:table-cell>
              <table:table-cell office:value-type="float" office:value="0.984828903289963">
                <text:p>0.9848289032899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00249999999999995">
                <text:p>0.00249999999999995</text:p>
              </table:table-cell>
              <table:table-cell office:value-type="float" office:value="0.00724999999999953">
                <text:p>0.00724999999999953</text:p>
              </table:table-cell>
              <table:table-cell office:value-type="float" office:value="0.0225924999999991">
                <text:p>0.0225924999999991</text:p>
              </table:table-cell>
              <table:table-cell office:value-type="float" office:value="0.0861383558993145">
                <text:p>0.0861383558993145</text:p>
              </table:table-cell>
              <table:table-cell office:value-type="float" office:value="0.962918790672643">
                <text:p>0.9629187906726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00159999999999982">
                <text:p>0.00159999999999982</text:p>
              </table:table-cell>
              <table:table-cell office:value-type="float" office:value="0.00467199999999979">
                <text:p>0.00467199999999979</text:p>
              </table:table-cell>
              <table:table-cell office:value-type="float" office:value="0.0147579903999997">
                <text:p>0.0147579903999997</text:p>
              </table:table-cell>
              <table:table-cell office:value-type="float" office:value="0.0581537656787052">
                <text:p>0.0581537656787052</text:p>
              </table:table-cell>
              <table:table-cell office:value-type="float" office:value="0.912836683312605">
                <text:p>0.9128366833126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000900000000000123">
                <text:p>0.000900000000000123</text:p>
              </table:table-cell>
              <table:table-cell office:value-type="float" office:value="0.00264599999999993">
                <text:p>0.00264599999999993</text:p>
              </table:table-cell>
              <table:table-cell office:value-type="float" office:value="0.00847205279999841">
                <text:p>0.00847205279999841</text:p>
              </table:table-cell>
              <table:table-cell office:value-type="float" office:value="0.0345065555086999">
                <text:p>0.0345065555086999</text:p>
              </table:table-cell>
              <table:table-cell office:value-type="float" office:value="0.805377879934155">
                <text:p>0.805377879934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000399999999999956">
                <text:p>0.000399999999999956</text:p>
              </table:table-cell>
              <table:table-cell office:value-type="float" office:value="0.00118399999999985">
                <text:p>0.00118399999999985</text:p>
              </table:table-cell>
              <table:table-cell office:value-type="float" office:value="0.00384238720000063">
                <text:p>0.00384238720000063</text:p>
              </table:table-cell>
              <table:table-cell office:value-type="float" office:value="0.016177640686422">
                <text:p>0.016177640686422</text:p>
              </table:table-cell>
              <table:table-cell office:value-type="float" office:value="0.596728289217976">
                <text:p>0.5967282892179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000099999999999989">
                <text:p>0.000099999999999989</text:p>
              </table:table-cell>
              <table:table-cell office:value-type="float" office:value="0.000297999999999909">
                <text:p>0.000297999999999909</text:p>
              </table:table-cell>
              <table:table-cell office:value-type="float" office:value="0.000980149600000146">
                <text:p>0.000980149600000146</text:p>
              </table:table-cell>
              <table:table-cell office:value-type="float" office:value="0.00426620024282975">
                <text:p>0.00426620024282975</text:p>
              </table:table-cell>
              <table:table-cell office:value-type="float" office:value="0.26423802107702">
                <text:p>0.264238021077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